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8.49pt"/>
    </style:style>
    <style:style style:name="co4" style:family="table-column">
      <style:table-column-properties fo:break-before="auto" style:column-width="50.54pt"/>
    </style:style>
    <style:style style:name="co5" style:family="table-column">
      <style:table-column-properties fo:break-before="auto" style:column-width="97.09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96.29pt"/>
    </style:style>
    <style:style style:name="co8" style:family="table-column">
      <style:table-column-properties fo:break-before="auto" style:column-width="82.66pt"/>
    </style:style>
    <style:style style:name="co9" style:family="table-column">
      <style:table-column-properties fo:break-before="auto" style:column-width="86.66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1.49pt"/>
    </style:style>
    <style:style style:name="co12" style:family="table-column">
      <style:table-column-properties fo:break-before="auto" style:column-width="99.5pt"/>
    </style:style>
    <style:style style:name="co13" style:family="table-column">
      <style:table-column-properties fo:break-before="auto" style:column-width="73.81pt"/>
    </style:style>
    <style:style style:name="co14" style:family="table-column">
      <style:table-column-properties fo:break-before="auto" style:column-width="76.2pt"/>
    </style:style>
    <style:style style:name="co15" style:family="table-column">
      <style:table-column-properties fo:break-before="auto" style:column-width="78.66pt"/>
    </style:style>
    <style:style style:name="co16" style:family="table-column">
      <style:table-column-properties fo:break-before="auto" style:column-width="83.45pt"/>
    </style:style>
    <style:style style:name="co17" style:family="table-column">
      <style:table-column-properties fo:break-before="auto" style:column-width="105.11pt"/>
    </style:style>
    <style:style style:name="co18" style:family="table-column">
      <style:table-column-properties fo:break-before="auto" style:column-width="69pt"/>
    </style:style>
    <style:style style:name="co19" style:family="table-column">
      <style:table-column-properties fo:break-before="auto" style:column-width="72.99pt"/>
    </style:style>
    <style:style style:name="co20" style:family="table-column">
      <style:table-column-properties fo:break-before="auto" style:column-width="77.84pt"/>
    </style:style>
    <style:style style:name="co21" style:family="table-column">
      <style:table-column-properties fo:break-before="auto" style:column-width="81.84pt"/>
    </style:style>
    <style:style style:name="co22" style:family="table-column">
      <style:table-column-properties fo:break-before="auto" style:column-width="74.61pt"/>
    </style:style>
    <style:style style:name="co23" style:family="table-column">
      <style:table-column-properties fo:break-before="auto" style:column-width="100.29pt"/>
    </style:style>
    <style:style style:name="co24" style:family="table-column">
      <style:table-column-properties fo:break-before="auto" style:column-width="58.56pt"/>
    </style:style>
    <style:style style:name="co25" style:family="table-column">
      <style:table-column-properties fo:break-before="auto" style:column-width="41.75pt"/>
    </style:style>
    <style:style style:name="co26" style:family="table-column">
      <style:table-column-properties fo:break-before="auto" style:column-width="34.5pt"/>
    </style:style>
    <style:style style:name="co27" style:family="table-column">
      <style:table-column-properties fo:break-before="auto" style:column-width="103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 style:data-style-name="N121">
      <style:text-properties fo:font-weight="bold" style:font-weight-asian="bold" style:font-weight-complex="bold"/>
    </style:style>
    <style:style style:name="ce7" style:family="table-cell" style:parent-style-name="Default" style:data-style-name="N123"/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Bask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6" table:default-cell-style-name="ce2"/>
        <table:table-column table:style-name="co1" table:number-columns-repeated="2" table:default-cell-style-name="ce2"/>
        <table:table-column table:style-name="co18" table:default-cell-style-name="ce2"/>
        <table:table-column table:style-name="co1" table:default-cell-style-name="ce2"/>
        <table:table-column table:style-name="co19" table:default-cell-style-name="ce2"/>
        <table:table-column table:style-name="co20" table:default-cell-style-name="ce2"/>
        <table:table-column table:style-name="co13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1" table:default-cell-style-name="ce2"/>
        <table:table-column table:style-name="co16" table:default-cell-style-name="ce2"/>
        <table:table-column table:style-name="co18" table:default-cell-style-name="ce2"/>
        <table:table-column table:style-name="co23" table:default-cell-style-name="ce2"/>
        <table:table-column table:style-name="co10" table:number-columns-repeated="8" table:default-cell-style-name="ce2"/>
        <table:table-column table:style-name="co10" table:number-columns-repeated="982" table:default-cell-style-name="Default"/>
        <table:table-row table:style-name="ro1">
          <table:table-cell table:style-name="ce1" office:value-type="string" calcext:value-type="string">
            <text:p>Manu. Costs</text:p>
          </table:table-cell>
          <table:table-cell table:style-name="ce1" office:value-type="string" calcext:value-type="string">
            <text:p>Climate</text:p>
          </table:table-cell>
          <table:table-cell table:style-name="ce1" office:value-type="string" calcext:value-type="string">
            <text:p>Hexes</text:p>
          </table:table-cell>
          <table:table-cell table:style-name="ce1" office:value-type="string" calcext:value-type="string">
            <text:p>Arability</text:p>
          </table:table-cell>
          <table:table-cell table:style-name="ce1" office:value-type="string" calcext:value-type="string">
            <text:p>Barley(lb/acre)</text:p>
          </table:table-cell>
          <table:table-cell table:style-name="ce1" office:value-type="string" calcext:value-type="string">
            <text:p>Sweet Potatoes (lb/acre)</text:p>
          </table:table-cell>
          <table:table-cell table:style-name="ce1" office:value-type="string" calcext:value-type="string">
            <text:p>Wheat (lb/acre)</text:p>
          </table:table-cell>
          <table:table-cell table:style-name="ce1" office:value-type="string" calcext:value-type="string">
            <text:p>Jingla (lb/acre)</text:p>
          </table:table-cell>
          <table:table-cell table:style-name="ce1" office:value-type="string" calcext:value-type="string">
            <text:p>Chipak (lb/acre)</text:p>
          </table:table-cell>
          <table:table-cell table:style-name="ce1" table:number-columns-repeated="2"/>
          <table:table-cell table:style-name="ce1" office:value-type="string" calcext:value-type="string">
            <text:p>Grain (Kiloton/hx)</text:p>
          </table:table-cell>
          <table:table-cell table:style-name="ce1" office:value-type="string" calcext:value-type="string">
            <text:p>Grain Output (KT/hx)</text:p>
          </table:table-cell>
          <table:table-cell table:style-name="ce1" office:value-type="string" calcext:value-type="string">
            <text:p>Grain Seed(KT/hx)</text:p>
          </table:table-cell>
          <table:table-cell table:style-name="ce1" office:value-type="string" calcext:value-type="string">
            <text:p>Flour (KT/hx)</text:p>
          </table:table-cell>
          <table:table-cell table:style-name="ce1" office:value-type="string" calcext:value-type="string">
            <text:p>Bread (KT/hx)</text:p>
          </table:table-cell>
          <table:table-cell table:style-name="ce1" office:value-type="string" calcext:value-type="string">
            <text:p>Pop. (men/hx)</text:p>
          </table:table-cell>
          <table:table-cell table:style-name="ce1" office:value-type="string" calcext:value-type="string">
            <text:p>Wrkfc (men/hx)</text:p>
          </table:table-cell>
          <table:table-cell table:style-name="ce1" office:value-type="string" calcext:value-type="string">
            <text:p>Dairy Jound (ea/hx)</text:p>
          </table:table-cell>
          <table:table-cell table:style-name="ce1" office:value-type="string" calcext:value-type="string">
            <text:p>Cheese (KT/hx)</text:p>
          </table:table-cell>
          <table:table-cell table:style-name="ce4" office:value-type="string" calcext:value-type="string">
            <text:p>Zhou (ea/hx)</text:p>
          </table:table-cell>
          <table:table-cell table:style-name="ce1" office:value-type="string" calcext:value-type="string">
            <text:p>Meat (KT/hx)</text:p>
          </table:table-cell>
          <table:table-cell table:style-name="ce1" office:value-type="string" calcext:value-type="string">
            <text:p>Flou (ea/hx)</text:p>
          </table:table-cell>
          <table:table-cell table:style-name="ce1" office:value-type="string" calcext:value-type="string">
            <text:p>Meat (KT/hx)</text:p>
          </table:table-cell>
          <table:table-cell table:style-name="ce1" office:value-type="string" calcext:value-type="string">
            <text:p>Eggs (KT/hx)</text:p>
          </table:table-cell>
          <table:table-cell table:style-name="ce1" office:value-type="string" calcext:value-type="string">
            <text:p>Jingla (KT/hx)</text:p>
          </table:table-cell>
          <table:table-cell table:style-name="ce1" office:value-type="string" calcext:value-type="string">
            <text:p>Cider (KT/hx)</text:p>
          </table:table-cell>
          <table:table-cell table:style-name="ce1" office:value-type="string" calcext:value-type="string">
            <text:p>Sauce (KT/hx)</text:p>
          </table:table-cell>
          <table:table-cell table:style-name="ce1" office:value-type="string" calcext:value-type="string">
            <text:p>Chipak (KT/hx)</text:p>
          </table:table-cell>
          <table:table-cell table:style-name="ce1" office:value-type="string" calcext:value-type="string">
            <text:p>Lumber (Kbf)</text:p>
          </table:table-cell>
          <table:table-cell table:style-name="ce1" office:value-type="string" calcext:value-type="string">
            <text:p>Timber (Kbf)</text:p>
          </table:table-cell>
          <table:table-cell table:style-name="ce1" office:value-type="string" calcext:value-type="string">
            <text:p>Carpentry (Kbf)</text:p>
          </table:table-cell>
          <table:table-cell table:style-name="ce1" office:value-type="string" calcext:value-type="string">
            <text:p>Bricks (K#)</text:p>
          </table:table-cell>
          <table:table-cell table:style-name="ce1" office:value-type="string" calcext:value-type="string">
            <text:p>Mason (K#)</text:p>
          </table:table-cell>
          <table:table-cell table:style-name="ce1" table:number-columns-repeated="990"/>
        </table:table-row>
        <table:table-row table:style-name="ro1">
          <table:table-cell office:value-type="string" calcext:value-type="string">
            <text:p>Eskinoko</text:p>
          </table:table-cell>
          <table:table-cell office:value-type="string" calcext:value-type="string">
            <text:p>Taiga</text:p>
          </table:table-cell>
          <table:table-cell/>
          <table:table-cell table:formula="of:=IF([.B2]=&quot;Taiga&quot;;0.43;IF([.B2]=&quot;Mts&quot;;0.21;IF([.B2]=&quot;Temp&quot;;0.64;IF([.B2]=&quot;Steppe&quot;;0.57;IF([.B2]=&quot;Jungle&quot;;0.43;IF([.B2]=&quot;Sav&quot;;0.57;IF([.B2]=&quot;Medi&quot;;0.43;0)))))))" office:value-type="float" office:value="0.43" calcext:value-type="float">
            <text:p>0.43</text:p>
          </table:table-cell>
          <table:table-cell table:formula="of:=IF([.B2]=&quot;Taiga&quot;;528;IF([.B2]=&quot;Mts&quot;;855.27;IF([.B2]=&quot;Temp&quot;;565.94;IF([.B2]=&quot;Steppe&quot;;551.72;IF([.B2]=&quot;Jungle&quot;;575.43;IF([.B2]=&quot;Sav&quot;;599.15;IF([.B2]=&quot;Medi&quot;;564.36;0)))))))" office:value-type="float" office:value="528" calcext:value-type="float">
            <text:p>528.00</text:p>
          </table:table-cell>
          <table:table-cell table:formula="of:=IF([.B2]=&quot;Taiga&quot;;2608.19;IF([.B2]=&quot;Mts&quot;;2100;IF([.B2]=&quot;Temp&quot;;2976.19;IF([.B2]=&quot;Steppe&quot;;2450.48;IF([.B2]=&quot;Jungle&quot;;2135.05;IF([.B2]=&quot;Sav&quot;;2310.29;IF([.B2]=&quot;Medi&quot;;2485.52;0)))))))" office:value-type="float" office:value="2608.19" calcext:value-type="float">
            <text:p>2,608.19</text:p>
          </table:table-cell>
          <table:table-cell table:formula="of:=IF([.B2]=&quot;Taiga&quot;;500.54;IF([.B2]=&quot;Mts&quot;;360;IF([.B2]=&quot;Temp&quot;;570.81;IF([.B2]=&quot;Steppe&quot;;441.95;IF([.B2]=&quot;Jungle&quot;;486.49;IF([.B2]=&quot;Sav&quot;;518.92;IF([.B2]=&quot;Medi&quot;;640;0)))))))" office:value-type="float" office:value="500.54" calcext:value-type="float">
            <text:p>500.54</text:p>
          </table:table-cell>
          <table:table-cell table:formula="of:=IF([.B2]=&quot;Taiga&quot;;2003.09;IF([.B2]=&quot;Mts&quot;;1612.8;IF([.B2]=&quot;Temp&quot;;2285.71;IF([.B2]=&quot;Steppe&quot;;1881.97;IF([.B2]=&quot;Jungle&quot;;1639.72;IF([.B2]=&quot;Sav&quot;;1774.3;IF([.B2]=&quot;Medi&quot;;1908.88;0)))))))" office:value-type="float" office:value="2003.09" calcext:value-type="float">
            <text:p>2003.09</text:p>
          </table:table-cell>
          <table:table-cell table:formula="of:=IF([.B2]=&quot;Taiga&quot;;260.82;IF([.B2]=&quot;Mts&quot;;210;IF([.B2]=&quot;Temp&quot;;297.62;IF([.B2]=&quot;Steppe&quot;;245.05;IF([.B2]=&quot;Jungle&quot;;213.5;IF([.B2]=&quot;Sav&quot;;231.03;IF([.B2]=&quot;Medi&quot;;248.55;0)))))))" office:value-type="float" office:value="260.82" calcext:value-type="float">
            <text:p>260.82</text:p>
          </table:table-cell>
          <table:table-cell table:number-columns-repeated="2"/>
          <table:table-cell table:formula="of:=[.D2]*AVERAGE([.E2:.G2])*640*1393.66125/(2000*1000)" office:value-type="float" office:value="232.46922255108" calcext:value-type="float">
            <text:p>232.47</text:p>
          </table:table-cell>
          <table:table-cell table:formula="of:=[.L2]*AVERAGE([.E$27:.G$27])" office:value-type="float" office:value="184.093484334498" calcext:value-type="float">
            <text:p>184.09</text:p>
          </table:table-cell>
          <table:table-cell table:formula="of:=[.M2]*AVERAGE([.E$30:.G$30])" office:value-type="float" office:value="48.8790780916994" calcext:value-type="float">
            <text:p>48.88</text:p>
          </table:table-cell>
          <table:table-cell table:formula="of:=([.M2]-[.N2])*7/12" office:value-type="float" office:value="78.8750703082993" calcext:value-type="float">
            <text:p>78.88</text:p>
          </table:table-cell>
          <table:table-cell table:formula="of:=[.O2]*0.8" office:value-type="float" office:value="63.1000562466394" calcext:value-type="float">
            <text:p>63.10</text:p>
          </table:table-cell>
          <table:table-cell table:formula="of:=[.P2]*2000/1.5" office:value-type="float" office:value="84133.4083288525" calcext:value-type="float">
            <text:p>84,133.41</text:p>
          </table:table-cell>
          <table:table-cell table:formula="of:=[.Q2]-([.D2]*640*1393.66125/30)-([.O2]/0.54)-([.O2]*2000/100)" office:value-type="float" office:value="69625.3227776712" calcext:value-type="float">
            <text:p>69,625.32</text:p>
          </table:table-cell>
          <table:table-cell table:formula="of:=6*[.G2]*640*1393.66125/(18*365)" office:value-type="float" office:value="407719.8624" calcext:value-type="float">
            <text:p>407,719.86</text:p>
          </table:table-cell>
          <table:table-cell table:formula="of:=[.S2]*365/1000" office:value-type="float" office:value="148817.749776" calcext:value-type="float">
            <text:p>148,817.75</text:p>
          </table:table-cell>
          <table:table-cell table:formula="of:=[.G2]*640*1393.66125/(18*100)" office:value-type="float" office:value="248029.58296" calcext:value-type="float">
            <text:p>248,029.58</text:p>
          </table:table-cell>
          <table:table-cell table:formula="of:=[.U2]*24*238/(2*25*2000*1000*[.V$27])" office:value-type="float" office:value="7.0837248893376" calcext:value-type="float">
            <text:p>7.08</text:p>
          </table:table-cell>
          <table:table-cell table:formula="of:=[.G2]*640*1393.66125/520" office:value-type="float" office:value="858563.941015385" calcext:value-type="float">
            <text:p>858,563.94</text:p>
          </table:table-cell>
          <table:table-cell table:formula="of:=[.W2]*40*0.7*52/([.X$27]*6*1000*2000)" office:value-type="float" office:value="52.0862124216" calcext:value-type="float">
            <text:p>52.09</text:p>
          </table:table-cell>
          <table:table-cell table:formula="of:=[.W2]*120*2/(16*1000*2000)" office:value-type="float" office:value="6.43922955761539" calcext:value-type="float">
            <text:p>6.44</text:p>
          </table:table-cell>
          <table:table-cell table:formula="of:=[.D2]*[.H2]*640*1393.66125/(2000*1000)" office:value-type="float" office:value="384.12813846492" calcext:value-type="float">
            <text:p>384.13</text:p>
          </table:table-cell>
          <table:table-cell table:formula="of:=[.Z2]*3.25*8.34/(48)" office:value-type="float" office:value="216.912358189409" calcext:value-type="float">
            <text:p>216.91</text:p>
          </table:table-cell>
          <table:table-cell table:formula="of:=[.Z2]*25*8.34/(4*48)" office:value-type="float" office:value="417.139150364249" calcext:value-type="float">
            <text:p>417.14</text:p>
          </table:table-cell>
          <table:table-cell table:formula="of:=[.D2]*[.I2]*640*1393.66125/(2000*1000)" office:value-type="float" office:value="50.01687446616" calcext:value-type="float">
            <text:p>50.02</text:p>
          </table:table-cell>
          <table:table-cell table:formula="of:=[.Q2]*400*365/1000" office:value-type="float" office:value="12283477.6160125" calcext:value-type="float">
            <text:p>12,283,477.62</text:p>
          </table:table-cell>
          <table:table-cell table:formula="of:=200*[.Q2]*365/(2.5*1000)" office:value-type="float" office:value="2456695.52320249" calcext:value-type="float">
            <text:p>2,456,695.52</text:p>
          </table:table-cell>
          <table:table-cell table:formula="of:=200*[.Q2]*365*12.5/(2.5*1000*30)" office:value-type="float" office:value="1023623.13466771" calcext:value-type="float">
            <text:p>1,023,623.13</text:p>
          </table:table-cell>
          <table:table-cell table:formula="of:=125*[.Q2]*365/1000" office:value-type="float" office:value="3838586.7550039" calcext:value-type="float">
            <text:p>3,838,586.76</text:p>
          </table:table-cell>
          <table:table-cell table:formula="of:=[.AG2]*1000*365/(3)" office:value-type="float" office:value="467028055192.141" calcext:value-type="float">
            <text:p>467,028,055,192.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Oko</text:p>
          </table:table-cell>
          <table:table-cell office:value-type="string" calcext:value-type="string">
            <text:p>Mts</text:p>
          </table:table-cell>
          <table:table-cell/>
          <table:table-cell table:formula="of:=IF([.B3]=&quot;Taiga&quot;;0.43;IF([.B3]=&quot;Mts&quot;;0.21;IF([.B3]=&quot;Temp&quot;;0.64;IF([.B3]=&quot;Steppe&quot;;0.57;IF([.B3]=&quot;Jungle&quot;;0.43;IF([.B3]=&quot;Sav&quot;;0.57;IF([.B3]=&quot;Medi&quot;;0.43;0)))))))" office:value-type="float" office:value="0.21" calcext:value-type="float">
            <text:p>0.21</text:p>
          </table:table-cell>
          <table:table-cell table:formula="of:=IF([.B3]=&quot;Taiga&quot;;528;IF([.B3]=&quot;Mts&quot;;855.27;IF([.B3]=&quot;Temp&quot;;565.94;IF([.B3]=&quot;Steppe&quot;;551.72;IF([.B3]=&quot;Jungle&quot;;575.43;IF([.B3]=&quot;Sav&quot;;599.15;IF([.B3]=&quot;Medi&quot;;564.36;0)))))))" office:value-type="float" office:value="855.27" calcext:value-type="float">
            <text:p>855.27</text:p>
          </table:table-cell>
          <table:table-cell table:formula="of:=IF([.B3]=&quot;Taiga&quot;;2608.19;IF([.B3]=&quot;Mts&quot;;2100;IF([.B3]=&quot;Temp&quot;;2976.19;IF([.B3]=&quot;Steppe&quot;;2450.48;IF([.B3]=&quot;Jungle&quot;;2135.05;IF([.B3]=&quot;Sav&quot;;2310.29;IF([.B3]=&quot;Medi&quot;;2485.52;0)))))))" office:value-type="float" office:value="2100" calcext:value-type="float">
            <text:p>2,100.00</text:p>
          </table:table-cell>
          <table:table-cell table:formula="of:=IF([.B3]=&quot;Taiga&quot;;500.54;IF([.B3]=&quot;Mts&quot;;360;IF([.B3]=&quot;Temp&quot;;570.81;IF([.B3]=&quot;Steppe&quot;;441.95;IF([.B3]=&quot;Jungle&quot;;486.49;IF([.B3]=&quot;Sav&quot;;518.92;IF([.B3]=&quot;Medi&quot;;640;0)))))))" office:value-type="float" office:value="360" calcext:value-type="float">
            <text:p>360.00</text:p>
          </table:table-cell>
          <table:table-cell table:formula="of:=IF([.B3]=&quot;Taiga&quot;;2003.09;IF([.B3]=&quot;Mts&quot;;1612.8;IF([.B3]=&quot;Temp&quot;;2285.71;IF([.B3]=&quot;Steppe&quot;;1881.97;IF([.B3]=&quot;Jungle&quot;;1639.72;IF([.B3]=&quot;Sav&quot;;1774.3;IF([.B3]=&quot;Medi&quot;;1908.88;0)))))))" office:value-type="float" office:value="1612.8" calcext:value-type="float">
            <text:p>1612.8</text:p>
          </table:table-cell>
          <table:table-cell table:formula="of:=IF([.B3]=&quot;Taiga&quot;;260.82;IF([.B3]=&quot;Mts&quot;;210;IF([.B3]=&quot;Temp&quot;;297.62;IF([.B3]=&quot;Steppe&quot;;245.05;IF([.B3]=&quot;Jungle&quot;;213.5;IF([.B3]=&quot;Sav&quot;;231.03;IF([.B3]=&quot;Medi&quot;;248.55;0)))))))" office:value-type="float" office:value="210" calcext:value-type="float">
            <text:p>210.00</text:p>
          </table:table-cell>
          <table:table-cell table:number-columns-repeated="2"/>
          <table:table-cell table:formula="of:=[.D3]*AVERAGE([.E3:.G3])*640*1393.66125/(2000*1000)" office:value-type="float" office:value="103.49613864324" calcext:value-type="float">
            <text:p>103.50</text:p>
          </table:table-cell>
          <table:table-cell table:formula="of:=[.L3]*AVERAGE([.E$27:.G$27])" office:value-type="float" office:value="81.9590850303372" calcext:value-type="float">
            <text:p>81.96</text:p>
          </table:table-cell>
          <table:table-cell table:formula="of:=[.M3]*AVERAGE([.E$30:.G$30])" office:value-type="float" office:value="21.7611423457172" calcext:value-type="float">
            <text:p>21.76</text:p>
          </table:table-cell>
          <table:table-cell table:formula="of:=([.M3]-[.N3])*7/12" office:value-type="float" office:value="35.1154665660283" calcext:value-type="float">
            <text:p>35.12</text:p>
          </table:table-cell>
          <table:table-cell table:formula="of:=[.O3]*0.8" office:value-type="float" office:value="28.0923732528226" calcext:value-type="float">
            <text:p>28.09</text:p>
          </table:table-cell>
          <table:table-cell table:formula="of:=[.P3]*2000/1.5" office:value-type="float" office:value="37456.4976704301" calcext:value-type="float">
            <text:p>37,456.50</text:p>
          </table:table-cell>
          <table:table-cell table:formula="of:=[.Q3]-([.D3]*640*1393.66125/30)-([.O3]/0.54)-([.O3]*2000/100)" office:value-type="float" office:value="30445.5572973206" calcext:value-type="float">
            <text:p>30,445.56</text:p>
          </table:table-cell>
          <table:table-cell table:formula="of:=6*[.G3]*640*1393.66125/(18*365)" office:value-type="float" office:value="293241.6" calcext:value-type="float">
            <text:p>293,241.60</text:p>
          </table:table-cell>
          <table:table-cell table:formula="of:=[.S3]*365/1000" office:value-type="float" office:value="107033.184" calcext:value-type="float">
            <text:p>107,033.18</text:p>
          </table:table-cell>
          <table:table-cell table:formula="of:=[.G3]*640*1393.66125/(18*100)" office:value-type="float" office:value="178388.64" calcext:value-type="float">
            <text:p>178,388.64</text:p>
          </table:table-cell>
          <table:table-cell table:formula="of:=[.U3]*24*238/(2*25*2000*1000*[.V$27])" office:value-type="float" office:value="5.0947795584" calcext:value-type="float">
            <text:p>5.09</text:p>
          </table:table-cell>
          <table:table-cell table:formula="of:=[.G3]*640*1393.66125/520" office:value-type="float" office:value="617499.138461538" calcext:value-type="float">
            <text:p>617,499.14</text:p>
          </table:table-cell>
          <table:table-cell table:formula="of:=[.W3]*40*0.7*52/([.X$27]*6*1000*2000)" office:value-type="float" office:value="37.4616144" calcext:value-type="float">
            <text:p>37.46</text:p>
          </table:table-cell>
          <table:table-cell table:formula="of:=[.W3]*120*2/(16*1000*2000)" office:value-type="float" office:value="4.63124353846154" calcext:value-type="float">
            <text:p>4.63</text:p>
          </table:table-cell>
          <table:table-cell table:formula="of:=[.D3]*[.H3]*640*1393.66125/(2000*1000)" office:value-type="float" office:value="151.0452292608" calcext:value-type="float">
            <text:p>151.05</text:p>
          </table:table-cell>
          <table:table-cell table:formula="of:=[.Z3]*3.25*8.34/(48)" office:value-type="float" office:value="85.293352898208" calcext:value-type="float">
            <text:p>85.29</text:p>
          </table:table-cell>
          <table:table-cell table:formula="of:=[.Z3]*25*8.34/(4*48)" office:value-type="float" office:value="164.0256786504" calcext:value-type="float">
            <text:p>164.03</text:p>
          </table:table-cell>
          <table:table-cell table:formula="of:=[.D3]*[.I3]*640*1393.66125/(2000*1000)" office:value-type="float" office:value="19.66734756" calcext:value-type="float">
            <text:p>19.67</text:p>
          </table:table-cell>
          <table:table-cell table:formula="of:=[.Q3]*400*365/1000" office:value-type="float" office:value="5468648.6598828" calcext:value-type="float">
            <text:p>5,468,648.66</text:p>
          </table:table-cell>
          <table:table-cell table:formula="of:=200*[.Q3]*365/(2.5*1000)" office:value-type="float" office:value="1093729.73197656" calcext:value-type="float">
            <text:p>1,093,729.73</text:p>
          </table:table-cell>
          <table:table-cell table:formula="of:=200*[.Q3]*365*12.5/(2.5*1000*30)" office:value-type="float" office:value="455720.7216569" calcext:value-type="float">
            <text:p>455,720.72</text:p>
          </table:table-cell>
          <table:table-cell table:formula="of:=125*[.Q3]*365/1000" office:value-type="float" office:value="1708952.70621338" calcext:value-type="float">
            <text:p>1,708,952.71</text:p>
          </table:table-cell>
          <table:table-cell table:formula="of:=[.AG3]*1000*365/(3)" office:value-type="float" office:value="207922579255.961" calcext:value-type="float">
            <text:p>207,922,579,255.9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ono</text:p>
          </table:table-cell>
          <table:table-cell office:value-type="string" calcext:value-type="string">
            <text:p>Temp</text:p>
          </table:table-cell>
          <table:table-cell/>
          <table:table-cell table:formula="of:=IF([.B4]=&quot;Taiga&quot;;0.43;IF([.B4]=&quot;Mts&quot;;0.21;IF([.B4]=&quot;Temp&quot;;0.64;IF([.B4]=&quot;Steppe&quot;;0.57;IF([.B4]=&quot;Jungle&quot;;0.43;IF([.B4]=&quot;Sav&quot;;0.57;IF([.B4]=&quot;Medi&quot;;0.43;0)))))))" office:value-type="float" office:value="0.64" calcext:value-type="float">
            <text:p>0.64</text:p>
          </table:table-cell>
          <table:table-cell table:formula="of:=IF([.B4]=&quot;Taiga&quot;;528;IF([.B4]=&quot;Mts&quot;;855.27;IF([.B4]=&quot;Temp&quot;;565.94;IF([.B4]=&quot;Steppe&quot;;551.72;IF([.B4]=&quot;Jungle&quot;;575.43;IF([.B4]=&quot;Sav&quot;;599.15;IF([.B4]=&quot;Medi&quot;;564.36;0)))))))" office:value-type="float" office:value="565.94" calcext:value-type="float">
            <text:p>565.94</text:p>
          </table:table-cell>
          <table:table-cell table:formula="of:=IF([.B4]=&quot;Taiga&quot;;2608.19;IF([.B4]=&quot;Mts&quot;;2100;IF([.B4]=&quot;Temp&quot;;2976.19;IF([.B4]=&quot;Steppe&quot;;2450.48;IF([.B4]=&quot;Jungle&quot;;2135.05;IF([.B4]=&quot;Sav&quot;;2310.29;IF([.B4]=&quot;Medi&quot;;2485.52;0)))))))" office:value-type="float" office:value="2976.19" calcext:value-type="float">
            <text:p>2,976.19</text:p>
          </table:table-cell>
          <table:table-cell table:formula="of:=IF([.B4]=&quot;Taiga&quot;;500.54;IF([.B4]=&quot;Mts&quot;;360;IF([.B4]=&quot;Temp&quot;;570.81;IF([.B4]=&quot;Steppe&quot;;441.95;IF([.B4]=&quot;Jungle&quot;;486.49;IF([.B4]=&quot;Sav&quot;;518.92;IF([.B4]=&quot;Medi&quot;;640;0)))))))" office:value-type="float" office:value="570.81" calcext:value-type="float">
            <text:p>570.81</text:p>
          </table:table-cell>
          <table:table-cell table:formula="of:=IF([.B4]=&quot;Taiga&quot;;2003.09;IF([.B4]=&quot;Mts&quot;;1612.8;IF([.B4]=&quot;Temp&quot;;2285.71;IF([.B4]=&quot;Steppe&quot;;1881.97;IF([.B4]=&quot;Jungle&quot;;1639.72;IF([.B4]=&quot;Sav&quot;;1774.3;IF([.B4]=&quot;Medi&quot;;1908.88;0)))))))" office:value-type="float" office:value="2285.71" calcext:value-type="float">
            <text:p>2285.71</text:p>
          </table:table-cell>
          <table:table-cell table:formula="of:=IF([.B4]=&quot;Taiga&quot;;260.82;IF([.B4]=&quot;Mts&quot;;210;IF([.B4]=&quot;Temp&quot;;297.62;IF([.B4]=&quot;Steppe&quot;;245.05;IF([.B4]=&quot;Jungle&quot;;213.5;IF([.B4]=&quot;Sav&quot;;231.03;IF([.B4]=&quot;Medi&quot;;248.55;0)))))))" office:value-type="float" office:value="297.62" calcext:value-type="float">
            <text:p>297.62</text:p>
          </table:table-cell>
          <table:table-cell table:number-columns-repeated="2"/>
          <table:table-cell table:formula="of:=[.D4]*AVERAGE([.E4:.G4])*640*1393.66125/(2000*1000)" office:value-type="float" office:value="391.30761226752" calcext:value-type="float">
            <text:p>391.31</text:p>
          </table:table-cell>
          <table:table-cell table:formula="of:=[.L4]*AVERAGE([.E$27:.G$27])" office:value-type="float" office:value="309.878361524231" calcext:value-type="float">
            <text:p>309.88</text:p>
          </table:table-cell>
          <table:table-cell table:formula="of:=[.M4]*AVERAGE([.E$30:.G$30])" office:value-type="float" office:value="82.2765058015275" calcext:value-type="float">
            <text:p>82.28</text:p>
          </table:table-cell>
          <table:table-cell table:formula="of:=([.M4]-[.N4])*7/12" office:value-type="float" office:value="132.767749171577" calcext:value-type="float">
            <text:p>132.77</text:p>
          </table:table-cell>
          <table:table-cell table:formula="of:=[.O4]*0.8" office:value-type="float" office:value="106.214199337262" calcext:value-type="float">
            <text:p>106.21</text:p>
          </table:table-cell>
          <table:table-cell table:formula="of:=[.P4]*2000/1.5" office:value-type="float" office:value="141618.932449683" calcext:value-type="float">
            <text:p>141,618.93</text:p>
          </table:table-cell>
          <table:table-cell table:formula="of:=[.Q4]-([.D4]*640*1393.66125/30)-([.O4]/0.54)-([.O4]*2000/100)" office:value-type="float" office:value="119689.589664082" calcext:value-type="float">
            <text:p>119,689.59</text:p>
          </table:table-cell>
          <table:table-cell table:formula="of:=6*[.G4]*640*1393.66125/(18*365)" office:value-type="float" office:value="464958.9936" calcext:value-type="float">
            <text:p>464,958.99</text:p>
          </table:table-cell>
          <table:table-cell table:formula="of:=[.S4]*365/1000" office:value-type="float" office:value="169710.032664" calcext:value-type="float">
            <text:p>169,710.03</text:p>
          </table:table-cell>
          <table:table-cell table:formula="of:=[.G4]*640*1393.66125/(18*100)" office:value-type="float" office:value="282850.05444" calcext:value-type="float">
            <text:p>282,850.05</text:p>
          </table:table-cell>
          <table:table-cell table:formula="of:=[.U4]*24*238/(2*25*2000*1000*[.V$27])" office:value-type="float" office:value="8.0781975548064" calcext:value-type="float">
            <text:p>8.08</text:p>
          </table:table-cell>
          <table:table-cell table:formula="of:=[.G4]*640*1393.66125/520" office:value-type="float" office:value="979096.342292308" calcext:value-type="float">
            <text:p>979,096.34</text:p>
          </table:table-cell>
          <table:table-cell table:formula="of:=[.W4]*40*0.7*52/([.X$27]*6*1000*2000)" office:value-type="float" office:value="59.3985114324" calcext:value-type="float">
            <text:p>59.40</text:p>
          </table:table-cell>
          <table:table-cell table:formula="of:=[.W4]*120*2/(16*1000*2000)" office:value-type="float" office:value="7.34322256719231" calcext:value-type="float">
            <text:p>7.34</text:p>
          </table:table-cell>
          <table:table-cell table:formula="of:=[.D4]*[.H4]*640*1393.66125/(2000*1000)" office:value-type="float" office:value="652.39151733504" calcext:value-type="float">
            <text:p>652.39</text:p>
          </table:table-cell>
          <table:table-cell table:formula="of:=[.Z4]*3.25*8.34/(48)" office:value-type="float" office:value="368.39733494513" calcext:value-type="float">
            <text:p>368.40</text:p>
          </table:table-cell>
          <table:table-cell table:formula="of:=[.Z4]*25*8.34/(4*48)" office:value-type="float" office:value="708.45641335602" calcext:value-type="float">
            <text:p>708.46</text:p>
          </table:table-cell>
          <table:table-cell table:formula="of:=[.D4]*[.I4]*640*1393.66125/(2000*1000)" office:value-type="float" office:value="84.94724325888" calcext:value-type="float">
            <text:p>84.95</text:p>
          </table:table-cell>
          <table:table-cell table:formula="of:=[.Q4]*400*365/1000" office:value-type="float" office:value="20676364.1376537" calcext:value-type="float">
            <text:p>20,676,364.14</text:p>
          </table:table-cell>
          <table:table-cell table:formula="of:=200*[.Q4]*365/(2.5*1000)" office:value-type="float" office:value="4135272.82753073" calcext:value-type="float">
            <text:p>4,135,272.83</text:p>
          </table:table-cell>
          <table:table-cell table:formula="of:=200*[.Q4]*365*12.5/(2.5*1000*30)" office:value-type="float" office:value="1723030.34480447" calcext:value-type="float">
            <text:p>1,723,030.34</text:p>
          </table:table-cell>
          <table:table-cell table:formula="of:=125*[.Q4]*365/1000" office:value-type="float" office:value="6461363.79301677" calcext:value-type="float">
            <text:p>6,461,363.79</text:p>
          </table:table-cell>
          <table:table-cell table:formula="of:=[.AG4]*1000*365/(3)" office:value-type="float" office:value="786132594817.041" calcext:value-type="float">
            <text:p>786,132,594,817.0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Khanak</text:p>
          </table:table-cell>
          <table:table-cell office:value-type="string" calcext:value-type="string">
            <text:p>Steppe</text:p>
          </table:table-cell>
          <table:table-cell/>
          <table:table-cell table:formula="of:=IF([.B5]=&quot;Taiga&quot;;0.43;IF([.B5]=&quot;Mts&quot;;0.21;IF([.B5]=&quot;Temp&quot;;0.64;IF([.B5]=&quot;Steppe&quot;;0.57;IF([.B5]=&quot;Jungle&quot;;0.43;IF([.B5]=&quot;Sav&quot;;0.57;IF([.B5]=&quot;Medi&quot;;0.43;0)))))))" office:value-type="float" office:value="0.57" calcext:value-type="float">
            <text:p>0.57</text:p>
          </table:table-cell>
          <table:table-cell table:formula="of:=IF([.B5]=&quot;Taiga&quot;;528;IF([.B5]=&quot;Mts&quot;;855.27;IF([.B5]=&quot;Temp&quot;;565.94;IF([.B5]=&quot;Steppe&quot;;551.72;IF([.B5]=&quot;Jungle&quot;;575.43;IF([.B5]=&quot;Sav&quot;;599.15;IF([.B5]=&quot;Medi&quot;;564.36;0)))))))" office:value-type="float" office:value="551.72" calcext:value-type="float">
            <text:p>551.72</text:p>
          </table:table-cell>
          <table:table-cell table:formula="of:=IF([.B5]=&quot;Taiga&quot;;2608.19;IF([.B5]=&quot;Mts&quot;;2100;IF([.B5]=&quot;Temp&quot;;2976.19;IF([.B5]=&quot;Steppe&quot;;2450.48;IF([.B5]=&quot;Jungle&quot;;2135.05;IF([.B5]=&quot;Sav&quot;;2310.29;IF([.B5]=&quot;Medi&quot;;2485.52;0)))))))" office:value-type="float" office:value="2450.48" calcext:value-type="float">
            <text:p>2,450.48</text:p>
          </table:table-cell>
          <table:table-cell table:formula="of:=IF([.B5]=&quot;Taiga&quot;;500.54;IF([.B5]=&quot;Mts&quot;;360;IF([.B5]=&quot;Temp&quot;;570.81;IF([.B5]=&quot;Steppe&quot;;441.95;IF([.B5]=&quot;Jungle&quot;;486.49;IF([.B5]=&quot;Sav&quot;;518.92;IF([.B5]=&quot;Medi&quot;;640;0)))))))" office:value-type="float" office:value="441.95" calcext:value-type="float">
            <text:p>441.95</text:p>
          </table:table-cell>
          <table:table-cell table:formula="of:=IF([.B5]=&quot;Taiga&quot;;2003.09;IF([.B5]=&quot;Mts&quot;;1612.8;IF([.B5]=&quot;Temp&quot;;2285.71;IF([.B5]=&quot;Steppe&quot;;1881.97;IF([.B5]=&quot;Jungle&quot;;1639.72;IF([.B5]=&quot;Sav&quot;;1774.3;IF([.B5]=&quot;Medi&quot;;1908.88;0)))))))" office:value-type="float" office:value="1881.97" calcext:value-type="float">
            <text:p>1881.97</text:p>
          </table:table-cell>
          <table:table-cell table:formula="of:=IF([.B5]=&quot;Taiga&quot;;260.82;IF([.B5]=&quot;Mts&quot;;210;IF([.B5]=&quot;Temp&quot;;297.62;IF([.B5]=&quot;Steppe&quot;;245.05;IF([.B5]=&quot;Jungle&quot;;213.5;IF([.B5]=&quot;Sav&quot;;231.03;IF([.B5]=&quot;Medi&quot;;248.55;0)))))))" office:value-type="float" office:value="245.05" calcext:value-type="float">
            <text:p>245.05</text:p>
          </table:table-cell>
          <table:table-cell table:number-columns-repeated="2"/>
          <table:table-cell table:formula="of:=[.D5]*AVERAGE([.E5:.G5])*640*1393.66125/(2000*1000)" office:value-type="float" office:value="291.8386863666" calcext:value-type="float">
            <text:p>291.84</text:p>
          </table:table-cell>
          <table:table-cell table:formula="of:=[.L5]*AVERAGE([.E$27:.G$27])" office:value-type="float" office:value="231.108445441741" calcext:value-type="float">
            <text:p>231.11</text:p>
          </table:table-cell>
          <table:table-cell table:formula="of:=[.M5]*AVERAGE([.E$30:.G$30])" office:value-type="float" office:value="61.3621269282544" calcext:value-type="float">
            <text:p>61.36</text:p>
          </table:table-cell>
          <table:table-cell table:formula="of:=([.M5]-[.N5])*7/12" office:value-type="float" office:value="99.0186857995338" calcext:value-type="float">
            <text:p>99.02</text:p>
          </table:table-cell>
          <table:table-cell table:formula="of:=[.O5]*0.8" office:value-type="float" office:value="79.214948639627" calcext:value-type="float">
            <text:p>79.21</text:p>
          </table:table-cell>
          <table:table-cell table:formula="of:=[.P5]*2000/1.5" office:value-type="float" office:value="105619.931519503" calcext:value-type="float">
            <text:p>105,619.93</text:p>
          </table:table-cell>
          <table:table-cell table:formula="of:=[.Q5]-([.D5]*640*1393.66125/30)-([.O5]/0.54)-([.O5]*2000/100)" office:value-type="float" office:value="86509.2690668462" calcext:value-type="float">
            <text:p>86,509.27</text:p>
          </table:table-cell>
          <table:table-cell table:formula="of:=6*[.G5]*640*1393.66125/(18*365)" office:value-type="float" office:value="359994.792" calcext:value-type="float">
            <text:p>359,994.79</text:p>
          </table:table-cell>
          <table:table-cell table:formula="of:=[.S5]*365/1000" office:value-type="float" office:value="131398.09908" calcext:value-type="float">
            <text:p>131,398.10</text:p>
          </table:table-cell>
          <table:table-cell table:formula="of:=[.G5]*640*1393.66125/(18*100)" office:value-type="float" office:value="218996.8318" calcext:value-type="float">
            <text:p>218,996.83</text:p>
          </table:table-cell>
          <table:table-cell table:formula="of:=[.U5]*24*238/(2*25*2000*1000*[.V$27])" office:value-type="float" office:value="6.254549516208" calcext:value-type="float">
            <text:p>6.25</text:p>
          </table:table-cell>
          <table:table-cell table:formula="of:=[.G5]*640*1393.66125/520" office:value-type="float" office:value="758065.956230769" calcext:value-type="float">
            <text:p>758,065.96</text:p>
          </table:table-cell>
          <table:table-cell table:formula="of:=[.W5]*40*0.7*52/([.X$27]*6*1000*2000)" office:value-type="float" office:value="45.989334678" calcext:value-type="float">
            <text:p>45.99</text:p>
          </table:table-cell>
          <table:table-cell table:formula="of:=[.W5]*120*2/(16*1000*2000)" office:value-type="float" office:value="5.68549467173077" calcext:value-type="float">
            <text:p>5.69</text:p>
          </table:table-cell>
          <table:table-cell table:formula="of:=[.D5]*[.H5]*640*1393.66125/(2000*1000)" office:value-type="float" office:value="478.40394806964" calcext:value-type="float">
            <text:p>478.40</text:p>
          </table:table-cell>
          <table:table-cell table:formula="of:=[.Z5]*3.25*8.34/(48)" office:value-type="float" office:value="270.148729425575" calcext:value-type="float">
            <text:p>270.15</text:p>
          </table:table-cell>
          <table:table-cell table:formula="of:=[.Z5]*25*8.34/(4*48)" office:value-type="float" office:value="519.516787356875" calcext:value-type="float">
            <text:p>519.52</text:p>
          </table:table-cell>
          <table:table-cell table:formula="of:=[.D5]*[.I5]*640*1393.66125/(2000*1000)" office:value-type="float" office:value="62.2926441306" calcext:value-type="float">
            <text:p>62.29</text:p>
          </table:table-cell>
          <table:table-cell table:formula="of:=[.Q5]*400*365/1000" office:value-type="float" office:value="15420510.0018474" calcext:value-type="float">
            <text:p>15,420,510.00</text:p>
          </table:table-cell>
          <table:table-cell table:formula="of:=200*[.Q5]*365/(2.5*1000)" office:value-type="float" office:value="3084102.00036948" calcext:value-type="float">
            <text:p>3,084,102.00</text:p>
          </table:table-cell>
          <table:table-cell table:formula="of:=200*[.Q5]*365*12.5/(2.5*1000*30)" office:value-type="float" office:value="1285042.50015395" calcext:value-type="float">
            <text:p>1,285,042.50</text:p>
          </table:table-cell>
          <table:table-cell table:formula="of:=125*[.Q5]*365/1000" office:value-type="float" office:value="4818909.37557731" calcext:value-type="float">
            <text:p>4,818,909.38</text:p>
          </table:table-cell>
          <table:table-cell table:formula="of:=[.AG5]*1000*365/(3)" office:value-type="float" office:value="586300640695.239" calcext:value-type="float">
            <text:p>586,300,640,695.2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noko</text:p>
          </table:table-cell>
          <table:table-cell office:value-type="string" calcext:value-type="string">
            <text:p>Mts</text:p>
          </table:table-cell>
          <table:table-cell/>
          <table:table-cell table:formula="of:=IF([.B6]=&quot;Taiga&quot;;0.43;IF([.B6]=&quot;Mts&quot;;0.21;IF([.B6]=&quot;Temp&quot;;0.64;IF([.B6]=&quot;Steppe&quot;;0.57;IF([.B6]=&quot;Jungle&quot;;0.43;IF([.B6]=&quot;Sav&quot;;0.57;IF([.B6]=&quot;Medi&quot;;0.43;0)))))))" office:value-type="float" office:value="0.21" calcext:value-type="float">
            <text:p>0.21</text:p>
          </table:table-cell>
          <table:table-cell table:formula="of:=IF([.B6]=&quot;Taiga&quot;;528;IF([.B6]=&quot;Mts&quot;;855.27;IF([.B6]=&quot;Temp&quot;;565.94;IF([.B6]=&quot;Steppe&quot;;551.72;IF([.B6]=&quot;Jungle&quot;;575.43;IF([.B6]=&quot;Sav&quot;;599.15;IF([.B6]=&quot;Medi&quot;;564.36;0)))))))" office:value-type="float" office:value="855.27" calcext:value-type="float">
            <text:p>855.27</text:p>
          </table:table-cell>
          <table:table-cell table:formula="of:=IF([.B6]=&quot;Taiga&quot;;2608.19;IF([.B6]=&quot;Mts&quot;;2100;IF([.B6]=&quot;Temp&quot;;2976.19;IF([.B6]=&quot;Steppe&quot;;2450.48;IF([.B6]=&quot;Jungle&quot;;2135.05;IF([.B6]=&quot;Sav&quot;;2310.29;IF([.B6]=&quot;Medi&quot;;2485.52;0)))))))" office:value-type="float" office:value="2100" calcext:value-type="float">
            <text:p>2,100.00</text:p>
          </table:table-cell>
          <table:table-cell table:formula="of:=IF([.B6]=&quot;Taiga&quot;;500.54;IF([.B6]=&quot;Mts&quot;;360;IF([.B6]=&quot;Temp&quot;;570.81;IF([.B6]=&quot;Steppe&quot;;441.95;IF([.B6]=&quot;Jungle&quot;;486.49;IF([.B6]=&quot;Sav&quot;;518.92;IF([.B6]=&quot;Medi&quot;;640;0)))))))" office:value-type="float" office:value="360" calcext:value-type="float">
            <text:p>360.00</text:p>
          </table:table-cell>
          <table:table-cell table:formula="of:=IF([.B6]=&quot;Taiga&quot;;2003.09;IF([.B6]=&quot;Mts&quot;;1612.8;IF([.B6]=&quot;Temp&quot;;2285.71;IF([.B6]=&quot;Steppe&quot;;1881.97;IF([.B6]=&quot;Jungle&quot;;1639.72;IF([.B6]=&quot;Sav&quot;;1774.3;IF([.B6]=&quot;Medi&quot;;1908.88;0)))))))" office:value-type="float" office:value="1612.8" calcext:value-type="float">
            <text:p>1612.8</text:p>
          </table:table-cell>
          <table:table-cell table:formula="of:=IF([.B6]=&quot;Taiga&quot;;260.82;IF([.B6]=&quot;Mts&quot;;210;IF([.B6]=&quot;Temp&quot;;297.62;IF([.B6]=&quot;Steppe&quot;;245.05;IF([.B6]=&quot;Jungle&quot;;213.5;IF([.B6]=&quot;Sav&quot;;231.03;IF([.B6]=&quot;Medi&quot;;248.55;0)))))))" office:value-type="float" office:value="210" calcext:value-type="float">
            <text:p>210.00</text:p>
          </table:table-cell>
          <table:table-cell table:number-columns-repeated="2"/>
          <table:table-cell table:formula="of:=[.D6]*AVERAGE([.E6:.G6])*640*1393.66125/(2000*1000)" office:value-type="float" office:value="103.49613864324" calcext:value-type="float">
            <text:p>103.50</text:p>
          </table:table-cell>
          <table:table-cell table:formula="of:=[.L6]*AVERAGE([.E$27:.G$27])" office:value-type="float" office:value="81.9590850303372" calcext:value-type="float">
            <text:p>81.96</text:p>
          </table:table-cell>
          <table:table-cell table:formula="of:=[.M6]*AVERAGE([.E$30:.G$30])" office:value-type="float" office:value="21.7611423457172" calcext:value-type="float">
            <text:p>21.76</text:p>
          </table:table-cell>
          <table:table-cell table:formula="of:=([.M6]-[.N6])*7/12" office:value-type="float" office:value="35.1154665660283" calcext:value-type="float">
            <text:p>35.12</text:p>
          </table:table-cell>
          <table:table-cell table:formula="of:=[.O6]*0.8" office:value-type="float" office:value="28.0923732528226" calcext:value-type="float">
            <text:p>28.09</text:p>
          </table:table-cell>
          <table:table-cell table:formula="of:=[.P6]*2000/1.5" office:value-type="float" office:value="37456.4976704301" calcext:value-type="float">
            <text:p>37,456.50</text:p>
          </table:table-cell>
          <table:table-cell table:formula="of:=[.Q6]-([.D6]*640*1393.66125/30)-([.O6]/0.54)-([.O6]*2000/100)" office:value-type="float" office:value="30445.5572973206" calcext:value-type="float">
            <text:p>30,445.56</text:p>
          </table:table-cell>
          <table:table-cell table:formula="of:=6*[.G6]*640*1393.66125/(18*365)" office:value-type="float" office:value="293241.6" calcext:value-type="float">
            <text:p>293,241.60</text:p>
          </table:table-cell>
          <table:table-cell table:formula="of:=[.S6]*365/1000" office:value-type="float" office:value="107033.184" calcext:value-type="float">
            <text:p>107,033.18</text:p>
          </table:table-cell>
          <table:table-cell table:formula="of:=[.G6]*640*1393.66125/(18*100)" office:value-type="float" office:value="178388.64" calcext:value-type="float">
            <text:p>178,388.64</text:p>
          </table:table-cell>
          <table:table-cell table:formula="of:=[.U6]*24*238/(2*25*2000*1000*[.V$27])" office:value-type="float" office:value="5.0947795584" calcext:value-type="float">
            <text:p>5.09</text:p>
          </table:table-cell>
          <table:table-cell table:formula="of:=[.G6]*640*1393.66125/520" office:value-type="float" office:value="617499.138461538" calcext:value-type="float">
            <text:p>617,499.14</text:p>
          </table:table-cell>
          <table:table-cell table:formula="of:=[.W6]*40*0.7*52/([.X$27]*6*1000*2000)" office:value-type="float" office:value="37.4616144" calcext:value-type="float">
            <text:p>37.46</text:p>
          </table:table-cell>
          <table:table-cell table:formula="of:=[.W6]*120*2/(16*1000*2000)" office:value-type="float" office:value="4.63124353846154" calcext:value-type="float">
            <text:p>4.63</text:p>
          </table:table-cell>
          <table:table-cell table:formula="of:=[.D6]*[.H6]*640*1393.66125/(2000*1000)" office:value-type="float" office:value="151.0452292608" calcext:value-type="float">
            <text:p>151.05</text:p>
          </table:table-cell>
          <table:table-cell table:formula="of:=[.Z6]*3.25*8.34/(48)" office:value-type="float" office:value="85.293352898208" calcext:value-type="float">
            <text:p>85.29</text:p>
          </table:table-cell>
          <table:table-cell table:formula="of:=[.Z6]*25*8.34/(4*48)" office:value-type="float" office:value="164.0256786504" calcext:value-type="float">
            <text:p>164.03</text:p>
          </table:table-cell>
          <table:table-cell table:formula="of:=[.D6]*[.I6]*640*1393.66125/(2000*1000)" office:value-type="float" office:value="19.66734756" calcext:value-type="float">
            <text:p>19.67</text:p>
          </table:table-cell>
          <table:table-cell table:formula="of:=[.Q6]*400*365/1000" office:value-type="float" office:value="5468648.6598828" calcext:value-type="float">
            <text:p>5,468,648.66</text:p>
          </table:table-cell>
          <table:table-cell table:formula="of:=200*[.Q6]*365/(2.5*1000)" office:value-type="float" office:value="1093729.73197656" calcext:value-type="float">
            <text:p>1,093,729.73</text:p>
          </table:table-cell>
          <table:table-cell table:formula="of:=200*[.Q6]*365*12.5/(2.5*1000*30)" office:value-type="float" office:value="455720.7216569" calcext:value-type="float">
            <text:p>455,720.72</text:p>
          </table:table-cell>
          <table:table-cell table:formula="of:=125*[.Q6]*365/1000" office:value-type="float" office:value="1708952.70621338" calcext:value-type="float">
            <text:p>1,708,952.71</text:p>
          </table:table-cell>
          <table:table-cell table:formula="of:=[.AG6]*1000*365/(3)" office:value-type="float" office:value="207922579255.961" calcext:value-type="float">
            <text:p>207,922,579,255.9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Floresta</text:p>
          </table:table-cell>
          <table:table-cell office:value-type="string" calcext:value-type="string">
            <text:p>Temp</text:p>
          </table:table-cell>
          <table:table-cell/>
          <table:table-cell table:formula="of:=IF([.B7]=&quot;Taiga&quot;;0.43;IF([.B7]=&quot;Mts&quot;;0.21;IF([.B7]=&quot;Temp&quot;;0.64;IF([.B7]=&quot;Steppe&quot;;0.57;IF([.B7]=&quot;Jungle&quot;;0.43;IF([.B7]=&quot;Sav&quot;;0.57;IF([.B7]=&quot;Medi&quot;;0.43;0)))))))" office:value-type="float" office:value="0.64" calcext:value-type="float">
            <text:p>0.64</text:p>
          </table:table-cell>
          <table:table-cell table:formula="of:=IF([.B7]=&quot;Taiga&quot;;528;IF([.B7]=&quot;Mts&quot;;855.27;IF([.B7]=&quot;Temp&quot;;565.94;IF([.B7]=&quot;Steppe&quot;;551.72;IF([.B7]=&quot;Jungle&quot;;575.43;IF([.B7]=&quot;Sav&quot;;599.15;IF([.B7]=&quot;Medi&quot;;564.36;0)))))))" office:value-type="float" office:value="565.94" calcext:value-type="float">
            <text:p>565.94</text:p>
          </table:table-cell>
          <table:table-cell table:formula="of:=IF([.B7]=&quot;Taiga&quot;;2608.19;IF([.B7]=&quot;Mts&quot;;2100;IF([.B7]=&quot;Temp&quot;;2976.19;IF([.B7]=&quot;Steppe&quot;;2450.48;IF([.B7]=&quot;Jungle&quot;;2135.05;IF([.B7]=&quot;Sav&quot;;2310.29;IF([.B7]=&quot;Medi&quot;;2485.52;0)))))))" office:value-type="float" office:value="2976.19" calcext:value-type="float">
            <text:p>2,976.19</text:p>
          </table:table-cell>
          <table:table-cell table:formula="of:=IF([.B7]=&quot;Taiga&quot;;500.54;IF([.B7]=&quot;Mts&quot;;360;IF([.B7]=&quot;Temp&quot;;570.81;IF([.B7]=&quot;Steppe&quot;;441.95;IF([.B7]=&quot;Jungle&quot;;486.49;IF([.B7]=&quot;Sav&quot;;518.92;IF([.B7]=&quot;Medi&quot;;640;0)))))))" office:value-type="float" office:value="570.81" calcext:value-type="float">
            <text:p>570.81</text:p>
          </table:table-cell>
          <table:table-cell table:formula="of:=IF([.B7]=&quot;Taiga&quot;;2003.09;IF([.B7]=&quot;Mts&quot;;1612.8;IF([.B7]=&quot;Temp&quot;;2285.71;IF([.B7]=&quot;Steppe&quot;;1881.97;IF([.B7]=&quot;Jungle&quot;;1639.72;IF([.B7]=&quot;Sav&quot;;1774.3;IF([.B7]=&quot;Medi&quot;;1908.88;0)))))))" office:value-type="float" office:value="2285.71" calcext:value-type="float">
            <text:p>2285.71</text:p>
          </table:table-cell>
          <table:table-cell table:formula="of:=IF([.B7]=&quot;Taiga&quot;;260.82;IF([.B7]=&quot;Mts&quot;;210;IF([.B7]=&quot;Temp&quot;;297.62;IF([.B7]=&quot;Steppe&quot;;245.05;IF([.B7]=&quot;Jungle&quot;;213.5;IF([.B7]=&quot;Sav&quot;;231.03;IF([.B7]=&quot;Medi&quot;;248.55;0)))))))" office:value-type="float" office:value="297.62" calcext:value-type="float">
            <text:p>297.62</text:p>
          </table:table-cell>
          <table:table-cell table:number-columns-repeated="2"/>
          <table:table-cell table:formula="of:=[.D7]*AVERAGE([.E7:.G7])*640*1393.66125/(2000*1000)" office:value-type="float" office:value="391.30761226752" calcext:value-type="float">
            <text:p>391.31</text:p>
          </table:table-cell>
          <table:table-cell table:formula="of:=[.L7]*AVERAGE([.E$27:.G$27])" office:value-type="float" office:value="309.878361524231" calcext:value-type="float">
            <text:p>309.88</text:p>
          </table:table-cell>
          <table:table-cell table:formula="of:=[.M7]*AVERAGE([.E$30:.G$30])" office:value-type="float" office:value="82.2765058015275" calcext:value-type="float">
            <text:p>82.28</text:p>
          </table:table-cell>
          <table:table-cell table:formula="of:=([.M7]-[.N7])*7/12" office:value-type="float" office:value="132.767749171577" calcext:value-type="float">
            <text:p>132.77</text:p>
          </table:table-cell>
          <table:table-cell table:formula="of:=[.O7]*0.8" office:value-type="float" office:value="106.214199337262" calcext:value-type="float">
            <text:p>106.21</text:p>
          </table:table-cell>
          <table:table-cell table:formula="of:=[.P7]*2000/1.5" office:value-type="float" office:value="141618.932449683" calcext:value-type="float">
            <text:p>141,618.93</text:p>
          </table:table-cell>
          <table:table-cell table:formula="of:=[.Q7]-([.D7]*640*1393.66125/30)-([.O7]/0.54)-([.O7]*2000/100)" office:value-type="float" office:value="119689.589664082" calcext:value-type="float">
            <text:p>119,689.59</text:p>
          </table:table-cell>
          <table:table-cell table:formula="of:=6*[.G7]*640*1393.66125/(18*365)" office:value-type="float" office:value="464958.9936" calcext:value-type="float">
            <text:p>464,958.99</text:p>
          </table:table-cell>
          <table:table-cell table:formula="of:=[.S7]*365/1000" office:value-type="float" office:value="169710.032664" calcext:value-type="float">
            <text:p>169,710.03</text:p>
          </table:table-cell>
          <table:table-cell table:formula="of:=[.G7]*640*1393.66125/(18*100)" office:value-type="float" office:value="282850.05444" calcext:value-type="float">
            <text:p>282,850.05</text:p>
          </table:table-cell>
          <table:table-cell table:formula="of:=[.U7]*24*238/(2*25*2000*1000*[.V$27])" office:value-type="float" office:value="8.0781975548064" calcext:value-type="float">
            <text:p>8.08</text:p>
          </table:table-cell>
          <table:table-cell table:formula="of:=[.G7]*640*1393.66125/520" office:value-type="float" office:value="979096.342292308" calcext:value-type="float">
            <text:p>979,096.34</text:p>
          </table:table-cell>
          <table:table-cell table:formula="of:=[.W7]*40*0.7*52/([.X$27]*6*1000*2000)" office:value-type="float" office:value="59.3985114324" calcext:value-type="float">
            <text:p>59.40</text:p>
          </table:table-cell>
          <table:table-cell table:formula="of:=[.W7]*120*2/(16*1000*2000)" office:value-type="float" office:value="7.34322256719231" calcext:value-type="float">
            <text:p>7.34</text:p>
          </table:table-cell>
          <table:table-cell table:formula="of:=[.D7]*[.H7]*640*1393.66125/(2000*1000)" office:value-type="float" office:value="652.39151733504" calcext:value-type="float">
            <text:p>652.39</text:p>
          </table:table-cell>
          <table:table-cell table:formula="of:=[.Z7]*3.25*8.34/(48)" office:value-type="float" office:value="368.39733494513" calcext:value-type="float">
            <text:p>368.40</text:p>
          </table:table-cell>
          <table:table-cell table:formula="of:=[.Z7]*25*8.34/(4*48)" office:value-type="float" office:value="708.45641335602" calcext:value-type="float">
            <text:p>708.46</text:p>
          </table:table-cell>
          <table:table-cell table:formula="of:=[.D7]*[.I7]*640*1393.66125/(2000*1000)" office:value-type="float" office:value="84.94724325888" calcext:value-type="float">
            <text:p>84.95</text:p>
          </table:table-cell>
          <table:table-cell table:formula="of:=[.Q7]*400*365/1000" office:value-type="float" office:value="20676364.1376537" calcext:value-type="float">
            <text:p>20,676,364.14</text:p>
          </table:table-cell>
          <table:table-cell table:formula="of:=200*[.Q7]*365/(2.5*1000)" office:value-type="float" office:value="4135272.82753073" calcext:value-type="float">
            <text:p>4,135,272.83</text:p>
          </table:table-cell>
          <table:table-cell table:formula="of:=200*[.Q7]*365*12.5/(2.5*1000*30)" office:value-type="float" office:value="1723030.34480447" calcext:value-type="float">
            <text:p>1,723,030.34</text:p>
          </table:table-cell>
          <table:table-cell table:formula="of:=125*[.Q7]*365/1000" office:value-type="float" office:value="6461363.79301677" calcext:value-type="float">
            <text:p>6,461,363.79</text:p>
          </table:table-cell>
          <table:table-cell table:formula="of:=[.AG7]*1000*365/(3)" office:value-type="float" office:value="786132594817.041" calcext:value-type="float">
            <text:p>786,132,594,817.0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ranio</text:p>
          </table:table-cell>
          <table:table-cell office:value-type="string" calcext:value-type="string">
            <text:p>Temp</text:p>
          </table:table-cell>
          <table:table-cell/>
          <table:table-cell table:formula="of:=IF([.B8]=&quot;Taiga&quot;;0.43;IF([.B8]=&quot;Mts&quot;;0.21;IF([.B8]=&quot;Temp&quot;;0.64;IF([.B8]=&quot;Steppe&quot;;0.57;IF([.B8]=&quot;Jungle&quot;;0.43;IF([.B8]=&quot;Sav&quot;;0.57;IF([.B8]=&quot;Medi&quot;;0.43;0)))))))" office:value-type="float" office:value="0.64" calcext:value-type="float">
            <text:p>0.64</text:p>
          </table:table-cell>
          <table:table-cell table:formula="of:=IF([.B8]=&quot;Taiga&quot;;528;IF([.B8]=&quot;Mts&quot;;855.27;IF([.B8]=&quot;Temp&quot;;565.94;IF([.B8]=&quot;Steppe&quot;;551.72;IF([.B8]=&quot;Jungle&quot;;575.43;IF([.B8]=&quot;Sav&quot;;599.15;IF([.B8]=&quot;Medi&quot;;564.36;0)))))))" office:value-type="float" office:value="565.94" calcext:value-type="float">
            <text:p>565.94</text:p>
          </table:table-cell>
          <table:table-cell table:formula="of:=IF([.B8]=&quot;Taiga&quot;;2608.19;IF([.B8]=&quot;Mts&quot;;2100;IF([.B8]=&quot;Temp&quot;;2976.19;IF([.B8]=&quot;Steppe&quot;;2450.48;IF([.B8]=&quot;Jungle&quot;;2135.05;IF([.B8]=&quot;Sav&quot;;2310.29;IF([.B8]=&quot;Medi&quot;;2485.52;0)))))))" office:value-type="float" office:value="2976.19" calcext:value-type="float">
            <text:p>2,976.19</text:p>
          </table:table-cell>
          <table:table-cell table:formula="of:=IF([.B8]=&quot;Taiga&quot;;500.54;IF([.B8]=&quot;Mts&quot;;360;IF([.B8]=&quot;Temp&quot;;570.81;IF([.B8]=&quot;Steppe&quot;;441.95;IF([.B8]=&quot;Jungle&quot;;486.49;IF([.B8]=&quot;Sav&quot;;518.92;IF([.B8]=&quot;Medi&quot;;640;0)))))))" office:value-type="float" office:value="570.81" calcext:value-type="float">
            <text:p>570.81</text:p>
          </table:table-cell>
          <table:table-cell table:formula="of:=IF([.B8]=&quot;Taiga&quot;;2003.09;IF([.B8]=&quot;Mts&quot;;1612.8;IF([.B8]=&quot;Temp&quot;;2285.71;IF([.B8]=&quot;Steppe&quot;;1881.97;IF([.B8]=&quot;Jungle&quot;;1639.72;IF([.B8]=&quot;Sav&quot;;1774.3;IF([.B8]=&quot;Medi&quot;;1908.88;0)))))))" office:value-type="float" office:value="2285.71" calcext:value-type="float">
            <text:p>2285.71</text:p>
          </table:table-cell>
          <table:table-cell table:formula="of:=IF([.B8]=&quot;Taiga&quot;;260.82;IF([.B8]=&quot;Mts&quot;;210;IF([.B8]=&quot;Temp&quot;;297.62;IF([.B8]=&quot;Steppe&quot;;245.05;IF([.B8]=&quot;Jungle&quot;;213.5;IF([.B8]=&quot;Sav&quot;;231.03;IF([.B8]=&quot;Medi&quot;;248.55;0)))))))" office:value-type="float" office:value="297.62" calcext:value-type="float">
            <text:p>297.62</text:p>
          </table:table-cell>
          <table:table-cell table:number-columns-repeated="2"/>
          <table:table-cell table:formula="of:=[.D8]*AVERAGE([.E8:.G8])*640*1393.66125/(2000*1000)" office:value-type="float" office:value="391.30761226752" calcext:value-type="float">
            <text:p>391.31</text:p>
          </table:table-cell>
          <table:table-cell table:formula="of:=[.L8]*AVERAGE([.E$27:.G$27])" office:value-type="float" office:value="309.878361524231" calcext:value-type="float">
            <text:p>309.88</text:p>
          </table:table-cell>
          <table:table-cell table:formula="of:=[.M8]*AVERAGE([.E$30:.G$30])" office:value-type="float" office:value="82.2765058015275" calcext:value-type="float">
            <text:p>82.28</text:p>
          </table:table-cell>
          <table:table-cell table:formula="of:=([.M8]-[.N8])*7/12" office:value-type="float" office:value="132.767749171577" calcext:value-type="float">
            <text:p>132.77</text:p>
          </table:table-cell>
          <table:table-cell table:formula="of:=[.O8]*0.8" office:value-type="float" office:value="106.214199337262" calcext:value-type="float">
            <text:p>106.21</text:p>
          </table:table-cell>
          <table:table-cell table:formula="of:=[.P8]*2000/1.5" office:value-type="float" office:value="141618.932449683" calcext:value-type="float">
            <text:p>141,618.93</text:p>
          </table:table-cell>
          <table:table-cell table:formula="of:=[.Q8]-([.D8]*640*1393.66125/30)-([.O8]/0.54)-([.O8]*2000/100)" office:value-type="float" office:value="119689.589664082" calcext:value-type="float">
            <text:p>119,689.59</text:p>
          </table:table-cell>
          <table:table-cell table:formula="of:=6*[.G8]*640*1393.66125/(18*365)" office:value-type="float" office:value="464958.9936" calcext:value-type="float">
            <text:p>464,958.99</text:p>
          </table:table-cell>
          <table:table-cell table:formula="of:=[.S8]*365/1000" office:value-type="float" office:value="169710.032664" calcext:value-type="float">
            <text:p>169,710.03</text:p>
          </table:table-cell>
          <table:table-cell table:formula="of:=[.G8]*640*1393.66125/(18*100)" office:value-type="float" office:value="282850.05444" calcext:value-type="float">
            <text:p>282,850.05</text:p>
          </table:table-cell>
          <table:table-cell table:formula="of:=[.U8]*24*238/(2*25*2000*1000*[.V$27])" office:value-type="float" office:value="8.0781975548064" calcext:value-type="float">
            <text:p>8.08</text:p>
          </table:table-cell>
          <table:table-cell table:formula="of:=[.G8]*640*1393.66125/520" office:value-type="float" office:value="979096.342292308" calcext:value-type="float">
            <text:p>979,096.34</text:p>
          </table:table-cell>
          <table:table-cell table:formula="of:=[.W8]*40*0.7*52/([.X$27]*6*1000*2000)" office:value-type="float" office:value="59.3985114324" calcext:value-type="float">
            <text:p>59.40</text:p>
          </table:table-cell>
          <table:table-cell table:formula="of:=[.W8]*120*2/(16*1000*2000)" office:value-type="float" office:value="7.34322256719231" calcext:value-type="float">
            <text:p>7.34</text:p>
          </table:table-cell>
          <table:table-cell table:formula="of:=[.D8]*[.H8]*640*1393.66125/(2000*1000)" office:value-type="float" office:value="652.39151733504" calcext:value-type="float">
            <text:p>652.39</text:p>
          </table:table-cell>
          <table:table-cell table:formula="of:=[.Z8]*3.25*8.34/(48)" office:value-type="float" office:value="368.39733494513" calcext:value-type="float">
            <text:p>368.40</text:p>
          </table:table-cell>
          <table:table-cell table:formula="of:=[.Z8]*25*8.34/(4*48)" office:value-type="float" office:value="708.45641335602" calcext:value-type="float">
            <text:p>708.46</text:p>
          </table:table-cell>
          <table:table-cell table:formula="of:=[.D8]*[.I8]*640*1393.66125/(2000*1000)" office:value-type="float" office:value="84.94724325888" calcext:value-type="float">
            <text:p>84.95</text:p>
          </table:table-cell>
          <table:table-cell table:formula="of:=[.Q8]*400*365/1000" office:value-type="float" office:value="20676364.1376537" calcext:value-type="float">
            <text:p>20,676,364.14</text:p>
          </table:table-cell>
          <table:table-cell table:formula="of:=200*[.Q8]*365/(2.5*1000)" office:value-type="float" office:value="4135272.82753073" calcext:value-type="float">
            <text:p>4,135,272.83</text:p>
          </table:table-cell>
          <table:table-cell table:formula="of:=200*[.Q8]*365*12.5/(2.5*1000*30)" office:value-type="float" office:value="1723030.34480447" calcext:value-type="float">
            <text:p>1,723,030.34</text:p>
          </table:table-cell>
          <table:table-cell table:formula="of:=125*[.Q8]*365/1000" office:value-type="float" office:value="6461363.79301677" calcext:value-type="float">
            <text:p>6,461,363.79</text:p>
          </table:table-cell>
          <table:table-cell table:formula="of:=[.AG8]*1000*365/(3)" office:value-type="float" office:value="786132594817.041" calcext:value-type="float">
            <text:p>786,132,594,817.0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Ukal</text:p>
          </table:table-cell>
          <table:table-cell office:value-type="string" calcext:value-type="string">
            <text:p>Mts</text:p>
          </table:table-cell>
          <table:table-cell/>
          <table:table-cell table:formula="of:=IF([.B9]=&quot;Taiga&quot;;0.43;IF([.B9]=&quot;Mts&quot;;0.21;IF([.B9]=&quot;Temp&quot;;0.64;IF([.B9]=&quot;Steppe&quot;;0.57;IF([.B9]=&quot;Jungle&quot;;0.43;IF([.B9]=&quot;Sav&quot;;0.57;IF([.B9]=&quot;Medi&quot;;0.43;0)))))))" office:value-type="float" office:value="0.21" calcext:value-type="float">
            <text:p>0.21</text:p>
          </table:table-cell>
          <table:table-cell table:formula="of:=IF([.B9]=&quot;Taiga&quot;;528;IF([.B9]=&quot;Mts&quot;;855.27;IF([.B9]=&quot;Temp&quot;;565.94;IF([.B9]=&quot;Steppe&quot;;551.72;IF([.B9]=&quot;Jungle&quot;;575.43;IF([.B9]=&quot;Sav&quot;;599.15;IF([.B9]=&quot;Medi&quot;;564.36;0)))))))" office:value-type="float" office:value="855.27" calcext:value-type="float">
            <text:p>855.27</text:p>
          </table:table-cell>
          <table:table-cell table:formula="of:=IF([.B9]=&quot;Taiga&quot;;2608.19;IF([.B9]=&quot;Mts&quot;;2100;IF([.B9]=&quot;Temp&quot;;2976.19;IF([.B9]=&quot;Steppe&quot;;2450.48;IF([.B9]=&quot;Jungle&quot;;2135.05;IF([.B9]=&quot;Sav&quot;;2310.29;IF([.B9]=&quot;Medi&quot;;2485.52;0)))))))" office:value-type="float" office:value="2100" calcext:value-type="float">
            <text:p>2,100.00</text:p>
          </table:table-cell>
          <table:table-cell table:formula="of:=IF([.B9]=&quot;Taiga&quot;;500.54;IF([.B9]=&quot;Mts&quot;;360;IF([.B9]=&quot;Temp&quot;;570.81;IF([.B9]=&quot;Steppe&quot;;441.95;IF([.B9]=&quot;Jungle&quot;;486.49;IF([.B9]=&quot;Sav&quot;;518.92;IF([.B9]=&quot;Medi&quot;;640;0)))))))" office:value-type="float" office:value="360" calcext:value-type="float">
            <text:p>360.00</text:p>
          </table:table-cell>
          <table:table-cell table:formula="of:=IF([.B9]=&quot;Taiga&quot;;2003.09;IF([.B9]=&quot;Mts&quot;;1612.8;IF([.B9]=&quot;Temp&quot;;2285.71;IF([.B9]=&quot;Steppe&quot;;1881.97;IF([.B9]=&quot;Jungle&quot;;1639.72;IF([.B9]=&quot;Sav&quot;;1774.3;IF([.B9]=&quot;Medi&quot;;1908.88;0)))))))" office:value-type="float" office:value="1612.8" calcext:value-type="float">
            <text:p>1612.8</text:p>
          </table:table-cell>
          <table:table-cell table:formula="of:=IF([.B9]=&quot;Taiga&quot;;260.82;IF([.B9]=&quot;Mts&quot;;210;IF([.B9]=&quot;Temp&quot;;297.62;IF([.B9]=&quot;Steppe&quot;;245.05;IF([.B9]=&quot;Jungle&quot;;213.5;IF([.B9]=&quot;Sav&quot;;231.03;IF([.B9]=&quot;Medi&quot;;248.55;0)))))))" office:value-type="float" office:value="210" calcext:value-type="float">
            <text:p>210.00</text:p>
          </table:table-cell>
          <table:table-cell table:number-columns-repeated="2"/>
          <table:table-cell table:formula="of:=[.D9]*AVERAGE([.E9:.G9])*640*1393.66125/(2000*1000)" office:value-type="float" office:value="103.49613864324" calcext:value-type="float">
            <text:p>103.50</text:p>
          </table:table-cell>
          <table:table-cell table:formula="of:=[.L9]*AVERAGE([.E$27:.G$27])" office:value-type="float" office:value="81.9590850303372" calcext:value-type="float">
            <text:p>81.96</text:p>
          </table:table-cell>
          <table:table-cell table:formula="of:=[.M9]*AVERAGE([.E$30:.G$30])" office:value-type="float" office:value="21.7611423457172" calcext:value-type="float">
            <text:p>21.76</text:p>
          </table:table-cell>
          <table:table-cell table:formula="of:=([.M9]-[.N9])*7/12" office:value-type="float" office:value="35.1154665660283" calcext:value-type="float">
            <text:p>35.12</text:p>
          </table:table-cell>
          <table:table-cell table:formula="of:=[.O9]*0.8" office:value-type="float" office:value="28.0923732528226" calcext:value-type="float">
            <text:p>28.09</text:p>
          </table:table-cell>
          <table:table-cell table:formula="of:=[.P9]*2000/1.5" office:value-type="float" office:value="37456.4976704301" calcext:value-type="float">
            <text:p>37,456.50</text:p>
          </table:table-cell>
          <table:table-cell table:formula="of:=[.Q9]-([.D9]*640*1393.66125/30)-([.O9]/0.54)-([.O9]*2000/100)" office:value-type="float" office:value="30445.5572973206" calcext:value-type="float">
            <text:p>30,445.56</text:p>
          </table:table-cell>
          <table:table-cell table:formula="of:=6*[.G9]*640*1393.66125/(18*365)" office:value-type="float" office:value="293241.6" calcext:value-type="float">
            <text:p>293,241.60</text:p>
          </table:table-cell>
          <table:table-cell table:formula="of:=[.S9]*365/1000" office:value-type="float" office:value="107033.184" calcext:value-type="float">
            <text:p>107,033.18</text:p>
          </table:table-cell>
          <table:table-cell table:formula="of:=[.G9]*640*1393.66125/(18*100)" office:value-type="float" office:value="178388.64" calcext:value-type="float">
            <text:p>178,388.64</text:p>
          </table:table-cell>
          <table:table-cell table:formula="of:=[.U9]*24*238/(2*25*2000*1000*[.V$27])" office:value-type="float" office:value="5.0947795584" calcext:value-type="float">
            <text:p>5.09</text:p>
          </table:table-cell>
          <table:table-cell table:formula="of:=[.G9]*640*1393.66125/520" office:value-type="float" office:value="617499.138461538" calcext:value-type="float">
            <text:p>617,499.14</text:p>
          </table:table-cell>
          <table:table-cell table:formula="of:=[.W9]*40*0.7*52/([.X$27]*6*1000*2000)" office:value-type="float" office:value="37.4616144" calcext:value-type="float">
            <text:p>37.46</text:p>
          </table:table-cell>
          <table:table-cell table:formula="of:=[.W9]*120*2/(16*1000*2000)" office:value-type="float" office:value="4.63124353846154" calcext:value-type="float">
            <text:p>4.63</text:p>
          </table:table-cell>
          <table:table-cell table:formula="of:=[.D9]*[.H9]*640*1393.66125/(2000*1000)" office:value-type="float" office:value="151.0452292608" calcext:value-type="float">
            <text:p>151.05</text:p>
          </table:table-cell>
          <table:table-cell table:formula="of:=[.Z9]*3.25*8.34/(48)" office:value-type="float" office:value="85.293352898208" calcext:value-type="float">
            <text:p>85.29</text:p>
          </table:table-cell>
          <table:table-cell table:formula="of:=[.Z9]*25*8.34/(4*48)" office:value-type="float" office:value="164.0256786504" calcext:value-type="float">
            <text:p>164.03</text:p>
          </table:table-cell>
          <table:table-cell table:formula="of:=[.D9]*[.I9]*640*1393.66125/(2000*1000)" office:value-type="float" office:value="19.66734756" calcext:value-type="float">
            <text:p>19.67</text:p>
          </table:table-cell>
          <table:table-cell table:formula="of:=[.Q9]*400*365/1000" office:value-type="float" office:value="5468648.6598828" calcext:value-type="float">
            <text:p>5,468,648.66</text:p>
          </table:table-cell>
          <table:table-cell table:formula="of:=200*[.Q9]*365/(2.5*1000)" office:value-type="float" office:value="1093729.73197656" calcext:value-type="float">
            <text:p>1,093,729.73</text:p>
          </table:table-cell>
          <table:table-cell table:formula="of:=200*[.Q9]*365*12.5/(2.5*1000*30)" office:value-type="float" office:value="455720.7216569" calcext:value-type="float">
            <text:p>455,720.72</text:p>
          </table:table-cell>
          <table:table-cell table:formula="of:=125*[.Q9]*365/1000" office:value-type="float" office:value="1708952.70621338" calcext:value-type="float">
            <text:p>1,708,952.71</text:p>
          </table:table-cell>
          <table:table-cell table:formula="of:=[.AG9]*1000*365/(3)" office:value-type="float" office:value="207922579255.961" calcext:value-type="float">
            <text:p>207,922,579,255.9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Chinki</text:p>
          </table:table-cell>
          <table:table-cell office:value-type="string" calcext:value-type="string">
            <text:p>Temp</text:p>
          </table:table-cell>
          <table:table-cell/>
          <table:table-cell table:formula="of:=IF([.B10]=&quot;Taiga&quot;;0.43;IF([.B10]=&quot;Mts&quot;;0.21;IF([.B10]=&quot;Temp&quot;;0.64;IF([.B10]=&quot;Steppe&quot;;0.57;IF([.B10]=&quot;Jungle&quot;;0.43;IF([.B10]=&quot;Sav&quot;;0.57;IF([.B10]=&quot;Medi&quot;;0.43;0)))))))" office:value-type="float" office:value="0.64" calcext:value-type="float">
            <text:p>0.64</text:p>
          </table:table-cell>
          <table:table-cell table:formula="of:=IF([.B10]=&quot;Taiga&quot;;528;IF([.B10]=&quot;Mts&quot;;855.27;IF([.B10]=&quot;Temp&quot;;565.94;IF([.B10]=&quot;Steppe&quot;;551.72;IF([.B10]=&quot;Jungle&quot;;575.43;IF([.B10]=&quot;Sav&quot;;599.15;IF([.B10]=&quot;Medi&quot;;564.36;0)))))))" office:value-type="float" office:value="565.94" calcext:value-type="float">
            <text:p>565.94</text:p>
          </table:table-cell>
          <table:table-cell table:formula="of:=IF([.B10]=&quot;Taiga&quot;;2608.19;IF([.B10]=&quot;Mts&quot;;2100;IF([.B10]=&quot;Temp&quot;;2976.19;IF([.B10]=&quot;Steppe&quot;;2450.48;IF([.B10]=&quot;Jungle&quot;;2135.05;IF([.B10]=&quot;Sav&quot;;2310.29;IF([.B10]=&quot;Medi&quot;;2485.52;0)))))))" office:value-type="float" office:value="2976.19" calcext:value-type="float">
            <text:p>2,976.19</text:p>
          </table:table-cell>
          <table:table-cell table:formula="of:=IF([.B10]=&quot;Taiga&quot;;500.54;IF([.B10]=&quot;Mts&quot;;360;IF([.B10]=&quot;Temp&quot;;570.81;IF([.B10]=&quot;Steppe&quot;;441.95;IF([.B10]=&quot;Jungle&quot;;486.49;IF([.B10]=&quot;Sav&quot;;518.92;IF([.B10]=&quot;Medi&quot;;640;0)))))))" office:value-type="float" office:value="570.81" calcext:value-type="float">
            <text:p>570.81</text:p>
          </table:table-cell>
          <table:table-cell table:formula="of:=IF([.B10]=&quot;Taiga&quot;;2003.09;IF([.B10]=&quot;Mts&quot;;1612.8;IF([.B10]=&quot;Temp&quot;;2285.71;IF([.B10]=&quot;Steppe&quot;;1881.97;IF([.B10]=&quot;Jungle&quot;;1639.72;IF([.B10]=&quot;Sav&quot;;1774.3;IF([.B10]=&quot;Medi&quot;;1908.88;0)))))))" office:value-type="float" office:value="2285.71" calcext:value-type="float">
            <text:p>2285.71</text:p>
          </table:table-cell>
          <table:table-cell table:formula="of:=IF([.B10]=&quot;Taiga&quot;;260.82;IF([.B10]=&quot;Mts&quot;;210;IF([.B10]=&quot;Temp&quot;;297.62;IF([.B10]=&quot;Steppe&quot;;245.05;IF([.B10]=&quot;Jungle&quot;;213.5;IF([.B10]=&quot;Sav&quot;;231.03;IF([.B10]=&quot;Medi&quot;;248.55;0)))))))" office:value-type="float" office:value="297.62" calcext:value-type="float">
            <text:p>297.62</text:p>
          </table:table-cell>
          <table:table-cell table:number-columns-repeated="2"/>
          <table:table-cell table:formula="of:=[.D10]*AVERAGE([.E10:.G10])*640*1393.66125/(2000*1000)" office:value-type="float" office:value="391.30761226752" calcext:value-type="float">
            <text:p>391.31</text:p>
          </table:table-cell>
          <table:table-cell table:formula="of:=[.L10]*AVERAGE([.E$27:.G$27])" office:value-type="float" office:value="309.878361524231" calcext:value-type="float">
            <text:p>309.88</text:p>
          </table:table-cell>
          <table:table-cell table:formula="of:=[.M10]*AVERAGE([.E$30:.G$30])" office:value-type="float" office:value="82.2765058015275" calcext:value-type="float">
            <text:p>82.28</text:p>
          </table:table-cell>
          <table:table-cell table:formula="of:=([.M10]-[.N10])*7/12" office:value-type="float" office:value="132.767749171577" calcext:value-type="float">
            <text:p>132.77</text:p>
          </table:table-cell>
          <table:table-cell table:formula="of:=[.O10]*0.8" office:value-type="float" office:value="106.214199337262" calcext:value-type="float">
            <text:p>106.21</text:p>
          </table:table-cell>
          <table:table-cell table:formula="of:=[.P10]*2000/1.5" office:value-type="float" office:value="141618.932449683" calcext:value-type="float">
            <text:p>141,618.93</text:p>
          </table:table-cell>
          <table:table-cell table:formula="of:=[.Q10]-([.D10]*640*1393.66125/30)-([.O10]/0.54)-([.O10]*2000/100)" office:value-type="float" office:value="119689.589664082" calcext:value-type="float">
            <text:p>119,689.59</text:p>
          </table:table-cell>
          <table:table-cell table:formula="of:=6*[.G10]*640*1393.66125/(18*365)" office:value-type="float" office:value="464958.9936" calcext:value-type="float">
            <text:p>464,958.99</text:p>
          </table:table-cell>
          <table:table-cell table:formula="of:=[.S10]*365/1000" office:value-type="float" office:value="169710.032664" calcext:value-type="float">
            <text:p>169,710.03</text:p>
          </table:table-cell>
          <table:table-cell table:formula="of:=[.G10]*640*1393.66125/(18*100)" office:value-type="float" office:value="282850.05444" calcext:value-type="float">
            <text:p>282,850.05</text:p>
          </table:table-cell>
          <table:table-cell table:formula="of:=[.U10]*24*238/(2*25*2000*1000*[.V$27])" office:value-type="float" office:value="8.0781975548064" calcext:value-type="float">
            <text:p>8.08</text:p>
          </table:table-cell>
          <table:table-cell table:formula="of:=[.G10]*640*1393.66125/520" office:value-type="float" office:value="979096.342292308" calcext:value-type="float">
            <text:p>979,096.34</text:p>
          </table:table-cell>
          <table:table-cell table:formula="of:=[.W10]*40*0.7*52/([.X$27]*6*1000*2000)" office:value-type="float" office:value="59.3985114324" calcext:value-type="float">
            <text:p>59.40</text:p>
          </table:table-cell>
          <table:table-cell table:formula="of:=[.W10]*120*2/(16*1000*2000)" office:value-type="float" office:value="7.34322256719231" calcext:value-type="float">
            <text:p>7.34</text:p>
          </table:table-cell>
          <table:table-cell table:formula="of:=[.D10]*[.H10]*640*1393.66125/(2000*1000)" office:value-type="float" office:value="652.39151733504" calcext:value-type="float">
            <text:p>652.39</text:p>
          </table:table-cell>
          <table:table-cell table:formula="of:=[.Z10]*3.25*8.34/(48)" office:value-type="float" office:value="368.39733494513" calcext:value-type="float">
            <text:p>368.40</text:p>
          </table:table-cell>
          <table:table-cell table:formula="of:=[.Z10]*25*8.34/(4*48)" office:value-type="float" office:value="708.45641335602" calcext:value-type="float">
            <text:p>708.46</text:p>
          </table:table-cell>
          <table:table-cell table:formula="of:=[.D10]*[.I10]*640*1393.66125/(2000*1000)" office:value-type="float" office:value="84.94724325888" calcext:value-type="float">
            <text:p>84.95</text:p>
          </table:table-cell>
          <table:table-cell table:formula="of:=[.Q10]*400*365/1000" office:value-type="float" office:value="20676364.1376537" calcext:value-type="float">
            <text:p>20,676,364.14</text:p>
          </table:table-cell>
          <table:table-cell table:formula="of:=200*[.Q10]*365/(2.5*1000)" office:value-type="float" office:value="4135272.82753073" calcext:value-type="float">
            <text:p>4,135,272.83</text:p>
          </table:table-cell>
          <table:table-cell table:formula="of:=200*[.Q10]*365*12.5/(2.5*1000*30)" office:value-type="float" office:value="1723030.34480447" calcext:value-type="float">
            <text:p>1,723,030.34</text:p>
          </table:table-cell>
          <table:table-cell table:formula="of:=125*[.Q10]*365/1000" office:value-type="float" office:value="6461363.79301677" calcext:value-type="float">
            <text:p>6,461,363.79</text:p>
          </table:table-cell>
          <table:table-cell table:formula="of:=[.AG10]*1000*365/(3)" office:value-type="float" office:value="786132594817.041" calcext:value-type="float">
            <text:p>786,132,594,817.0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ulkini</text:p>
          </table:table-cell>
          <table:table-cell office:value-type="string" calcext:value-type="string">
            <text:p>Mts</text:p>
          </table:table-cell>
          <table:table-cell/>
          <table:table-cell table:formula="of:=IF([.B11]=&quot;Taiga&quot;;0.43;IF([.B11]=&quot;Mts&quot;;0.21;IF([.B11]=&quot;Temp&quot;;0.64;IF([.B11]=&quot;Steppe&quot;;0.57;IF([.B11]=&quot;Jungle&quot;;0.43;IF([.B11]=&quot;Sav&quot;;0.57;IF([.B11]=&quot;Medi&quot;;0.43;0)))))))" office:value-type="float" office:value="0.21" calcext:value-type="float">
            <text:p>0.21</text:p>
          </table:table-cell>
          <table:table-cell table:formula="of:=IF([.B11]=&quot;Taiga&quot;;528;IF([.B11]=&quot;Mts&quot;;855.27;IF([.B11]=&quot;Temp&quot;;565.94;IF([.B11]=&quot;Steppe&quot;;551.72;IF([.B11]=&quot;Jungle&quot;;575.43;IF([.B11]=&quot;Sav&quot;;599.15;IF([.B11]=&quot;Medi&quot;;564.36;0)))))))" office:value-type="float" office:value="855.27" calcext:value-type="float">
            <text:p>855.27</text:p>
          </table:table-cell>
          <table:table-cell table:formula="of:=IF([.B11]=&quot;Taiga&quot;;2608.19;IF([.B11]=&quot;Mts&quot;;2100;IF([.B11]=&quot;Temp&quot;;2976.19;IF([.B11]=&quot;Steppe&quot;;2450.48;IF([.B11]=&quot;Jungle&quot;;2135.05;IF([.B11]=&quot;Sav&quot;;2310.29;IF([.B11]=&quot;Medi&quot;;2485.52;0)))))))" office:value-type="float" office:value="2100" calcext:value-type="float">
            <text:p>2,100.00</text:p>
          </table:table-cell>
          <table:table-cell table:formula="of:=IF([.B11]=&quot;Taiga&quot;;500.54;IF([.B11]=&quot;Mts&quot;;360;IF([.B11]=&quot;Temp&quot;;570.81;IF([.B11]=&quot;Steppe&quot;;441.95;IF([.B11]=&quot;Jungle&quot;;486.49;IF([.B11]=&quot;Sav&quot;;518.92;IF([.B11]=&quot;Medi&quot;;640;0)))))))" office:value-type="float" office:value="360" calcext:value-type="float">
            <text:p>360.00</text:p>
          </table:table-cell>
          <table:table-cell table:formula="of:=IF([.B11]=&quot;Taiga&quot;;2003.09;IF([.B11]=&quot;Mts&quot;;1612.8;IF([.B11]=&quot;Temp&quot;;2285.71;IF([.B11]=&quot;Steppe&quot;;1881.97;IF([.B11]=&quot;Jungle&quot;;1639.72;IF([.B11]=&quot;Sav&quot;;1774.3;IF([.B11]=&quot;Medi&quot;;1908.88;0)))))))" office:value-type="float" office:value="1612.8" calcext:value-type="float">
            <text:p>1612.8</text:p>
          </table:table-cell>
          <table:table-cell table:formula="of:=IF([.B11]=&quot;Taiga&quot;;260.82;IF([.B11]=&quot;Mts&quot;;210;IF([.B11]=&quot;Temp&quot;;297.62;IF([.B11]=&quot;Steppe&quot;;245.05;IF([.B11]=&quot;Jungle&quot;;213.5;IF([.B11]=&quot;Sav&quot;;231.03;IF([.B11]=&quot;Medi&quot;;248.55;0)))))))" office:value-type="float" office:value="210" calcext:value-type="float">
            <text:p>210.00</text:p>
          </table:table-cell>
          <table:table-cell table:number-columns-repeated="2"/>
          <table:table-cell table:formula="of:=[.D11]*AVERAGE([.E11:.G11])*640*1393.66125/(2000*1000)" office:value-type="float" office:value="103.49613864324" calcext:value-type="float">
            <text:p>103.50</text:p>
          </table:table-cell>
          <table:table-cell table:formula="of:=[.L11]*AVERAGE([.E$27:.G$27])" office:value-type="float" office:value="81.9590850303372" calcext:value-type="float">
            <text:p>81.96</text:p>
          </table:table-cell>
          <table:table-cell table:formula="of:=[.M11]*AVERAGE([.E$30:.G$30])" office:value-type="float" office:value="21.7611423457172" calcext:value-type="float">
            <text:p>21.76</text:p>
          </table:table-cell>
          <table:table-cell table:formula="of:=([.M11]-[.N11])*7/12" office:value-type="float" office:value="35.1154665660283" calcext:value-type="float">
            <text:p>35.12</text:p>
          </table:table-cell>
          <table:table-cell table:formula="of:=[.O11]*0.8" office:value-type="float" office:value="28.0923732528226" calcext:value-type="float">
            <text:p>28.09</text:p>
          </table:table-cell>
          <table:table-cell table:formula="of:=[.P11]*2000/1.5" office:value-type="float" office:value="37456.4976704301" calcext:value-type="float">
            <text:p>37,456.50</text:p>
          </table:table-cell>
          <table:table-cell table:formula="of:=[.Q11]-([.D11]*640*1393.66125/30)-([.O11]/0.54)-([.O11]*2000/100)" office:value-type="float" office:value="30445.5572973206" calcext:value-type="float">
            <text:p>30,445.56</text:p>
          </table:table-cell>
          <table:table-cell table:formula="of:=6*[.G11]*640*1393.66125/(18*365)" office:value-type="float" office:value="293241.6" calcext:value-type="float">
            <text:p>293,241.60</text:p>
          </table:table-cell>
          <table:table-cell table:formula="of:=[.S11]*365/1000" office:value-type="float" office:value="107033.184" calcext:value-type="float">
            <text:p>107,033.18</text:p>
          </table:table-cell>
          <table:table-cell table:formula="of:=[.G11]*640*1393.66125/(18*100)" office:value-type="float" office:value="178388.64" calcext:value-type="float">
            <text:p>178,388.64</text:p>
          </table:table-cell>
          <table:table-cell table:formula="of:=[.U11]*24*238/(2*25*2000*1000*[.V$27])" office:value-type="float" office:value="5.0947795584" calcext:value-type="float">
            <text:p>5.09</text:p>
          </table:table-cell>
          <table:table-cell table:formula="of:=[.G11]*640*1393.66125/520" office:value-type="float" office:value="617499.138461538" calcext:value-type="float">
            <text:p>617,499.14</text:p>
          </table:table-cell>
          <table:table-cell table:formula="of:=[.W11]*40*0.7*52/([.X$27]*6*1000*2000)" office:value-type="float" office:value="37.4616144" calcext:value-type="float">
            <text:p>37.46</text:p>
          </table:table-cell>
          <table:table-cell table:formula="of:=[.W11]*120*2/(16*1000*2000)" office:value-type="float" office:value="4.63124353846154" calcext:value-type="float">
            <text:p>4.63</text:p>
          </table:table-cell>
          <table:table-cell table:formula="of:=[.D11]*[.H11]*640*1393.66125/(2000*1000)" office:value-type="float" office:value="151.0452292608" calcext:value-type="float">
            <text:p>151.05</text:p>
          </table:table-cell>
          <table:table-cell table:formula="of:=[.Z11]*3.25*8.34/(48)" office:value-type="float" office:value="85.293352898208" calcext:value-type="float">
            <text:p>85.29</text:p>
          </table:table-cell>
          <table:table-cell table:formula="of:=[.Z11]*25*8.34/(4*48)" office:value-type="float" office:value="164.0256786504" calcext:value-type="float">
            <text:p>164.03</text:p>
          </table:table-cell>
          <table:table-cell table:formula="of:=[.D11]*[.I11]*640*1393.66125/(2000*1000)" office:value-type="float" office:value="19.66734756" calcext:value-type="float">
            <text:p>19.67</text:p>
          </table:table-cell>
          <table:table-cell table:formula="of:=[.Q11]*400*365/1000" office:value-type="float" office:value="5468648.6598828" calcext:value-type="float">
            <text:p>5,468,648.66</text:p>
          </table:table-cell>
          <table:table-cell table:formula="of:=200*[.Q11]*365/(2.5*1000)" office:value-type="float" office:value="1093729.73197656" calcext:value-type="float">
            <text:p>1,093,729.73</text:p>
          </table:table-cell>
          <table:table-cell table:formula="of:=200*[.Q11]*365*12.5/(2.5*1000*30)" office:value-type="float" office:value="455720.7216569" calcext:value-type="float">
            <text:p>455,720.72</text:p>
          </table:table-cell>
          <table:table-cell table:formula="of:=125*[.Q11]*365/1000" office:value-type="float" office:value="1708952.70621338" calcext:value-type="float">
            <text:p>1,708,952.71</text:p>
          </table:table-cell>
          <table:table-cell table:formula="of:=[.AG11]*1000*365/(3)" office:value-type="float" office:value="207922579255.961" calcext:value-type="float">
            <text:p>207,922,579,255.9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Selva</text:p>
          </table:table-cell>
          <table:table-cell office:value-type="string" calcext:value-type="string">
            <text:p>Jungle</text:p>
          </table:table-cell>
          <table:table-cell/>
          <table:table-cell table:formula="of:=IF([.B12]=&quot;Taiga&quot;;0.43;IF([.B12]=&quot;Mts&quot;;0.21;IF([.B12]=&quot;Temp&quot;;0.64;IF([.B12]=&quot;Steppe&quot;;0.57;IF([.B12]=&quot;Jungle&quot;;0.43;IF([.B12]=&quot;Sav&quot;;0.57;IF([.B12]=&quot;Medi&quot;;0.43;0)))))))" office:value-type="float" office:value="0.43" calcext:value-type="float">
            <text:p>0.43</text:p>
          </table:table-cell>
          <table:table-cell table:formula="of:=IF([.B12]=&quot;Taiga&quot;;528;IF([.B12]=&quot;Mts&quot;;855.27;IF([.B12]=&quot;Temp&quot;;565.94;IF([.B12]=&quot;Steppe&quot;;551.72;IF([.B12]=&quot;Jungle&quot;;575.43;IF([.B12]=&quot;Sav&quot;;599.15;IF([.B12]=&quot;Medi&quot;;564.36;0)))))))" office:value-type="float" office:value="575.43" calcext:value-type="float">
            <text:p>575.43</text:p>
          </table:table-cell>
          <table:table-cell table:formula="of:=IF([.B12]=&quot;Taiga&quot;;2608.19;IF([.B12]=&quot;Mts&quot;;2100;IF([.B12]=&quot;Temp&quot;;2976.19;IF([.B12]=&quot;Steppe&quot;;2450.48;IF([.B12]=&quot;Jungle&quot;;2135.05;IF([.B12]=&quot;Sav&quot;;2310.29;IF([.B12]=&quot;Medi&quot;;2485.52;0)))))))" office:value-type="float" office:value="2135.05" calcext:value-type="float">
            <text:p>2,135.05</text:p>
          </table:table-cell>
          <table:table-cell table:formula="of:=IF([.B12]=&quot;Taiga&quot;;500.54;IF([.B12]=&quot;Mts&quot;;360;IF([.B12]=&quot;Temp&quot;;570.81;IF([.B12]=&quot;Steppe&quot;;441.95;IF([.B12]=&quot;Jungle&quot;;486.49;IF([.B12]=&quot;Sav&quot;;518.92;IF([.B12]=&quot;Medi&quot;;640;0)))))))" office:value-type="float" office:value="486.49" calcext:value-type="float">
            <text:p>486.49</text:p>
          </table:table-cell>
          <table:table-cell table:formula="of:=IF([.B12]=&quot;Taiga&quot;;2003.09;IF([.B12]=&quot;Mts&quot;;1612.8;IF([.B12]=&quot;Temp&quot;;2285.71;IF([.B12]=&quot;Steppe&quot;;1881.97;IF([.B12]=&quot;Jungle&quot;;1639.72;IF([.B12]=&quot;Sav&quot;;1774.3;IF([.B12]=&quot;Medi&quot;;1908.88;0)))))))" office:value-type="float" office:value="1639.72" calcext:value-type="float">
            <text:p>1639.72</text:p>
          </table:table-cell>
          <table:table-cell table:formula="of:=IF([.B12]=&quot;Taiga&quot;;260.82;IF([.B12]=&quot;Mts&quot;;210;IF([.B12]=&quot;Temp&quot;;297.62;IF([.B12]=&quot;Steppe&quot;;245.05;IF([.B12]=&quot;Jungle&quot;;213.5;IF([.B12]=&quot;Sav&quot;;231.03;IF([.B12]=&quot;Medi&quot;;248.55;0)))))))" office:value-type="float" office:value="213.5" calcext:value-type="float">
            <text:p>213.50</text:p>
          </table:table-cell>
          <table:table-cell table:number-columns-repeated="2"/>
          <table:table-cell table:formula="of:=[.D12]*AVERAGE([.E12:.G12])*640*1393.66125/(2000*1000)" office:value-type="float" office:value="204.35862173412" calcext:value-type="float">
            <text:p>204.36</text:p>
          </table:table-cell>
          <table:table-cell table:formula="of:=[.L12]*AVERAGE([.E$27:.G$27])" office:value-type="float" office:value="161.832565687544" calcext:value-type="float">
            <text:p>161.83</text:p>
          </table:table-cell>
          <table:table-cell table:formula="of:=[.M12]*AVERAGE([.E$30:.G$30])" office:value-type="float" office:value="42.9685311493622" calcext:value-type="float">
            <text:p>42.97</text:p>
          </table:table-cell>
          <table:table-cell table:formula="of:=([.M12]-[.N12])*7/12" office:value-type="float" office:value="69.3373534806058" calcext:value-type="float">
            <text:p>69.34</text:p>
          </table:table-cell>
          <table:table-cell table:formula="of:=[.O12]*0.8" office:value-type="float" office:value="55.4698827844846" calcext:value-type="float">
            <text:p>55.47</text:p>
          </table:table-cell>
          <table:table-cell table:formula="of:=[.P12]*2000/1.5" office:value-type="float" office:value="73959.8437126461" calcext:value-type="float">
            <text:p>73,959.84</text:p>
          </table:table-cell>
          <table:table-cell table:formula="of:=[.Q12]-([.D12]*640*1393.66125/30)-([.O12]/0.54)-([.O12]*2000/100)" office:value-type="float" office:value="59660.1749365884" calcext:value-type="float">
            <text:p>59,660.17</text:p>
          </table:table-cell>
          <table:table-cell table:formula="of:=6*[.G12]*640*1393.66125/(18*365)" office:value-type="float" office:value="396275.2944" calcext:value-type="float">
            <text:p>396,275.29</text:p>
          </table:table-cell>
          <table:table-cell table:formula="of:=[.S12]*365/1000" office:value-type="float" office:value="144640.482456" calcext:value-type="float">
            <text:p>144,640.48</text:p>
          </table:table-cell>
          <table:table-cell table:formula="of:=[.G12]*640*1393.66125/(18*100)" office:value-type="float" office:value="241067.47076" calcext:value-type="float">
            <text:p>241,067.47</text:p>
          </table:table-cell>
          <table:table-cell table:formula="of:=[.U12]*24*238/(2*25*2000*1000*[.V$27])" office:value-type="float" office:value="6.8848869649056" calcext:value-type="float">
            <text:p>6.88</text:p>
          </table:table-cell>
          <table:table-cell table:formula="of:=[.G12]*640*1393.66125/520" office:value-type="float" office:value="834464.321861539" calcext:value-type="float">
            <text:p>834,464.32</text:p>
          </table:table-cell>
          <table:table-cell table:formula="of:=[.W12]*40*0.7*52/([.X$27]*6*1000*2000)" office:value-type="float" office:value="50.6241688596" calcext:value-type="float">
            <text:p>50.62</text:p>
          </table:table-cell>
          <table:table-cell table:formula="of:=[.W12]*120*2/(16*1000*2000)" office:value-type="float" office:value="6.25848241396154" calcext:value-type="float">
            <text:p>6.26</text:p>
          </table:table-cell>
          <table:table-cell table:formula="of:=[.D12]*[.H12]*640*1393.66125/(2000*1000)" office:value-type="float" office:value="314.44547733936" calcext:value-type="float">
            <text:p>314.45</text:p>
          </table:table-cell>
          <table:table-cell table:formula="of:=[.Z12]*3.25*8.34/(48)" office:value-type="float" office:value="177.56343048507" calcext:value-type="float">
            <text:p>177.56</text:p>
          </table:table-cell>
          <table:table-cell table:formula="of:=[.Z12]*25*8.34/(4*48)" office:value-type="float" office:value="341.468135548211" calcext:value-type="float">
            <text:p>341.47</text:p>
          </table:table-cell>
          <table:table-cell table:formula="of:=[.D12]*[.I12]*640*1393.66125/(2000*1000)" office:value-type="float" office:value="40.942422738" calcext:value-type="float">
            <text:p>40.94</text:p>
          </table:table-cell>
          <table:table-cell table:formula="of:=[.Q12]*400*365/1000" office:value-type="float" office:value="10798137.1820463" calcext:value-type="float">
            <text:p>10,798,137.18</text:p>
          </table:table-cell>
          <table:table-cell table:formula="of:=200*[.Q12]*365/(2.5*1000)" office:value-type="float" office:value="2159627.43640927" calcext:value-type="float">
            <text:p>2,159,627.44</text:p>
          </table:table-cell>
          <table:table-cell table:formula="of:=200*[.Q12]*365*12.5/(2.5*1000*30)" office:value-type="float" office:value="899844.765170528" calcext:value-type="float">
            <text:p>899,844.77</text:p>
          </table:table-cell>
          <table:table-cell table:formula="of:=125*[.Q12]*365/1000" office:value-type="float" office:value="3374417.86938948" calcext:value-type="float">
            <text:p>3,374,417.87</text:p>
          </table:table-cell>
          <table:table-cell table:formula="of:=[.AG12]*1000*365/(3)" office:value-type="float" office:value="410554174109.053" calcext:value-type="float">
            <text:p>410,554,174,109.0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anio</text:p>
          </table:table-cell>
          <table:table-cell office:value-type="string" calcext:value-type="string">
            <text:p>Jungle</text:p>
          </table:table-cell>
          <table:table-cell/>
          <table:table-cell table:formula="of:=IF([.B13]=&quot;Taiga&quot;;0.43;IF([.B13]=&quot;Mts&quot;;0.21;IF([.B13]=&quot;Temp&quot;;0.64;IF([.B13]=&quot;Steppe&quot;;0.57;IF([.B13]=&quot;Jungle&quot;;0.43;IF([.B13]=&quot;Sav&quot;;0.57;IF([.B13]=&quot;Medi&quot;;0.43;0)))))))" office:value-type="float" office:value="0.43" calcext:value-type="float">
            <text:p>0.43</text:p>
          </table:table-cell>
          <table:table-cell table:formula="of:=IF([.B13]=&quot;Taiga&quot;;528;IF([.B13]=&quot;Mts&quot;;855.27;IF([.B13]=&quot;Temp&quot;;565.94;IF([.B13]=&quot;Steppe&quot;;551.72;IF([.B13]=&quot;Jungle&quot;;575.43;IF([.B13]=&quot;Sav&quot;;599.15;IF([.B13]=&quot;Medi&quot;;564.36;0)))))))" office:value-type="float" office:value="575.43" calcext:value-type="float">
            <text:p>575.43</text:p>
          </table:table-cell>
          <table:table-cell table:formula="of:=IF([.B13]=&quot;Taiga&quot;;2608.19;IF([.B13]=&quot;Mts&quot;;2100;IF([.B13]=&quot;Temp&quot;;2976.19;IF([.B13]=&quot;Steppe&quot;;2450.48;IF([.B13]=&quot;Jungle&quot;;2135.05;IF([.B13]=&quot;Sav&quot;;2310.29;IF([.B13]=&quot;Medi&quot;;2485.52;0)))))))" office:value-type="float" office:value="2135.05" calcext:value-type="float">
            <text:p>2,135.05</text:p>
          </table:table-cell>
          <table:table-cell table:formula="of:=IF([.B13]=&quot;Taiga&quot;;500.54;IF([.B13]=&quot;Mts&quot;;360;IF([.B13]=&quot;Temp&quot;;570.81;IF([.B13]=&quot;Steppe&quot;;441.95;IF([.B13]=&quot;Jungle&quot;;486.49;IF([.B13]=&quot;Sav&quot;;518.92;IF([.B13]=&quot;Medi&quot;;640;0)))))))" office:value-type="float" office:value="486.49" calcext:value-type="float">
            <text:p>486.49</text:p>
          </table:table-cell>
          <table:table-cell table:formula="of:=IF([.B13]=&quot;Taiga&quot;;2003.09;IF([.B13]=&quot;Mts&quot;;1612.8;IF([.B13]=&quot;Temp&quot;;2285.71;IF([.B13]=&quot;Steppe&quot;;1881.97;IF([.B13]=&quot;Jungle&quot;;1639.72;IF([.B13]=&quot;Sav&quot;;1774.3;IF([.B13]=&quot;Medi&quot;;1908.88;0)))))))" office:value-type="float" office:value="1639.72" calcext:value-type="float">
            <text:p>1639.72</text:p>
          </table:table-cell>
          <table:table-cell table:formula="of:=IF([.B13]=&quot;Taiga&quot;;260.82;IF([.B13]=&quot;Mts&quot;;210;IF([.B13]=&quot;Temp&quot;;297.62;IF([.B13]=&quot;Steppe&quot;;245.05;IF([.B13]=&quot;Jungle&quot;;213.5;IF([.B13]=&quot;Sav&quot;;231.03;IF([.B13]=&quot;Medi&quot;;248.55;0)))))))" office:value-type="float" office:value="213.5" calcext:value-type="float">
            <text:p>213.50</text:p>
          </table:table-cell>
          <table:table-cell table:number-columns-repeated="2"/>
          <table:table-cell table:formula="of:=[.D13]*AVERAGE([.E13:.G13])*640*1393.66125/(2000*1000)" office:value-type="float" office:value="204.35862173412" calcext:value-type="float">
            <text:p>204.36</text:p>
          </table:table-cell>
          <table:table-cell table:formula="of:=[.L13]*AVERAGE([.E$27:.G$27])" office:value-type="float" office:value="161.832565687544" calcext:value-type="float">
            <text:p>161.83</text:p>
          </table:table-cell>
          <table:table-cell table:formula="of:=[.M13]*AVERAGE([.E$30:.G$30])" office:value-type="float" office:value="42.9685311493622" calcext:value-type="float">
            <text:p>42.97</text:p>
          </table:table-cell>
          <table:table-cell table:formula="of:=([.M13]-[.N13])*7/12" office:value-type="float" office:value="69.3373534806058" calcext:value-type="float">
            <text:p>69.34</text:p>
          </table:table-cell>
          <table:table-cell table:formula="of:=[.O13]*0.8" office:value-type="float" office:value="55.4698827844846" calcext:value-type="float">
            <text:p>55.47</text:p>
          </table:table-cell>
          <table:table-cell table:formula="of:=[.P13]*2000/1.5" office:value-type="float" office:value="73959.8437126461" calcext:value-type="float">
            <text:p>73,959.84</text:p>
          </table:table-cell>
          <table:table-cell table:formula="of:=[.Q13]-([.D13]*640*1393.66125/30)-([.O13]/0.54)-([.O13]*2000/100)" office:value-type="float" office:value="59660.1749365884" calcext:value-type="float">
            <text:p>59,660.17</text:p>
          </table:table-cell>
          <table:table-cell table:formula="of:=6*[.G13]*640*1393.66125/(18*365)" office:value-type="float" office:value="396275.2944" calcext:value-type="float">
            <text:p>396,275.29</text:p>
          </table:table-cell>
          <table:table-cell table:formula="of:=[.S13]*365/1000" office:value-type="float" office:value="144640.482456" calcext:value-type="float">
            <text:p>144,640.48</text:p>
          </table:table-cell>
          <table:table-cell table:formula="of:=[.G13]*640*1393.66125/(18*100)" office:value-type="float" office:value="241067.47076" calcext:value-type="float">
            <text:p>241,067.47</text:p>
          </table:table-cell>
          <table:table-cell table:formula="of:=[.U13]*24*238/(2*25*2000*1000*[.V$27])" office:value-type="float" office:value="6.8848869649056" calcext:value-type="float">
            <text:p>6.88</text:p>
          </table:table-cell>
          <table:table-cell table:formula="of:=[.G13]*640*1393.66125/520" office:value-type="float" office:value="834464.321861539" calcext:value-type="float">
            <text:p>834,464.32</text:p>
          </table:table-cell>
          <table:table-cell table:formula="of:=[.W13]*40*0.7*52/([.X$27]*6*1000*2000)" office:value-type="float" office:value="50.6241688596" calcext:value-type="float">
            <text:p>50.62</text:p>
          </table:table-cell>
          <table:table-cell table:formula="of:=[.W13]*120*2/(16*1000*2000)" office:value-type="float" office:value="6.25848241396154" calcext:value-type="float">
            <text:p>6.26</text:p>
          </table:table-cell>
          <table:table-cell table:formula="of:=[.D13]*[.H13]*640*1393.66125/(2000*1000)" office:value-type="float" office:value="314.44547733936" calcext:value-type="float">
            <text:p>314.45</text:p>
          </table:table-cell>
          <table:table-cell table:formula="of:=[.Z13]*3.25*8.34/(48)" office:value-type="float" office:value="177.56343048507" calcext:value-type="float">
            <text:p>177.56</text:p>
          </table:table-cell>
          <table:table-cell table:formula="of:=[.Z13]*25*8.34/(4*48)" office:value-type="float" office:value="341.468135548211" calcext:value-type="float">
            <text:p>341.47</text:p>
          </table:table-cell>
          <table:table-cell table:formula="of:=[.D13]*[.I13]*640*1393.66125/(2000*1000)" office:value-type="float" office:value="40.942422738" calcext:value-type="float">
            <text:p>40.94</text:p>
          </table:table-cell>
          <table:table-cell table:formula="of:=[.Q13]*400*365/1000" office:value-type="float" office:value="10798137.1820463" calcext:value-type="float">
            <text:p>10,798,137.18</text:p>
          </table:table-cell>
          <table:table-cell table:formula="of:=200*[.Q13]*365/(2.5*1000)" office:value-type="float" office:value="2159627.43640927" calcext:value-type="float">
            <text:p>2,159,627.44</text:p>
          </table:table-cell>
          <table:table-cell table:formula="of:=200*[.Q13]*365*12.5/(2.5*1000*30)" office:value-type="float" office:value="899844.765170528" calcext:value-type="float">
            <text:p>899,844.77</text:p>
          </table:table-cell>
          <table:table-cell table:formula="of:=125*[.Q13]*365/1000" office:value-type="float" office:value="3374417.86938948" calcext:value-type="float">
            <text:p>3,374,417.87</text:p>
          </table:table-cell>
          <table:table-cell table:formula="of:=[.AG13]*1000*365/(3)" office:value-type="float" office:value="410554174109.053" calcext:value-type="float">
            <text:p>410,554,174,109.0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enilche</text:p>
          </table:table-cell>
          <table:table-cell office:value-type="string" calcext:value-type="string">
            <text:p>Sav</text:p>
          </table:table-cell>
          <table:table-cell/>
          <table:table-cell table:formula="of:=IF([.B14]=&quot;Taiga&quot;;0.43;IF([.B14]=&quot;Mts&quot;;0.21;IF([.B14]=&quot;Temp&quot;;0.64;IF([.B14]=&quot;Steppe&quot;;0.57;IF([.B14]=&quot;Jungle&quot;;0.43;IF([.B14]=&quot;Sav&quot;;0.57;IF([.B14]=&quot;Medi&quot;;0.43;0)))))))" office:value-type="float" office:value="0.57" calcext:value-type="float">
            <text:p>0.57</text:p>
          </table:table-cell>
          <table:table-cell table:formula="of:=IF([.B14]=&quot;Taiga&quot;;528;IF([.B14]=&quot;Mts&quot;;855.27;IF([.B14]=&quot;Temp&quot;;565.94;IF([.B14]=&quot;Steppe&quot;;551.72;IF([.B14]=&quot;Jungle&quot;;575.43;IF([.B14]=&quot;Sav&quot;;599.15;IF([.B14]=&quot;Medi&quot;;564.36;0)))))))" office:value-type="float" office:value="599.15" calcext:value-type="float">
            <text:p>599.15</text:p>
          </table:table-cell>
          <table:table-cell table:formula="of:=IF([.B14]=&quot;Taiga&quot;;2608.19;IF([.B14]=&quot;Mts&quot;;2100;IF([.B14]=&quot;Temp&quot;;2976.19;IF([.B14]=&quot;Steppe&quot;;2450.48;IF([.B14]=&quot;Jungle&quot;;2135.05;IF([.B14]=&quot;Sav&quot;;2310.29;IF([.B14]=&quot;Medi&quot;;2485.52;0)))))))" office:value-type="float" office:value="2310.29" calcext:value-type="float">
            <text:p>2,310.29</text:p>
          </table:table-cell>
          <table:table-cell table:formula="of:=IF([.B14]=&quot;Taiga&quot;;500.54;IF([.B14]=&quot;Mts&quot;;360;IF([.B14]=&quot;Temp&quot;;570.81;IF([.B14]=&quot;Steppe&quot;;441.95;IF([.B14]=&quot;Jungle&quot;;486.49;IF([.B14]=&quot;Sav&quot;;518.92;IF([.B14]=&quot;Medi&quot;;640;0)))))))" office:value-type="float" office:value="518.92" calcext:value-type="float">
            <text:p>518.92</text:p>
          </table:table-cell>
          <table:table-cell table:formula="of:=IF([.B14]=&quot;Taiga&quot;;2003.09;IF([.B14]=&quot;Mts&quot;;1612.8;IF([.B14]=&quot;Temp&quot;;2285.71;IF([.B14]=&quot;Steppe&quot;;1881.97;IF([.B14]=&quot;Jungle&quot;;1639.72;IF([.B14]=&quot;Sav&quot;;1774.3;IF([.B14]=&quot;Medi&quot;;1908.88;0)))))))" office:value-type="float" office:value="1774.3" calcext:value-type="float">
            <text:p>1774.3</text:p>
          </table:table-cell>
          <table:table-cell table:formula="of:=IF([.B14]=&quot;Taiga&quot;;260.82;IF([.B14]=&quot;Mts&quot;;210;IF([.B14]=&quot;Temp&quot;;297.62;IF([.B14]=&quot;Steppe&quot;;245.05;IF([.B14]=&quot;Jungle&quot;;213.5;IF([.B14]=&quot;Sav&quot;;231.03;IF([.B14]=&quot;Medi&quot;;248.55;0)))))))" office:value-type="float" office:value="231.03" calcext:value-type="float">
            <text:p>231.03</text:p>
          </table:table-cell>
          <table:table-cell table:number-columns-repeated="2"/>
          <table:table-cell table:formula="of:=[.D14]*AVERAGE([.E14:.G14])*640*1393.66125/(2000*1000)" office:value-type="float" office:value="290.50072696944" calcext:value-type="float">
            <text:p>290.50</text:p>
          </table:table-cell>
          <table:table-cell table:formula="of:=[.L14]*AVERAGE([.E$27:.G$27])" office:value-type="float" office:value="230.048909023895" calcext:value-type="float">
            <text:p>230.05</text:p>
          </table:table-cell>
          <table:table-cell table:formula="of:=[.M14]*AVERAGE([.E$30:.G$30])" office:value-type="float" office:value="61.0808070135593" calcext:value-type="float">
            <text:p>61.08</text:p>
          </table:table-cell>
          <table:table-cell table:formula="of:=([.M14]-[.N14])*7/12" office:value-type="float" office:value="98.5647261726956" calcext:value-type="float">
            <text:p>98.56</text:p>
          </table:table-cell>
          <table:table-cell table:formula="of:=[.O14]*0.8" office:value-type="float" office:value="78.8517809381565" calcext:value-type="float">
            <text:p>78.85</text:p>
          </table:table-cell>
          <table:table-cell table:formula="of:=[.P14]*2000/1.5" office:value-type="float" office:value="105135.707917542" calcext:value-type="float">
            <text:p>105,135.71</text:p>
          </table:table-cell>
          <table:table-cell table:formula="of:=[.Q14]-([.D14]*640*1393.66125/30)-([.O14]/0.54)-([.O14]*2000/100)" office:value-type="float" office:value="86034.9653233979" calcext:value-type="float">
            <text:p>86,034.97</text:p>
          </table:table-cell>
          <table:table-cell table:formula="of:=6*[.G14]*640*1393.66125/(18*365)" office:value-type="float" office:value="422691.4752" calcext:value-type="float">
            <text:p>422,691.48</text:p>
          </table:table-cell>
          <table:table-cell table:formula="of:=[.S14]*365/1000" office:value-type="float" office:value="154282.388448" calcext:value-type="float">
            <text:p>154,282.39</text:p>
          </table:table-cell>
          <table:table-cell table:formula="of:=[.G14]*640*1393.66125/(18*100)" office:value-type="float" office:value="257137.31408" calcext:value-type="float">
            <text:p>257,137.31</text:p>
          </table:table-cell>
          <table:table-cell table:formula="of:=[.U14]*24*238/(2*25*2000*1000*[.V$27])" office:value-type="float" office:value="7.3438416901248" calcext:value-type="float">
            <text:p>7.34</text:p>
          </table:table-cell>
          <table:table-cell table:formula="of:=[.G14]*640*1393.66125/520" office:value-type="float" office:value="890090.702584615" calcext:value-type="float">
            <text:p>890,090.70</text:p>
          </table:table-cell>
          <table:table-cell table:formula="of:=[.W14]*40*0.7*52/([.X$27]*6*1000*2000)" office:value-type="float" office:value="53.9988359568" calcext:value-type="float">
            <text:p>54.00</text:p>
          </table:table-cell>
          <table:table-cell table:formula="of:=[.W14]*120*2/(16*1000*2000)" office:value-type="float" office:value="6.67568026938462" calcext:value-type="float">
            <text:p>6.68</text:p>
          </table:table-cell>
          <table:table-cell table:formula="of:=[.D14]*[.H14]*640*1393.66125/(2000*1000)" office:value-type="float" office:value="451.0338236316" calcext:value-type="float">
            <text:p>451.03</text:p>
          </table:table-cell>
          <table:table-cell table:formula="of:=[.Z14]*3.25*8.34/(48)" office:value-type="float" office:value="254.693162281969" calcext:value-type="float">
            <text:p>254.69</text:p>
          </table:table-cell>
          <table:table-cell table:formula="of:=[.Z14]*25*8.34/(4*48)" office:value-type="float" office:value="489.794542849941" calcext:value-type="float">
            <text:p>489.79</text:p>
          </table:table-cell>
          <table:table-cell table:formula="of:=[.D14]*[.I14]*640*1393.66125/(2000*1000)" office:value-type="float" office:value="58.72870668636" calcext:value-type="float">
            <text:p>58.73</text:p>
          </table:table-cell>
          <table:table-cell table:formula="of:=[.Q14]*400*365/1000" office:value-type="float" office:value="15349813.3559611" calcext:value-type="float">
            <text:p>15,349,813.36</text:p>
          </table:table-cell>
          <table:table-cell table:formula="of:=200*[.Q14]*365/(2.5*1000)" office:value-type="float" office:value="3069962.67119223" calcext:value-type="float">
            <text:p>3,069,962.67</text:p>
          </table:table-cell>
          <table:table-cell table:formula="of:=200*[.Q14]*365*12.5/(2.5*1000*30)" office:value-type="float" office:value="1279151.11299676" calcext:value-type="float">
            <text:p>1,279,151.11</text:p>
          </table:table-cell>
          <table:table-cell table:formula="of:=125*[.Q14]*365/1000" office:value-type="float" office:value="4796816.67373785" calcext:value-type="float">
            <text:p>4,796,816.67</text:p>
          </table:table-cell>
          <table:table-cell table:formula="of:=[.AG14]*1000*365/(3)" office:value-type="float" office:value="583612695304.772" calcext:value-type="float">
            <text:p>583,612,695,304.7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Mechansa</text:p>
          </table:table-cell>
          <table:table-cell office:value-type="string" calcext:value-type="string">
            <text:p>Jungle</text:p>
          </table:table-cell>
          <table:table-cell/>
          <table:table-cell table:formula="of:=IF([.B15]=&quot;Taiga&quot;;0.43;IF([.B15]=&quot;Mts&quot;;0.21;IF([.B15]=&quot;Temp&quot;;0.64;IF([.B15]=&quot;Steppe&quot;;0.57;IF([.B15]=&quot;Jungle&quot;;0.43;IF([.B15]=&quot;Sav&quot;;0.57;IF([.B15]=&quot;Medi&quot;;0.43;0)))))))" office:value-type="float" office:value="0.43" calcext:value-type="float">
            <text:p>0.43</text:p>
          </table:table-cell>
          <table:table-cell table:formula="of:=IF([.B15]=&quot;Taiga&quot;;528;IF([.B15]=&quot;Mts&quot;;855.27;IF([.B15]=&quot;Temp&quot;;565.94;IF([.B15]=&quot;Steppe&quot;;551.72;IF([.B15]=&quot;Jungle&quot;;575.43;IF([.B15]=&quot;Sav&quot;;599.15;IF([.B15]=&quot;Medi&quot;;564.36;0)))))))" office:value-type="float" office:value="575.43" calcext:value-type="float">
            <text:p>575.43</text:p>
          </table:table-cell>
          <table:table-cell table:formula="of:=IF([.B15]=&quot;Taiga&quot;;2608.19;IF([.B15]=&quot;Mts&quot;;2100;IF([.B15]=&quot;Temp&quot;;2976.19;IF([.B15]=&quot;Steppe&quot;;2450.48;IF([.B15]=&quot;Jungle&quot;;2135.05;IF([.B15]=&quot;Sav&quot;;2310.29;IF([.B15]=&quot;Medi&quot;;2485.52;0)))))))" office:value-type="float" office:value="2135.05" calcext:value-type="float">
            <text:p>2,135.05</text:p>
          </table:table-cell>
          <table:table-cell table:formula="of:=IF([.B15]=&quot;Taiga&quot;;500.54;IF([.B15]=&quot;Mts&quot;;360;IF([.B15]=&quot;Temp&quot;;570.81;IF([.B15]=&quot;Steppe&quot;;441.95;IF([.B15]=&quot;Jungle&quot;;486.49;IF([.B15]=&quot;Sav&quot;;518.92;IF([.B15]=&quot;Medi&quot;;640;0)))))))" office:value-type="float" office:value="486.49" calcext:value-type="float">
            <text:p>486.49</text:p>
          </table:table-cell>
          <table:table-cell table:formula="of:=IF([.B15]=&quot;Taiga&quot;;2003.09;IF([.B15]=&quot;Mts&quot;;1612.8;IF([.B15]=&quot;Temp&quot;;2285.71;IF([.B15]=&quot;Steppe&quot;;1881.97;IF([.B15]=&quot;Jungle&quot;;1639.72;IF([.B15]=&quot;Sav&quot;;1774.3;IF([.B15]=&quot;Medi&quot;;1908.88;0)))))))" office:value-type="float" office:value="1639.72" calcext:value-type="float">
            <text:p>1639.72</text:p>
          </table:table-cell>
          <table:table-cell table:formula="of:=IF([.B15]=&quot;Taiga&quot;;260.82;IF([.B15]=&quot;Mts&quot;;210;IF([.B15]=&quot;Temp&quot;;297.62;IF([.B15]=&quot;Steppe&quot;;245.05;IF([.B15]=&quot;Jungle&quot;;213.5;IF([.B15]=&quot;Sav&quot;;231.03;IF([.B15]=&quot;Medi&quot;;248.55;0)))))))" office:value-type="float" office:value="213.5" calcext:value-type="float">
            <text:p>213.50</text:p>
          </table:table-cell>
          <table:table-cell table:number-columns-repeated="2"/>
          <table:table-cell table:formula="of:=[.D15]*AVERAGE([.E15:.G15])*640*1393.66125/(2000*1000)" office:value-type="float" office:value="204.35862173412" calcext:value-type="float">
            <text:p>204.36</text:p>
          </table:table-cell>
          <table:table-cell table:formula="of:=[.L15]*AVERAGE([.E$27:.G$27])" office:value-type="float" office:value="161.832565687544" calcext:value-type="float">
            <text:p>161.83</text:p>
          </table:table-cell>
          <table:table-cell table:formula="of:=[.M15]*AVERAGE([.E$30:.G$30])" office:value-type="float" office:value="42.9685311493622" calcext:value-type="float">
            <text:p>42.97</text:p>
          </table:table-cell>
          <table:table-cell table:formula="of:=([.M15]-[.N15])*7/12" office:value-type="float" office:value="69.3373534806058" calcext:value-type="float">
            <text:p>69.34</text:p>
          </table:table-cell>
          <table:table-cell table:formula="of:=[.O15]*0.8" office:value-type="float" office:value="55.4698827844846" calcext:value-type="float">
            <text:p>55.47</text:p>
          </table:table-cell>
          <table:table-cell table:formula="of:=[.P15]*2000/1.5" office:value-type="float" office:value="73959.8437126461" calcext:value-type="float">
            <text:p>73,959.84</text:p>
          </table:table-cell>
          <table:table-cell table:formula="of:=[.Q15]-([.D15]*640*1393.66125/30)-([.O15]/0.54)-([.O15]*2000/100)" office:value-type="float" office:value="59660.1749365884" calcext:value-type="float">
            <text:p>59,660.17</text:p>
          </table:table-cell>
          <table:table-cell table:formula="of:=6*[.G15]*640*1393.66125/(18*365)" office:value-type="float" office:value="396275.2944" calcext:value-type="float">
            <text:p>396,275.29</text:p>
          </table:table-cell>
          <table:table-cell table:formula="of:=[.S15]*365/1000" office:value-type="float" office:value="144640.482456" calcext:value-type="float">
            <text:p>144,640.48</text:p>
          </table:table-cell>
          <table:table-cell table:formula="of:=[.G15]*640*1393.66125/(18*100)" office:value-type="float" office:value="241067.47076" calcext:value-type="float">
            <text:p>241,067.47</text:p>
          </table:table-cell>
          <table:table-cell table:formula="of:=[.U15]*24*238/(2*25*2000*1000*[.V$27])" office:value-type="float" office:value="6.8848869649056" calcext:value-type="float">
            <text:p>6.88</text:p>
          </table:table-cell>
          <table:table-cell table:formula="of:=[.G15]*640*1393.66125/520" office:value-type="float" office:value="834464.321861539" calcext:value-type="float">
            <text:p>834,464.32</text:p>
          </table:table-cell>
          <table:table-cell table:formula="of:=[.W15]*40*0.7*52/([.X$27]*6*1000*2000)" office:value-type="float" office:value="50.6241688596" calcext:value-type="float">
            <text:p>50.62</text:p>
          </table:table-cell>
          <table:table-cell table:formula="of:=[.W15]*120*2/(16*1000*2000)" office:value-type="float" office:value="6.25848241396154" calcext:value-type="float">
            <text:p>6.26</text:p>
          </table:table-cell>
          <table:table-cell table:formula="of:=[.D15]*[.H15]*640*1393.66125/(2000*1000)" office:value-type="float" office:value="314.44547733936" calcext:value-type="float">
            <text:p>314.45</text:p>
          </table:table-cell>
          <table:table-cell table:formula="of:=[.Z15]*3.25*8.34/(48)" office:value-type="float" office:value="177.56343048507" calcext:value-type="float">
            <text:p>177.56</text:p>
          </table:table-cell>
          <table:table-cell table:formula="of:=[.Z15]*25*8.34/(4*48)" office:value-type="float" office:value="341.468135548211" calcext:value-type="float">
            <text:p>341.47</text:p>
          </table:table-cell>
          <table:table-cell table:formula="of:=[.D15]*[.I15]*640*1393.66125/(2000*1000)" office:value-type="float" office:value="40.942422738" calcext:value-type="float">
            <text:p>40.94</text:p>
          </table:table-cell>
          <table:table-cell table:formula="of:=[.Q15]*400*365/1000" office:value-type="float" office:value="10798137.1820463" calcext:value-type="float">
            <text:p>10,798,137.18</text:p>
          </table:table-cell>
          <table:table-cell table:formula="of:=200*[.Q15]*365/(2.5*1000)" office:value-type="float" office:value="2159627.43640927" calcext:value-type="float">
            <text:p>2,159,627.44</text:p>
          </table:table-cell>
          <table:table-cell table:formula="of:=200*[.Q15]*365*12.5/(2.5*1000*30)" office:value-type="float" office:value="899844.765170528" calcext:value-type="float">
            <text:p>899,844.77</text:p>
          </table:table-cell>
          <table:table-cell table:formula="of:=125*[.Q15]*365/1000" office:value-type="float" office:value="3374417.86938948" calcext:value-type="float">
            <text:p>3,374,417.87</text:p>
          </table:table-cell>
          <table:table-cell table:formula="of:=[.AG15]*1000*365/(3)" office:value-type="float" office:value="410554174109.053" calcext:value-type="float">
            <text:p>410,554,174,109.05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antrokeno</text:p>
          </table:table-cell>
          <table:table-cell office:value-type="string" calcext:value-type="string">
            <text:p>Temp</text:p>
          </table:table-cell>
          <table:table-cell/>
          <table:table-cell table:formula="of:=IF([.B16]=&quot;Taiga&quot;;0.43;IF([.B16]=&quot;Mts&quot;;0.21;IF([.B16]=&quot;Temp&quot;;0.64;IF([.B16]=&quot;Steppe&quot;;0.57;IF([.B16]=&quot;Jungle&quot;;0.43;IF([.B16]=&quot;Sav&quot;;0.57;IF([.B16]=&quot;Medi&quot;;0.43;0)))))))" office:value-type="float" office:value="0.64" calcext:value-type="float">
            <text:p>0.64</text:p>
          </table:table-cell>
          <table:table-cell table:formula="of:=IF([.B16]=&quot;Taiga&quot;;528;IF([.B16]=&quot;Mts&quot;;855.27;IF([.B16]=&quot;Temp&quot;;565.94;IF([.B16]=&quot;Steppe&quot;;551.72;IF([.B16]=&quot;Jungle&quot;;575.43;IF([.B16]=&quot;Sav&quot;;599.15;IF([.B16]=&quot;Medi&quot;;564.36;0)))))))" office:value-type="float" office:value="565.94" calcext:value-type="float">
            <text:p>565.94</text:p>
          </table:table-cell>
          <table:table-cell table:formula="of:=IF([.B16]=&quot;Taiga&quot;;2608.19;IF([.B16]=&quot;Mts&quot;;2100;IF([.B16]=&quot;Temp&quot;;2976.19;IF([.B16]=&quot;Steppe&quot;;2450.48;IF([.B16]=&quot;Jungle&quot;;2135.05;IF([.B16]=&quot;Sav&quot;;2310.29;IF([.B16]=&quot;Medi&quot;;2485.52;0)))))))" office:value-type="float" office:value="2976.19" calcext:value-type="float">
            <text:p>2,976.19</text:p>
          </table:table-cell>
          <table:table-cell table:formula="of:=IF([.B16]=&quot;Taiga&quot;;500.54;IF([.B16]=&quot;Mts&quot;;360;IF([.B16]=&quot;Temp&quot;;570.81;IF([.B16]=&quot;Steppe&quot;;441.95;IF([.B16]=&quot;Jungle&quot;;486.49;IF([.B16]=&quot;Sav&quot;;518.92;IF([.B16]=&quot;Medi&quot;;640;0)))))))" office:value-type="float" office:value="570.81" calcext:value-type="float">
            <text:p>570.81</text:p>
          </table:table-cell>
          <table:table-cell table:formula="of:=IF([.B16]=&quot;Taiga&quot;;2003.09;IF([.B16]=&quot;Mts&quot;;1612.8;IF([.B16]=&quot;Temp&quot;;2285.71;IF([.B16]=&quot;Steppe&quot;;1881.97;IF([.B16]=&quot;Jungle&quot;;1639.72;IF([.B16]=&quot;Sav&quot;;1774.3;IF([.B16]=&quot;Medi&quot;;1908.88;0)))))))" office:value-type="float" office:value="2285.71" calcext:value-type="float">
            <text:p>2285.71</text:p>
          </table:table-cell>
          <table:table-cell table:formula="of:=IF([.B16]=&quot;Taiga&quot;;260.82;IF([.B16]=&quot;Mts&quot;;210;IF([.B16]=&quot;Temp&quot;;297.62;IF([.B16]=&quot;Steppe&quot;;245.05;IF([.B16]=&quot;Jungle&quot;;213.5;IF([.B16]=&quot;Sav&quot;;231.03;IF([.B16]=&quot;Medi&quot;;248.55;0)))))))" office:value-type="float" office:value="297.62" calcext:value-type="float">
            <text:p>297.62</text:p>
          </table:table-cell>
          <table:table-cell table:number-columns-repeated="2"/>
          <table:table-cell table:formula="of:=[.D16]*AVERAGE([.E16:.G16])*640*1393.66125/(2000*1000)" office:value-type="float" office:value="391.30761226752" calcext:value-type="float">
            <text:p>391.31</text:p>
          </table:table-cell>
          <table:table-cell table:formula="of:=[.L16]*AVERAGE([.E$27:.G$27])" office:value-type="float" office:value="309.878361524231" calcext:value-type="float">
            <text:p>309.88</text:p>
          </table:table-cell>
          <table:table-cell table:formula="of:=[.M16]*AVERAGE([.E$30:.G$30])" office:value-type="float" office:value="82.2765058015275" calcext:value-type="float">
            <text:p>82.28</text:p>
          </table:table-cell>
          <table:table-cell table:formula="of:=([.M16]-[.N16])*7/12" office:value-type="float" office:value="132.767749171577" calcext:value-type="float">
            <text:p>132.77</text:p>
          </table:table-cell>
          <table:table-cell table:formula="of:=[.O16]*0.8" office:value-type="float" office:value="106.214199337262" calcext:value-type="float">
            <text:p>106.21</text:p>
          </table:table-cell>
          <table:table-cell table:formula="of:=[.P16]*2000/1.5" office:value-type="float" office:value="141618.932449683" calcext:value-type="float">
            <text:p>141,618.93</text:p>
          </table:table-cell>
          <table:table-cell table:formula="of:=[.Q16]-([.D16]*640*1393.66125/30)-([.O16]/0.54)-([.O16]*2000/100)" office:value-type="float" office:value="119689.589664082" calcext:value-type="float">
            <text:p>119,689.59</text:p>
          </table:table-cell>
          <table:table-cell table:formula="of:=6*[.G16]*640*1393.66125/(18*365)" office:value-type="float" office:value="464958.9936" calcext:value-type="float">
            <text:p>464,958.99</text:p>
          </table:table-cell>
          <table:table-cell table:formula="of:=[.S16]*365/1000" office:value-type="float" office:value="169710.032664" calcext:value-type="float">
            <text:p>169,710.03</text:p>
          </table:table-cell>
          <table:table-cell table:formula="of:=[.G16]*640*1393.66125/(18*100)" office:value-type="float" office:value="282850.05444" calcext:value-type="float">
            <text:p>282,850.05</text:p>
          </table:table-cell>
          <table:table-cell table:formula="of:=[.U16]*24*238/(2*25*2000*1000*[.V$27])" office:value-type="float" office:value="8.0781975548064" calcext:value-type="float">
            <text:p>8.08</text:p>
          </table:table-cell>
          <table:table-cell table:formula="of:=[.G16]*640*1393.66125/520" office:value-type="float" office:value="979096.342292308" calcext:value-type="float">
            <text:p>979,096.34</text:p>
          </table:table-cell>
          <table:table-cell table:formula="of:=[.W16]*40*0.7*52/([.X$27]*6*1000*2000)" office:value-type="float" office:value="59.3985114324" calcext:value-type="float">
            <text:p>59.40</text:p>
          </table:table-cell>
          <table:table-cell table:formula="of:=[.W16]*120*2/(16*1000*2000)" office:value-type="float" office:value="7.34322256719231" calcext:value-type="float">
            <text:p>7.34</text:p>
          </table:table-cell>
          <table:table-cell table:formula="of:=[.D16]*[.H16]*640*1393.66125/(2000*1000)" office:value-type="float" office:value="652.39151733504" calcext:value-type="float">
            <text:p>652.39</text:p>
          </table:table-cell>
          <table:table-cell table:formula="of:=[.Z16]*3.25*8.34/(48)" office:value-type="float" office:value="368.39733494513" calcext:value-type="float">
            <text:p>368.40</text:p>
          </table:table-cell>
          <table:table-cell table:formula="of:=[.Z16]*25*8.34/(4*48)" office:value-type="float" office:value="708.45641335602" calcext:value-type="float">
            <text:p>708.46</text:p>
          </table:table-cell>
          <table:table-cell table:formula="of:=[.D16]*[.I16]*640*1393.66125/(2000*1000)" office:value-type="float" office:value="84.94724325888" calcext:value-type="float">
            <text:p>84.95</text:p>
          </table:table-cell>
          <table:table-cell table:formula="of:=[.Q16]*400*365/1000" office:value-type="float" office:value="20676364.1376537" calcext:value-type="float">
            <text:p>20,676,364.14</text:p>
          </table:table-cell>
          <table:table-cell table:formula="of:=200*[.Q16]*365/(2.5*1000)" office:value-type="float" office:value="4135272.82753073" calcext:value-type="float">
            <text:p>4,135,272.83</text:p>
          </table:table-cell>
          <table:table-cell table:formula="of:=200*[.Q16]*365*12.5/(2.5*1000*30)" office:value-type="float" office:value="1723030.34480447" calcext:value-type="float">
            <text:p>1,723,030.34</text:p>
          </table:table-cell>
          <table:table-cell table:formula="of:=125*[.Q16]*365/1000" office:value-type="float" office:value="6461363.79301677" calcext:value-type="float">
            <text:p>6,461,363.79</text:p>
          </table:table-cell>
          <table:table-cell table:formula="of:=[.AG16]*1000*365/(3)" office:value-type="float" office:value="786132594817.041" calcext:value-type="float">
            <text:p>786,132,594,817.0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Vanuchu</text:p>
          </table:table-cell>
          <table:table-cell office:value-type="string" calcext:value-type="string">
            <text:p>Temp</text:p>
          </table:table-cell>
          <table:table-cell/>
          <table:table-cell table:formula="of:=IF([.B17]=&quot;Taiga&quot;;0.43;IF([.B17]=&quot;Mts&quot;;0.21;IF([.B17]=&quot;Temp&quot;;0.64;IF([.B17]=&quot;Steppe&quot;;0.57;IF([.B17]=&quot;Jungle&quot;;0.43;IF([.B17]=&quot;Sav&quot;;0.57;IF([.B17]=&quot;Medi&quot;;0.43;0)))))))" office:value-type="float" office:value="0.64" calcext:value-type="float">
            <text:p>0.64</text:p>
          </table:table-cell>
          <table:table-cell table:formula="of:=IF([.B17]=&quot;Taiga&quot;;528;IF([.B17]=&quot;Mts&quot;;855.27;IF([.B17]=&quot;Temp&quot;;565.94;IF([.B17]=&quot;Steppe&quot;;551.72;IF([.B17]=&quot;Jungle&quot;;575.43;IF([.B17]=&quot;Sav&quot;;599.15;IF([.B17]=&quot;Medi&quot;;564.36;0)))))))" office:value-type="float" office:value="565.94" calcext:value-type="float">
            <text:p>565.94</text:p>
          </table:table-cell>
          <table:table-cell table:formula="of:=IF([.B17]=&quot;Taiga&quot;;2608.19;IF([.B17]=&quot;Mts&quot;;2100;IF([.B17]=&quot;Temp&quot;;2976.19;IF([.B17]=&quot;Steppe&quot;;2450.48;IF([.B17]=&quot;Jungle&quot;;2135.05;IF([.B17]=&quot;Sav&quot;;2310.29;IF([.B17]=&quot;Medi&quot;;2485.52;0)))))))" office:value-type="float" office:value="2976.19" calcext:value-type="float">
            <text:p>2,976.19</text:p>
          </table:table-cell>
          <table:table-cell table:formula="of:=IF([.B17]=&quot;Taiga&quot;;500.54;IF([.B17]=&quot;Mts&quot;;360;IF([.B17]=&quot;Temp&quot;;570.81;IF([.B17]=&quot;Steppe&quot;;441.95;IF([.B17]=&quot;Jungle&quot;;486.49;IF([.B17]=&quot;Sav&quot;;518.92;IF([.B17]=&quot;Medi&quot;;640;0)))))))" office:value-type="float" office:value="570.81" calcext:value-type="float">
            <text:p>570.81</text:p>
          </table:table-cell>
          <table:table-cell table:formula="of:=IF([.B17]=&quot;Taiga&quot;;2003.09;IF([.B17]=&quot;Mts&quot;;1612.8;IF([.B17]=&quot;Temp&quot;;2285.71;IF([.B17]=&quot;Steppe&quot;;1881.97;IF([.B17]=&quot;Jungle&quot;;1639.72;IF([.B17]=&quot;Sav&quot;;1774.3;IF([.B17]=&quot;Medi&quot;;1908.88;0)))))))" office:value-type="float" office:value="2285.71" calcext:value-type="float">
            <text:p>2285.71</text:p>
          </table:table-cell>
          <table:table-cell table:formula="of:=IF([.B17]=&quot;Taiga&quot;;260.82;IF([.B17]=&quot;Mts&quot;;210;IF([.B17]=&quot;Temp&quot;;297.62;IF([.B17]=&quot;Steppe&quot;;245.05;IF([.B17]=&quot;Jungle&quot;;213.5;IF([.B17]=&quot;Sav&quot;;231.03;IF([.B17]=&quot;Medi&quot;;248.55;0)))))))" office:value-type="float" office:value="297.62" calcext:value-type="float">
            <text:p>297.62</text:p>
          </table:table-cell>
          <table:table-cell table:number-columns-repeated="2"/>
          <table:table-cell table:formula="of:=[.D17]*AVERAGE([.E17:.G17])*640*1393.66125/(2000*1000)" office:value-type="float" office:value="391.30761226752" calcext:value-type="float">
            <text:p>391.31</text:p>
          </table:table-cell>
          <table:table-cell table:formula="of:=[.L17]*AVERAGE([.E$27:.G$27])" office:value-type="float" office:value="309.878361524231" calcext:value-type="float">
            <text:p>309.88</text:p>
          </table:table-cell>
          <table:table-cell table:formula="of:=[.M17]*AVERAGE([.E$30:.G$30])" office:value-type="float" office:value="82.2765058015275" calcext:value-type="float">
            <text:p>82.28</text:p>
          </table:table-cell>
          <table:table-cell table:formula="of:=([.M17]-[.N17])*7/12" office:value-type="float" office:value="132.767749171577" calcext:value-type="float">
            <text:p>132.77</text:p>
          </table:table-cell>
          <table:table-cell table:formula="of:=[.O17]*0.8" office:value-type="float" office:value="106.214199337262" calcext:value-type="float">
            <text:p>106.21</text:p>
          </table:table-cell>
          <table:table-cell table:formula="of:=[.P17]*2000/1.5" office:value-type="float" office:value="141618.932449683" calcext:value-type="float">
            <text:p>141,618.93</text:p>
          </table:table-cell>
          <table:table-cell table:formula="of:=[.Q17]-([.D17]*640*1393.66125/30)-([.O17]/0.54)-([.O17]*2000/100)" office:value-type="float" office:value="119689.589664082" calcext:value-type="float">
            <text:p>119,689.59</text:p>
          </table:table-cell>
          <table:table-cell table:formula="of:=6*[.G17]*640*1393.66125/(18*365)" office:value-type="float" office:value="464958.9936" calcext:value-type="float">
            <text:p>464,958.99</text:p>
          </table:table-cell>
          <table:table-cell table:formula="of:=[.S17]*365/1000" office:value-type="float" office:value="169710.032664" calcext:value-type="float">
            <text:p>169,710.03</text:p>
          </table:table-cell>
          <table:table-cell table:formula="of:=[.G17]*640*1393.66125/(18*100)" office:value-type="float" office:value="282850.05444" calcext:value-type="float">
            <text:p>282,850.05</text:p>
          </table:table-cell>
          <table:table-cell table:formula="of:=[.U17]*24*238/(2*25*2000*1000*[.V$27])" office:value-type="float" office:value="8.0781975548064" calcext:value-type="float">
            <text:p>8.08</text:p>
          </table:table-cell>
          <table:table-cell table:formula="of:=[.G17]*640*1393.66125/520" office:value-type="float" office:value="979096.342292308" calcext:value-type="float">
            <text:p>979,096.34</text:p>
          </table:table-cell>
          <table:table-cell table:formula="of:=[.W17]*40*0.7*52/([.X$27]*6*1000*2000)" office:value-type="float" office:value="59.3985114324" calcext:value-type="float">
            <text:p>59.40</text:p>
          </table:table-cell>
          <table:table-cell table:formula="of:=[.W17]*120*2/(16*1000*2000)" office:value-type="float" office:value="7.34322256719231" calcext:value-type="float">
            <text:p>7.34</text:p>
          </table:table-cell>
          <table:table-cell table:formula="of:=[.D17]*[.H17]*640*1393.66125/(2000*1000)" office:value-type="float" office:value="652.39151733504" calcext:value-type="float">
            <text:p>652.39</text:p>
          </table:table-cell>
          <table:table-cell table:formula="of:=[.Z17]*3.25*8.34/(48)" office:value-type="float" office:value="368.39733494513" calcext:value-type="float">
            <text:p>368.40</text:p>
          </table:table-cell>
          <table:table-cell table:formula="of:=[.Z17]*25*8.34/(4*48)" office:value-type="float" office:value="708.45641335602" calcext:value-type="float">
            <text:p>708.46</text:p>
          </table:table-cell>
          <table:table-cell table:formula="of:=[.D17]*[.I17]*640*1393.66125/(2000*1000)" office:value-type="float" office:value="84.94724325888" calcext:value-type="float">
            <text:p>84.95</text:p>
          </table:table-cell>
          <table:table-cell table:formula="of:=[.Q17]*400*365/1000" office:value-type="float" office:value="20676364.1376537" calcext:value-type="float">
            <text:p>20,676,364.14</text:p>
          </table:table-cell>
          <table:table-cell table:formula="of:=200*[.Q17]*365/(2.5*1000)" office:value-type="float" office:value="4135272.82753073" calcext:value-type="float">
            <text:p>4,135,272.83</text:p>
          </table:table-cell>
          <table:table-cell table:formula="of:=200*[.Q17]*365*12.5/(2.5*1000*30)" office:value-type="float" office:value="1723030.34480447" calcext:value-type="float">
            <text:p>1,723,030.34</text:p>
          </table:table-cell>
          <table:table-cell table:formula="of:=125*[.Q17]*365/1000" office:value-type="float" office:value="6461363.79301677" calcext:value-type="float">
            <text:p>6,461,363.79</text:p>
          </table:table-cell>
          <table:table-cell table:formula="of:=[.AG17]*1000*365/(3)" office:value-type="float" office:value="786132594817.041" calcext:value-type="float">
            <text:p>786,132,594,817.0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Izukini</text:p>
          </table:table-cell>
          <table:table-cell office:value-type="string" calcext:value-type="string">
            <text:p>Medi</text:p>
          </table:table-cell>
          <table:table-cell/>
          <table:table-cell table:formula="of:=IF([.B18]=&quot;Taiga&quot;;0.43;IF([.B18]=&quot;Mts&quot;;0.21;IF([.B18]=&quot;Temp&quot;;0.64;IF([.B18]=&quot;Steppe&quot;;0.57;IF([.B18]=&quot;Jungle&quot;;0.43;IF([.B18]=&quot;Sav&quot;;0.57;IF([.B18]=&quot;Medi&quot;;0.43;0)))))))" office:value-type="float" office:value="0.43" calcext:value-type="float">
            <text:p>0.43</text:p>
          </table:table-cell>
          <table:table-cell table:formula="of:=IF([.B18]=&quot;Taiga&quot;;528;IF([.B18]=&quot;Mts&quot;;855.27;IF([.B18]=&quot;Temp&quot;;565.94;IF([.B18]=&quot;Steppe&quot;;551.72;IF([.B18]=&quot;Jungle&quot;;575.43;IF([.B18]=&quot;Sav&quot;;599.15;IF([.B18]=&quot;Medi&quot;;564.36;0)))))))" office:value-type="float" office:value="564.36" calcext:value-type="float">
            <text:p>564.36</text:p>
          </table:table-cell>
          <table:table-cell table:formula="of:=IF([.B18]=&quot;Taiga&quot;;2608.19;IF([.B18]=&quot;Mts&quot;;2100;IF([.B18]=&quot;Temp&quot;;2976.19;IF([.B18]=&quot;Steppe&quot;;2450.48;IF([.B18]=&quot;Jungle&quot;;2135.05;IF([.B18]=&quot;Sav&quot;;2310.29;IF([.B18]=&quot;Medi&quot;;2485.52;0)))))))" office:value-type="float" office:value="2485.52" calcext:value-type="float">
            <text:p>2,485.52</text:p>
          </table:table-cell>
          <table:table-cell table:formula="of:=IF([.B18]=&quot;Taiga&quot;;500.54;IF([.B18]=&quot;Mts&quot;;360;IF([.B18]=&quot;Temp&quot;;570.81;IF([.B18]=&quot;Steppe&quot;;441.95;IF([.B18]=&quot;Jungle&quot;;486.49;IF([.B18]=&quot;Sav&quot;;518.92;IF([.B18]=&quot;Medi&quot;;640;0)))))))" office:value-type="float" office:value="640" calcext:value-type="float">
            <text:p>640.00</text:p>
          </table:table-cell>
          <table:table-cell table:formula="of:=IF([.B18]=&quot;Taiga&quot;;2003.09;IF([.B18]=&quot;Mts&quot;;1612.8;IF([.B18]=&quot;Temp&quot;;2285.71;IF([.B18]=&quot;Steppe&quot;;1881.97;IF([.B18]=&quot;Jungle&quot;;1639.72;IF([.B18]=&quot;Sav&quot;;1774.3;IF([.B18]=&quot;Medi&quot;;1908.88;0)))))))" office:value-type="float" office:value="1908.88" calcext:value-type="float">
            <text:p>1908.88</text:p>
          </table:table-cell>
          <table:table-cell table:formula="of:=IF([.B18]=&quot;Taiga&quot;;260.82;IF([.B18]=&quot;Mts&quot;;210;IF([.B18]=&quot;Temp&quot;;297.62;IF([.B18]=&quot;Steppe&quot;;245.05;IF([.B18]=&quot;Jungle&quot;;213.5;IF([.B18]=&quot;Sav&quot;;231.03;IF([.B18]=&quot;Medi&quot;;248.55;0)))))))" office:value-type="float" office:value="248.55" calcext:value-type="float">
            <text:p>248.55</text:p>
          </table:table-cell>
          <table:table-cell table:number-columns-repeated="2"/>
          <table:table-cell table:formula="of:=[.D18]*AVERAGE([.E18:.G18])*640*1393.66125/(2000*1000)" office:value-type="float" office:value="235.86670852848" calcext:value-type="float">
            <text:p>235.87</text:p>
          </table:table-cell>
          <table:table-cell table:formula="of:=[.L18]*AVERAGE([.E$27:.G$27])" office:value-type="float" office:value="186.783969658506" calcext:value-type="float">
            <text:p>186.78</text:p>
          </table:table-cell>
          <table:table-cell table:formula="of:=[.M18]*AVERAGE([.E$30:.G$30])" office:value-type="float" office:value="49.5934349454041" calcext:value-type="float">
            <text:p>49.59</text:p>
          </table:table-cell>
          <table:table-cell table:formula="of:=([.M18]-[.N18])*7/12" office:value-type="float" office:value="80.027811915976" calcext:value-type="float">
            <text:p>80.03</text:p>
          </table:table-cell>
          <table:table-cell table:formula="of:=[.O18]*0.8" office:value-type="float" office:value="64.0222495327808" calcext:value-type="float">
            <text:p>64.02</text:p>
          </table:table-cell>
          <table:table-cell table:formula="of:=[.P18]*2000/1.5" office:value-type="float" office:value="85362.9993770411" calcext:value-type="float">
            <text:p>85,363.00</text:p>
          </table:table-cell>
          <table:table-cell table:formula="of:=[.Q18]-([.D18]*640*1393.66125/30)-([.O18]/0.54)-([.O18]*2000/100)" office:value-type="float" office:value="70829.7242870253" calcext:value-type="float">
            <text:p>70,829.72</text:p>
          </table:table-cell>
          <table:table-cell table:formula="of:=6*[.G18]*640*1393.66125/(18*365)" office:value-type="float" office:value="521318.4" calcext:value-type="float">
            <text:p>521,318.40</text:p>
          </table:table-cell>
          <table:table-cell table:formula="of:=[.S18]*365/1000" office:value-type="float" office:value="190281.216" calcext:value-type="float">
            <text:p>190,281.22</text:p>
          </table:table-cell>
          <table:table-cell table:formula="of:=[.G18]*640*1393.66125/(18*100)" office:value-type="float" office:value="317135.36" calcext:value-type="float">
            <text:p>317,135.36</text:p>
          </table:table-cell>
          <table:table-cell table:formula="of:=[.U18]*24*238/(2*25*2000*1000*[.V$27])" office:value-type="float" office:value="9.0573858816" calcext:value-type="float">
            <text:p>9.06</text:p>
          </table:table-cell>
          <table:table-cell table:formula="of:=[.G18]*640*1393.66125/520" office:value-type="float" office:value="1097776.24615385" calcext:value-type="float">
            <text:p>1,097,776.25</text:p>
          </table:table-cell>
          <table:table-cell table:formula="of:=[.W18]*40*0.7*52/([.X$27]*6*1000*2000)" office:value-type="float" office:value="66.5984256" calcext:value-type="float">
            <text:p>66.60</text:p>
          </table:table-cell>
          <table:table-cell table:formula="of:=[.W18]*120*2/(16*1000*2000)" office:value-type="float" office:value="8.23332184615385" calcext:value-type="float">
            <text:p>8.23</text:p>
          </table:table-cell>
          <table:table-cell table:formula="of:=[.D18]*[.H18]*640*1393.66125/(2000*1000)" office:value-type="float" office:value="366.06169515744" calcext:value-type="float">
            <text:p>366.06</text:p>
          </table:table-cell>
          <table:table-cell table:formula="of:=[.Z18]*3.25*8.34/(48)" office:value-type="float" office:value="206.710463484217" calcext:value-type="float">
            <text:p>206.71</text:p>
          </table:table-cell>
          <table:table-cell table:formula="of:=[.Z18]*25*8.34/(4*48)" office:value-type="float" office:value="397.520122085032" calcext:value-type="float">
            <text:p>397.52</text:p>
          </table:table-cell>
          <table:table-cell table:formula="of:=[.D18]*[.I18]*640*1393.66125/(2000*1000)" office:value-type="float" office:value="47.6638837074" calcext:value-type="float">
            <text:p>47.66</text:p>
          </table:table-cell>
          <table:table-cell table:formula="of:=[.Q18]*400*365/1000" office:value-type="float" office:value="12462997.909048" calcext:value-type="float">
            <text:p>12,462,997.91</text:p>
          </table:table-cell>
          <table:table-cell table:formula="of:=200*[.Q18]*365/(2.5*1000)" office:value-type="float" office:value="2492599.5818096" calcext:value-type="float">
            <text:p>2,492,599.58</text:p>
          </table:table-cell>
          <table:table-cell table:formula="of:=200*[.Q18]*365*12.5/(2.5*1000*30)" office:value-type="float" office:value="1038583.15908733" calcext:value-type="float">
            <text:p>1,038,583.16</text:p>
          </table:table-cell>
          <table:table-cell table:formula="of:=125*[.Q18]*365/1000" office:value-type="float" office:value="3894686.8465775" calcext:value-type="float">
            <text:p>3,894,686.85</text:p>
          </table:table-cell>
          <table:table-cell table:formula="of:=[.AG18]*1000*365/(3)" office:value-type="float" office:value="473853566333.596" calcext:value-type="float">
            <text:p>473,853,566,333.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Budunu</text:p>
          </table:table-cell>
          <table:table-cell office:value-type="string" calcext:value-type="string">
            <text:p>Mts</text:p>
          </table:table-cell>
          <table:table-cell/>
          <table:table-cell table:formula="of:=IF([.B19]=&quot;Taiga&quot;;0.43;IF([.B19]=&quot;Mts&quot;;0.21;IF([.B19]=&quot;Temp&quot;;0.64;IF([.B19]=&quot;Steppe&quot;;0.57;IF([.B19]=&quot;Jungle&quot;;0.43;IF([.B19]=&quot;Sav&quot;;0.57;IF([.B19]=&quot;Medi&quot;;0.43;0)))))))" office:value-type="float" office:value="0.21" calcext:value-type="float">
            <text:p>0.21</text:p>
          </table:table-cell>
          <table:table-cell table:formula="of:=IF([.B19]=&quot;Taiga&quot;;528;IF([.B19]=&quot;Mts&quot;;855.27;IF([.B19]=&quot;Temp&quot;;565.94;IF([.B19]=&quot;Steppe&quot;;551.72;IF([.B19]=&quot;Jungle&quot;;575.43;IF([.B19]=&quot;Sav&quot;;599.15;IF([.B19]=&quot;Medi&quot;;564.36;0)))))))" office:value-type="float" office:value="855.27" calcext:value-type="float">
            <text:p>855.27</text:p>
          </table:table-cell>
          <table:table-cell table:formula="of:=IF([.B19]=&quot;Taiga&quot;;2608.19;IF([.B19]=&quot;Mts&quot;;2100;IF([.B19]=&quot;Temp&quot;;2976.19;IF([.B19]=&quot;Steppe&quot;;2450.48;IF([.B19]=&quot;Jungle&quot;;2135.05;IF([.B19]=&quot;Sav&quot;;2310.29;IF([.B19]=&quot;Medi&quot;;2485.52;0)))))))" office:value-type="float" office:value="2100" calcext:value-type="float">
            <text:p>2,100.00</text:p>
          </table:table-cell>
          <table:table-cell table:formula="of:=IF([.B19]=&quot;Taiga&quot;;500.54;IF([.B19]=&quot;Mts&quot;;360;IF([.B19]=&quot;Temp&quot;;570.81;IF([.B19]=&quot;Steppe&quot;;441.95;IF([.B19]=&quot;Jungle&quot;;486.49;IF([.B19]=&quot;Sav&quot;;518.92;IF([.B19]=&quot;Medi&quot;;640;0)))))))" office:value-type="float" office:value="360" calcext:value-type="float">
            <text:p>360.00</text:p>
          </table:table-cell>
          <table:table-cell table:formula="of:=IF([.B19]=&quot;Taiga&quot;;2003.09;IF([.B19]=&quot;Mts&quot;;1612.8;IF([.B19]=&quot;Temp&quot;;2285.71;IF([.B19]=&quot;Steppe&quot;;1881.97;IF([.B19]=&quot;Jungle&quot;;1639.72;IF([.B19]=&quot;Sav&quot;;1774.3;IF([.B19]=&quot;Medi&quot;;1908.88;0)))))))" office:value-type="float" office:value="1612.8" calcext:value-type="float">
            <text:p>1612.8</text:p>
          </table:table-cell>
          <table:table-cell table:formula="of:=IF([.B19]=&quot;Taiga&quot;;260.82;IF([.B19]=&quot;Mts&quot;;210;IF([.B19]=&quot;Temp&quot;;297.62;IF([.B19]=&quot;Steppe&quot;;245.05;IF([.B19]=&quot;Jungle&quot;;213.5;IF([.B19]=&quot;Sav&quot;;231.03;IF([.B19]=&quot;Medi&quot;;248.55;0)))))))" office:value-type="float" office:value="210" calcext:value-type="float">
            <text:p>210.00</text:p>
          </table:table-cell>
          <table:table-cell table:number-columns-repeated="2"/>
          <table:table-cell table:formula="of:=[.D19]*AVERAGE([.E19:.G19])*640*1393.66125/(2000*1000)" office:value-type="float" office:value="103.49613864324" calcext:value-type="float">
            <text:p>103.50</text:p>
          </table:table-cell>
          <table:table-cell table:formula="of:=[.L19]*AVERAGE([.E$27:.G$27])" office:value-type="float" office:value="81.9590850303372" calcext:value-type="float">
            <text:p>81.96</text:p>
          </table:table-cell>
          <table:table-cell table:formula="of:=[.M19]*AVERAGE([.E$30:.G$30])" office:value-type="float" office:value="21.7611423457172" calcext:value-type="float">
            <text:p>21.76</text:p>
          </table:table-cell>
          <table:table-cell table:formula="of:=([.M19]-[.N19])*7/12" office:value-type="float" office:value="35.1154665660283" calcext:value-type="float">
            <text:p>35.12</text:p>
          </table:table-cell>
          <table:table-cell table:formula="of:=[.O19]*0.8" office:value-type="float" office:value="28.0923732528226" calcext:value-type="float">
            <text:p>28.09</text:p>
          </table:table-cell>
          <table:table-cell table:formula="of:=[.P19]*2000/1.5" office:value-type="float" office:value="37456.4976704301" calcext:value-type="float">
            <text:p>37,456.50</text:p>
          </table:table-cell>
          <table:table-cell table:formula="of:=[.Q19]-([.D19]*640*1393.66125/30)-([.O19]/0.54)-([.O19]*2000/100)" office:value-type="float" office:value="30445.5572973206" calcext:value-type="float">
            <text:p>30,445.56</text:p>
          </table:table-cell>
          <table:table-cell table:formula="of:=6*[.G19]*640*1393.66125/(18*365)" office:value-type="float" office:value="293241.6" calcext:value-type="float">
            <text:p>293,241.60</text:p>
          </table:table-cell>
          <table:table-cell table:formula="of:=[.S19]*365/1000" office:value-type="float" office:value="107033.184" calcext:value-type="float">
            <text:p>107,033.18</text:p>
          </table:table-cell>
          <table:table-cell table:formula="of:=[.G19]*640*1393.66125/(18*100)" office:value-type="float" office:value="178388.64" calcext:value-type="float">
            <text:p>178,388.64</text:p>
          </table:table-cell>
          <table:table-cell table:formula="of:=[.U19]*24*238/(2*25*2000*1000*[.V$27])" office:value-type="float" office:value="5.0947795584" calcext:value-type="float">
            <text:p>5.09</text:p>
          </table:table-cell>
          <table:table-cell table:formula="of:=[.G19]*640*1393.66125/520" office:value-type="float" office:value="617499.138461538" calcext:value-type="float">
            <text:p>617,499.14</text:p>
          </table:table-cell>
          <table:table-cell table:formula="of:=[.W19]*40*0.7*52/([.X$27]*6*1000*2000)" office:value-type="float" office:value="37.4616144" calcext:value-type="float">
            <text:p>37.46</text:p>
          </table:table-cell>
          <table:table-cell table:formula="of:=[.W19]*120*2/(16*1000*2000)" office:value-type="float" office:value="4.63124353846154" calcext:value-type="float">
            <text:p>4.63</text:p>
          </table:table-cell>
          <table:table-cell table:formula="of:=[.D19]*[.H19]*640*1393.66125/(2000*1000)" office:value-type="float" office:value="151.0452292608" calcext:value-type="float">
            <text:p>151.05</text:p>
          </table:table-cell>
          <table:table-cell table:formula="of:=[.Z19]*3.25*8.34/(48)" office:value-type="float" office:value="85.293352898208" calcext:value-type="float">
            <text:p>85.29</text:p>
          </table:table-cell>
          <table:table-cell table:formula="of:=[.Z19]*25*8.34/(4*48)" office:value-type="float" office:value="164.0256786504" calcext:value-type="float">
            <text:p>164.03</text:p>
          </table:table-cell>
          <table:table-cell table:formula="of:=[.D19]*[.I19]*640*1393.66125/(2000*1000)" office:value-type="float" office:value="19.66734756" calcext:value-type="float">
            <text:p>19.67</text:p>
          </table:table-cell>
          <table:table-cell table:formula="of:=[.Q19]*400*365/1000" office:value-type="float" office:value="5468648.6598828" calcext:value-type="float">
            <text:p>5,468,648.66</text:p>
          </table:table-cell>
          <table:table-cell table:formula="of:=200*[.Q19]*365/(2.5*1000)" office:value-type="float" office:value="1093729.73197656" calcext:value-type="float">
            <text:p>1,093,729.73</text:p>
          </table:table-cell>
          <table:table-cell table:formula="of:=200*[.Q19]*365*12.5/(2.5*1000*30)" office:value-type="float" office:value="455720.7216569" calcext:value-type="float">
            <text:p>455,720.72</text:p>
          </table:table-cell>
          <table:table-cell table:formula="of:=125*[.Q19]*365/1000" office:value-type="float" office:value="1708952.70621338" calcext:value-type="float">
            <text:p>1,708,952.71</text:p>
          </table:table-cell>
          <table:table-cell table:formula="of:=[.AG19]*1000*365/(3)" office:value-type="float" office:value="207922579255.961" calcext:value-type="float">
            <text:p>207,922,579,255.9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zucar</text:p>
          </table:table-cell>
          <table:table-cell office:value-type="string" calcext:value-type="string">
            <text:p>Medi</text:p>
          </table:table-cell>
          <table:table-cell/>
          <table:table-cell table:formula="of:=IF([.B20]=&quot;Taiga&quot;;0.43;IF([.B20]=&quot;Mts&quot;;0.21;IF([.B20]=&quot;Temp&quot;;0.64;IF([.B20]=&quot;Steppe&quot;;0.57;IF([.B20]=&quot;Jungle&quot;;0.43;IF([.B20]=&quot;Sav&quot;;0.57;IF([.B20]=&quot;Medi&quot;;0.43;0)))))))" office:value-type="float" office:value="0.43" calcext:value-type="float">
            <text:p>0.43</text:p>
          </table:table-cell>
          <table:table-cell table:formula="of:=IF([.B20]=&quot;Taiga&quot;;528;IF([.B20]=&quot;Mts&quot;;855.27;IF([.B20]=&quot;Temp&quot;;565.94;IF([.B20]=&quot;Steppe&quot;;551.72;IF([.B20]=&quot;Jungle&quot;;575.43;IF([.B20]=&quot;Sav&quot;;599.15;IF([.B20]=&quot;Medi&quot;;564.36;0)))))))" office:value-type="float" office:value="564.36" calcext:value-type="float">
            <text:p>564.36</text:p>
          </table:table-cell>
          <table:table-cell table:formula="of:=IF([.B20]=&quot;Taiga&quot;;2608.19;IF([.B20]=&quot;Mts&quot;;2100;IF([.B20]=&quot;Temp&quot;;2976.19;IF([.B20]=&quot;Steppe&quot;;2450.48;IF([.B20]=&quot;Jungle&quot;;2135.05;IF([.B20]=&quot;Sav&quot;;2310.29;IF([.B20]=&quot;Medi&quot;;2485.52;0)))))))" office:value-type="float" office:value="2485.52" calcext:value-type="float">
            <text:p>2,485.52</text:p>
          </table:table-cell>
          <table:table-cell table:formula="of:=IF([.B20]=&quot;Taiga&quot;;500.54;IF([.B20]=&quot;Mts&quot;;360;IF([.B20]=&quot;Temp&quot;;570.81;IF([.B20]=&quot;Steppe&quot;;441.95;IF([.B20]=&quot;Jungle&quot;;486.49;IF([.B20]=&quot;Sav&quot;;518.92;IF([.B20]=&quot;Medi&quot;;640;0)))))))" office:value-type="float" office:value="640" calcext:value-type="float">
            <text:p>640.00</text:p>
          </table:table-cell>
          <table:table-cell table:formula="of:=IF([.B20]=&quot;Taiga&quot;;2003.09;IF([.B20]=&quot;Mts&quot;;1612.8;IF([.B20]=&quot;Temp&quot;;2285.71;IF([.B20]=&quot;Steppe&quot;;1881.97;IF([.B20]=&quot;Jungle&quot;;1639.72;IF([.B20]=&quot;Sav&quot;;1774.3;IF([.B20]=&quot;Medi&quot;;1908.88;0)))))))" office:value-type="float" office:value="1908.88" calcext:value-type="float">
            <text:p>1908.88</text:p>
          </table:table-cell>
          <table:table-cell table:formula="of:=IF([.B20]=&quot;Taiga&quot;;260.82;IF([.B20]=&quot;Mts&quot;;210;IF([.B20]=&quot;Temp&quot;;297.62;IF([.B20]=&quot;Steppe&quot;;245.05;IF([.B20]=&quot;Jungle&quot;;213.5;IF([.B20]=&quot;Sav&quot;;231.03;IF([.B20]=&quot;Medi&quot;;248.55;0)))))))" office:value-type="float" office:value="248.55" calcext:value-type="float">
            <text:p>248.55</text:p>
          </table:table-cell>
          <table:table-cell table:number-columns-repeated="2"/>
          <table:table-cell table:formula="of:=[.D20]*AVERAGE([.E20:.G20])*640*1393.66125/(2000*1000)" office:value-type="float" office:value="235.86670852848" calcext:value-type="float">
            <text:p>235.87</text:p>
          </table:table-cell>
          <table:table-cell table:formula="of:=[.L20]*AVERAGE([.E$27:.G$27])" office:value-type="float" office:value="186.783969658506" calcext:value-type="float">
            <text:p>186.78</text:p>
          </table:table-cell>
          <table:table-cell table:formula="of:=[.M20]*AVERAGE([.E$30:.G$30])" office:value-type="float" office:value="49.5934349454041" calcext:value-type="float">
            <text:p>49.59</text:p>
          </table:table-cell>
          <table:table-cell table:formula="of:=([.M20]-[.N20])*7/12" office:value-type="float" office:value="80.027811915976" calcext:value-type="float">
            <text:p>80.03</text:p>
          </table:table-cell>
          <table:table-cell table:formula="of:=[.O20]*0.8" office:value-type="float" office:value="64.0222495327808" calcext:value-type="float">
            <text:p>64.02</text:p>
          </table:table-cell>
          <table:table-cell table:formula="of:=[.P20]*2000/1.5" office:value-type="float" office:value="85362.9993770411" calcext:value-type="float">
            <text:p>85,363.00</text:p>
          </table:table-cell>
          <table:table-cell table:formula="of:=[.Q20]-([.D20]*640*1393.66125/30)-([.O20]/0.54)-([.O20]*2000/100)" office:value-type="float" office:value="70829.7242870253" calcext:value-type="float">
            <text:p>70,829.72</text:p>
          </table:table-cell>
          <table:table-cell table:formula="of:=6*[.G20]*640*1393.66125/(18*365)" office:value-type="float" office:value="521318.4" calcext:value-type="float">
            <text:p>521,318.40</text:p>
          </table:table-cell>
          <table:table-cell table:formula="of:=[.S20]*365/1000" office:value-type="float" office:value="190281.216" calcext:value-type="float">
            <text:p>190,281.22</text:p>
          </table:table-cell>
          <table:table-cell table:formula="of:=[.G20]*640*1393.66125/(18*100)" office:value-type="float" office:value="317135.36" calcext:value-type="float">
            <text:p>317,135.36</text:p>
          </table:table-cell>
          <table:table-cell table:formula="of:=[.U20]*24*238/(2*25*2000*1000*[.V$27])" office:value-type="float" office:value="9.0573858816" calcext:value-type="float">
            <text:p>9.06</text:p>
          </table:table-cell>
          <table:table-cell table:formula="of:=[.G20]*640*1393.66125/520" office:value-type="float" office:value="1097776.24615385" calcext:value-type="float">
            <text:p>1,097,776.25</text:p>
          </table:table-cell>
          <table:table-cell table:formula="of:=[.W20]*40*0.7*52/([.X$27]*6*1000*2000)" office:value-type="float" office:value="66.5984256" calcext:value-type="float">
            <text:p>66.60</text:p>
          </table:table-cell>
          <table:table-cell table:formula="of:=[.W20]*120*2/(16*1000*2000)" office:value-type="float" office:value="8.23332184615385" calcext:value-type="float">
            <text:p>8.23</text:p>
          </table:table-cell>
          <table:table-cell table:formula="of:=[.D20]*[.H20]*640*1393.66125/(2000*1000)" office:value-type="float" office:value="366.06169515744" calcext:value-type="float">
            <text:p>366.06</text:p>
          </table:table-cell>
          <table:table-cell table:formula="of:=[.Z20]*3.25*8.34/(48)" office:value-type="float" office:value="206.710463484217" calcext:value-type="float">
            <text:p>206.71</text:p>
          </table:table-cell>
          <table:table-cell table:formula="of:=[.Z20]*25*8.34/(4*48)" office:value-type="float" office:value="397.520122085032" calcext:value-type="float">
            <text:p>397.52</text:p>
          </table:table-cell>
          <table:table-cell table:formula="of:=[.D20]*[.I20]*640*1393.66125/(2000*1000)" office:value-type="float" office:value="47.6638837074" calcext:value-type="float">
            <text:p>47.66</text:p>
          </table:table-cell>
          <table:table-cell table:formula="of:=[.Q20]*400*365/1000" office:value-type="float" office:value="12462997.909048" calcext:value-type="float">
            <text:p>12,462,997.91</text:p>
          </table:table-cell>
          <table:table-cell table:formula="of:=200*[.Q20]*365/(2.5*1000)" office:value-type="float" office:value="2492599.5818096" calcext:value-type="float">
            <text:p>2,492,599.58</text:p>
          </table:table-cell>
          <table:table-cell table:formula="of:=200*[.Q20]*365*12.5/(2.5*1000*30)" office:value-type="float" office:value="1038583.15908733" calcext:value-type="float">
            <text:p>1,038,583.16</text:p>
          </table:table-cell>
          <table:table-cell table:formula="of:=125*[.Q20]*365/1000" office:value-type="float" office:value="3894686.8465775" calcext:value-type="float">
            <text:p>3,894,686.85</text:p>
          </table:table-cell>
          <table:table-cell table:formula="of:=[.AG20]*1000*365/(3)" office:value-type="float" office:value="473853566333.596" calcext:value-type="float">
            <text:p>473,853,566,333.6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Loncar</text:p>
          </table:table-cell>
          <table:table-cell office:value-type="string" calcext:value-type="string">
            <text:p>Mts</text:p>
          </table:table-cell>
          <table:table-cell/>
          <table:table-cell table:formula="of:=IF([.B21]=&quot;Taiga&quot;;0.43;IF([.B21]=&quot;Mts&quot;;0.21;IF([.B21]=&quot;Temp&quot;;0.64;IF([.B21]=&quot;Steppe&quot;;0.57;IF([.B21]=&quot;Jungle&quot;;0.43;IF([.B21]=&quot;Sav&quot;;0.57;IF([.B21]=&quot;Medi&quot;;0.43;0)))))))" office:value-type="float" office:value="0.21" calcext:value-type="float">
            <text:p>0.21</text:p>
          </table:table-cell>
          <table:table-cell table:formula="of:=IF([.B21]=&quot;Taiga&quot;;528;IF([.B21]=&quot;Mts&quot;;855.27;IF([.B21]=&quot;Temp&quot;;565.94;IF([.B21]=&quot;Steppe&quot;;551.72;IF([.B21]=&quot;Jungle&quot;;575.43;IF([.B21]=&quot;Sav&quot;;599.15;IF([.B21]=&quot;Medi&quot;;564.36;0)))))))" office:value-type="float" office:value="855.27" calcext:value-type="float">
            <text:p>855.27</text:p>
          </table:table-cell>
          <table:table-cell table:formula="of:=IF([.B21]=&quot;Taiga&quot;;2608.19;IF([.B21]=&quot;Mts&quot;;2100;IF([.B21]=&quot;Temp&quot;;2976.19;IF([.B21]=&quot;Steppe&quot;;2450.48;IF([.B21]=&quot;Jungle&quot;;2135.05;IF([.B21]=&quot;Sav&quot;;2310.29;IF([.B21]=&quot;Medi&quot;;2485.52;0)))))))" office:value-type="float" office:value="2100" calcext:value-type="float">
            <text:p>2,100.00</text:p>
          </table:table-cell>
          <table:table-cell table:formula="of:=IF([.B21]=&quot;Taiga&quot;;500.54;IF([.B21]=&quot;Mts&quot;;360;IF([.B21]=&quot;Temp&quot;;570.81;IF([.B21]=&quot;Steppe&quot;;441.95;IF([.B21]=&quot;Jungle&quot;;486.49;IF([.B21]=&quot;Sav&quot;;518.92;IF([.B21]=&quot;Medi&quot;;640;0)))))))" office:value-type="float" office:value="360" calcext:value-type="float">
            <text:p>360.00</text:p>
          </table:table-cell>
          <table:table-cell table:formula="of:=IF([.B21]=&quot;Taiga&quot;;2003.09;IF([.B21]=&quot;Mts&quot;;1612.8;IF([.B21]=&quot;Temp&quot;;2285.71;IF([.B21]=&quot;Steppe&quot;;1881.97;IF([.B21]=&quot;Jungle&quot;;1639.72;IF([.B21]=&quot;Sav&quot;;1774.3;IF([.B21]=&quot;Medi&quot;;1908.88;0)))))))" office:value-type="float" office:value="1612.8" calcext:value-type="float">
            <text:p>1612.8</text:p>
          </table:table-cell>
          <table:table-cell table:formula="of:=IF([.B21]=&quot;Taiga&quot;;260.82;IF([.B21]=&quot;Mts&quot;;210;IF([.B21]=&quot;Temp&quot;;297.62;IF([.B21]=&quot;Steppe&quot;;245.05;IF([.B21]=&quot;Jungle&quot;;213.5;IF([.B21]=&quot;Sav&quot;;231.03;IF([.B21]=&quot;Medi&quot;;248.55;0)))))))" office:value-type="float" office:value="210" calcext:value-type="float">
            <text:p>210.00</text:p>
          </table:table-cell>
          <table:table-cell table:number-columns-repeated="2"/>
          <table:table-cell table:formula="of:=[.D21]*AVERAGE([.E21:.G21])*640*1393.66125/(2000*1000)" office:value-type="float" office:value="103.49613864324" calcext:value-type="float">
            <text:p>103.50</text:p>
          </table:table-cell>
          <table:table-cell table:formula="of:=[.L21]*AVERAGE([.E$27:.G$27])" office:value-type="float" office:value="81.9590850303372" calcext:value-type="float">
            <text:p>81.96</text:p>
          </table:table-cell>
          <table:table-cell table:formula="of:=[.M21]*AVERAGE([.E$30:.G$30])" office:value-type="float" office:value="21.7611423457172" calcext:value-type="float">
            <text:p>21.76</text:p>
          </table:table-cell>
          <table:table-cell table:formula="of:=([.M21]-[.N21])*7/12" office:value-type="float" office:value="35.1154665660283" calcext:value-type="float">
            <text:p>35.12</text:p>
          </table:table-cell>
          <table:table-cell table:formula="of:=[.O21]*0.8" office:value-type="float" office:value="28.0923732528226" calcext:value-type="float">
            <text:p>28.09</text:p>
          </table:table-cell>
          <table:table-cell table:formula="of:=[.P21]*2000/1.5" office:value-type="float" office:value="37456.4976704301" calcext:value-type="float">
            <text:p>37,456.50</text:p>
          </table:table-cell>
          <table:table-cell table:formula="of:=[.Q21]-([.D21]*640*1393.66125/30)-([.O21]/0.54)-([.O21]*2000/100)" office:value-type="float" office:value="30445.5572973206" calcext:value-type="float">
            <text:p>30,445.56</text:p>
          </table:table-cell>
          <table:table-cell table:formula="of:=6*[.G21]*640*1393.66125/(18*365)" office:value-type="float" office:value="293241.6" calcext:value-type="float">
            <text:p>293,241.60</text:p>
          </table:table-cell>
          <table:table-cell table:formula="of:=[.S21]*365/1000" office:value-type="float" office:value="107033.184" calcext:value-type="float">
            <text:p>107,033.18</text:p>
          </table:table-cell>
          <table:table-cell table:formula="of:=[.G21]*640*1393.66125/(18*100)" office:value-type="float" office:value="178388.64" calcext:value-type="float">
            <text:p>178,388.64</text:p>
          </table:table-cell>
          <table:table-cell table:formula="of:=[.U21]*24*238/(2*25*2000*1000*[.V$27])" office:value-type="float" office:value="5.0947795584" calcext:value-type="float">
            <text:p>5.09</text:p>
          </table:table-cell>
          <table:table-cell table:formula="of:=[.G21]*640*1393.66125/520" office:value-type="float" office:value="617499.138461538" calcext:value-type="float">
            <text:p>617,499.14</text:p>
          </table:table-cell>
          <table:table-cell table:formula="of:=[.W21]*40*0.7*52/([.X$27]*6*1000*2000)" office:value-type="float" office:value="37.4616144" calcext:value-type="float">
            <text:p>37.46</text:p>
          </table:table-cell>
          <table:table-cell table:formula="of:=[.W21]*120*2/(16*1000*2000)" office:value-type="float" office:value="4.63124353846154" calcext:value-type="float">
            <text:p>4.63</text:p>
          </table:table-cell>
          <table:table-cell table:formula="of:=[.D21]*[.H21]*640*1393.66125/(2000*1000)" office:value-type="float" office:value="151.0452292608" calcext:value-type="float">
            <text:p>151.05</text:p>
          </table:table-cell>
          <table:table-cell table:formula="of:=[.Z21]*3.25*8.34/(48)" office:value-type="float" office:value="85.293352898208" calcext:value-type="float">
            <text:p>85.29</text:p>
          </table:table-cell>
          <table:table-cell table:formula="of:=[.Z21]*25*8.34/(4*48)" office:value-type="float" office:value="164.0256786504" calcext:value-type="float">
            <text:p>164.03</text:p>
          </table:table-cell>
          <table:table-cell table:formula="of:=[.D21]*[.I21]*640*1393.66125/(2000*1000)" office:value-type="float" office:value="19.66734756" calcext:value-type="float">
            <text:p>19.67</text:p>
          </table:table-cell>
          <table:table-cell table:formula="of:=[.Q21]*400*365/1000" office:value-type="float" office:value="5468648.6598828" calcext:value-type="float">
            <text:p>5,468,648.66</text:p>
          </table:table-cell>
          <table:table-cell table:formula="of:=200*[.Q21]*365/(2.5*1000)" office:value-type="float" office:value="1093729.73197656" calcext:value-type="float">
            <text:p>1,093,729.73</text:p>
          </table:table-cell>
          <table:table-cell table:formula="of:=200*[.Q21]*365*12.5/(2.5*1000*30)" office:value-type="float" office:value="455720.7216569" calcext:value-type="float">
            <text:p>455,720.72</text:p>
          </table:table-cell>
          <table:table-cell table:formula="of:=125*[.Q21]*365/1000" office:value-type="float" office:value="1708952.70621338" calcext:value-type="float">
            <text:p>1,708,952.71</text:p>
          </table:table-cell>
          <table:table-cell table:formula="of:=[.AG21]*1000*365/(3)" office:value-type="float" office:value="207922579255.961" calcext:value-type="float">
            <text:p>207,922,579,255.96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rania</text:p>
          </table:table-cell>
          <table:table-cell office:value-type="string" calcext:value-type="string">
            <text:p>Sav</text:p>
          </table:table-cell>
          <table:table-cell/>
          <table:table-cell table:formula="of:=IF([.B22]=&quot;Taiga&quot;;0.43;IF([.B22]=&quot;Mts&quot;;0.21;IF([.B22]=&quot;Temp&quot;;0.64;IF([.B22]=&quot;Steppe&quot;;0.57;IF([.B22]=&quot;Jungle&quot;;0.43;IF([.B22]=&quot;Sav&quot;;0.57;IF([.B22]=&quot;Medi&quot;;0.43;0)))))))" office:value-type="float" office:value="0.57" calcext:value-type="float">
            <text:p>0.57</text:p>
          </table:table-cell>
          <table:table-cell table:formula="of:=IF([.B22]=&quot;Taiga&quot;;528;IF([.B22]=&quot;Mts&quot;;855.27;IF([.B22]=&quot;Temp&quot;;565.94;IF([.B22]=&quot;Steppe&quot;;551.72;IF([.B22]=&quot;Jungle&quot;;575.43;IF([.B22]=&quot;Sav&quot;;599.15;IF([.B22]=&quot;Medi&quot;;564.36;0)))))))" office:value-type="float" office:value="599.15" calcext:value-type="float">
            <text:p>599.15</text:p>
          </table:table-cell>
          <table:table-cell table:formula="of:=IF([.B22]=&quot;Taiga&quot;;2608.19;IF([.B22]=&quot;Mts&quot;;2100;IF([.B22]=&quot;Temp&quot;;2976.19;IF([.B22]=&quot;Steppe&quot;;2450.48;IF([.B22]=&quot;Jungle&quot;;2135.05;IF([.B22]=&quot;Sav&quot;;2310.29;IF([.B22]=&quot;Medi&quot;;2485.52;0)))))))" office:value-type="float" office:value="2310.29" calcext:value-type="float">
            <text:p>2,310.29</text:p>
          </table:table-cell>
          <table:table-cell table:formula="of:=IF([.B22]=&quot;Taiga&quot;;500.54;IF([.B22]=&quot;Mts&quot;;360;IF([.B22]=&quot;Temp&quot;;570.81;IF([.B22]=&quot;Steppe&quot;;441.95;IF([.B22]=&quot;Jungle&quot;;486.49;IF([.B22]=&quot;Sav&quot;;518.92;IF([.B22]=&quot;Medi&quot;;640;0)))))))" office:value-type="float" office:value="518.92" calcext:value-type="float">
            <text:p>518.92</text:p>
          </table:table-cell>
          <table:table-cell table:formula="of:=IF([.B22]=&quot;Taiga&quot;;2003.09;IF([.B22]=&quot;Mts&quot;;1612.8;IF([.B22]=&quot;Temp&quot;;2285.71;IF([.B22]=&quot;Steppe&quot;;1881.97;IF([.B22]=&quot;Jungle&quot;;1639.72;IF([.B22]=&quot;Sav&quot;;1774.3;IF([.B22]=&quot;Medi&quot;;1908.88;0)))))))" office:value-type="float" office:value="1774.3" calcext:value-type="float">
            <text:p>1774.3</text:p>
          </table:table-cell>
          <table:table-cell table:formula="of:=IF([.B22]=&quot;Taiga&quot;;260.82;IF([.B22]=&quot;Mts&quot;;210;IF([.B22]=&quot;Temp&quot;;297.62;IF([.B22]=&quot;Steppe&quot;;245.05;IF([.B22]=&quot;Jungle&quot;;213.5;IF([.B22]=&quot;Sav&quot;;231.03;IF([.B22]=&quot;Medi&quot;;248.55;0)))))))" office:value-type="float" office:value="231.03" calcext:value-type="float">
            <text:p>231.03</text:p>
          </table:table-cell>
          <table:table-cell table:number-columns-repeated="2"/>
          <table:table-cell table:formula="of:=[.D22]*AVERAGE([.E22:.G22])*640*1393.66125/(2000*1000)" office:value-type="float" office:value="290.50072696944" calcext:value-type="float">
            <text:p>290.50</text:p>
          </table:table-cell>
          <table:table-cell table:formula="of:=[.L22]*AVERAGE([.E$27:.G$27])" office:value-type="float" office:value="230.048909023895" calcext:value-type="float">
            <text:p>230.05</text:p>
          </table:table-cell>
          <table:table-cell table:formula="of:=[.M22]*AVERAGE([.E$30:.G$30])" office:value-type="float" office:value="61.0808070135593" calcext:value-type="float">
            <text:p>61.08</text:p>
          </table:table-cell>
          <table:table-cell table:formula="of:=([.M22]-[.N22])*7/12" office:value-type="float" office:value="98.5647261726956" calcext:value-type="float">
            <text:p>98.56</text:p>
          </table:table-cell>
          <table:table-cell table:formula="of:=[.O22]*0.8" office:value-type="float" office:value="78.8517809381565" calcext:value-type="float">
            <text:p>78.85</text:p>
          </table:table-cell>
          <table:table-cell table:formula="of:=[.P22]*2000/1.5" office:value-type="float" office:value="105135.707917542" calcext:value-type="float">
            <text:p>105,135.71</text:p>
          </table:table-cell>
          <table:table-cell table:formula="of:=[.Q22]-([.D22]*640*1393.66125/30)-([.O22]/0.54)-([.O22]*2000/100)" office:value-type="float" office:value="86034.9653233979" calcext:value-type="float">
            <text:p>86,034.97</text:p>
          </table:table-cell>
          <table:table-cell table:formula="of:=6*[.G22]*640*1393.66125/(18*365)" office:value-type="float" office:value="422691.4752" calcext:value-type="float">
            <text:p>422,691.48</text:p>
          </table:table-cell>
          <table:table-cell table:formula="of:=[.S22]*365/1000" office:value-type="float" office:value="154282.388448" calcext:value-type="float">
            <text:p>154,282.39</text:p>
          </table:table-cell>
          <table:table-cell table:formula="of:=[.G22]*640*1393.66125/(18*100)" office:value-type="float" office:value="257137.31408" calcext:value-type="float">
            <text:p>257,137.31</text:p>
          </table:table-cell>
          <table:table-cell table:formula="of:=[.U22]*24*238/(2*25*2000*1000*[.V$27])" office:value-type="float" office:value="7.3438416901248" calcext:value-type="float">
            <text:p>7.34</text:p>
          </table:table-cell>
          <table:table-cell table:formula="of:=[.G22]*640*1393.66125/520" office:value-type="float" office:value="890090.702584615" calcext:value-type="float">
            <text:p>890,090.70</text:p>
          </table:table-cell>
          <table:table-cell table:formula="of:=[.W22]*40*0.7*52/([.X$27]*6*1000*2000)" office:value-type="float" office:value="53.9988359568" calcext:value-type="float">
            <text:p>54.00</text:p>
          </table:table-cell>
          <table:table-cell table:formula="of:=[.W22]*120*2/(16*1000*2000)" office:value-type="float" office:value="6.67568026938462" calcext:value-type="float">
            <text:p>6.68</text:p>
          </table:table-cell>
          <table:table-cell table:formula="of:=[.D22]*[.H22]*640*1393.66125/(2000*1000)" office:value-type="float" office:value="451.0338236316" calcext:value-type="float">
            <text:p>451.03</text:p>
          </table:table-cell>
          <table:table-cell table:formula="of:=[.Z22]*3.25*8.34/(48)" office:value-type="float" office:value="254.693162281969" calcext:value-type="float">
            <text:p>254.69</text:p>
          </table:table-cell>
          <table:table-cell table:formula="of:=[.Z22]*25*8.34/(4*48)" office:value-type="float" office:value="489.794542849941" calcext:value-type="float">
            <text:p>489.79</text:p>
          </table:table-cell>
          <table:table-cell table:formula="of:=[.D22]*[.I22]*640*1393.66125/(2000*1000)" office:value-type="float" office:value="58.72870668636" calcext:value-type="float">
            <text:p>58.73</text:p>
          </table:table-cell>
          <table:table-cell table:formula="of:=[.Q22]*400*365/1000" office:value-type="float" office:value="15349813.3559611" calcext:value-type="float">
            <text:p>15,349,813.36</text:p>
          </table:table-cell>
          <table:table-cell table:formula="of:=200*[.Q22]*365/(2.5*1000)" office:value-type="float" office:value="3069962.67119223" calcext:value-type="float">
            <text:p>3,069,962.67</text:p>
          </table:table-cell>
          <table:table-cell table:formula="of:=200*[.Q22]*365*12.5/(2.5*1000*30)" office:value-type="float" office:value="1279151.11299676" calcext:value-type="float">
            <text:p>1,279,151.11</text:p>
          </table:table-cell>
          <table:table-cell table:formula="of:=125*[.Q22]*365/1000" office:value-type="float" office:value="4796816.67373785" calcext:value-type="float">
            <text:p>4,796,816.67</text:p>
          </table:table-cell>
          <table:table-cell table:formula="of:=[.AG22]*1000*365/(3)" office:value-type="float" office:value="583612695304.772" calcext:value-type="float">
            <text:p>583,612,695,304.7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Kimundu</text:p>
          </table:table-cell>
          <table:table-cell office:value-type="string" calcext:value-type="string">
            <text:p>Taiga</text:p>
          </table:table-cell>
          <table:table-cell/>
          <table:table-cell table:formula="of:=IF([.B23]=&quot;Taiga&quot;;0.43;IF([.B23]=&quot;Mts&quot;;0.21;IF([.B23]=&quot;Temp&quot;;0.64;IF([.B23]=&quot;Steppe&quot;;0.57;IF([.B23]=&quot;Jungle&quot;;0.43;IF([.B23]=&quot;Sav&quot;;0.57;IF([.B23]=&quot;Medi&quot;;0.43;0)))))))" office:value-type="float" office:value="0.43" calcext:value-type="float">
            <text:p>0.43</text:p>
          </table:table-cell>
          <table:table-cell table:formula="of:=IF([.B23]=&quot;Taiga&quot;;528;IF([.B23]=&quot;Mts&quot;;855.27;IF([.B23]=&quot;Temp&quot;;565.94;IF([.B23]=&quot;Steppe&quot;;551.72;IF([.B23]=&quot;Jungle&quot;;575.43;IF([.B23]=&quot;Sav&quot;;599.15;IF([.B23]=&quot;Medi&quot;;564.36;0)))))))" office:value-type="float" office:value="528" calcext:value-type="float">
            <text:p>528.00</text:p>
          </table:table-cell>
          <table:table-cell table:formula="of:=IF([.B23]=&quot;Taiga&quot;;2608.19;IF([.B23]=&quot;Mts&quot;;2100;IF([.B23]=&quot;Temp&quot;;2976.19;IF([.B23]=&quot;Steppe&quot;;2450.48;IF([.B23]=&quot;Jungle&quot;;2135.05;IF([.B23]=&quot;Sav&quot;;2310.29;IF([.B23]=&quot;Medi&quot;;2485.52;0)))))))" office:value-type="float" office:value="2608.19" calcext:value-type="float">
            <text:p>2,608.19</text:p>
          </table:table-cell>
          <table:table-cell table:formula="of:=IF([.B23]=&quot;Taiga&quot;;500.54;IF([.B23]=&quot;Mts&quot;;360;IF([.B23]=&quot;Temp&quot;;570.81;IF([.B23]=&quot;Steppe&quot;;441.95;IF([.B23]=&quot;Jungle&quot;;486.49;IF([.B23]=&quot;Sav&quot;;518.92;IF([.B23]=&quot;Medi&quot;;640;0)))))))" office:value-type="float" office:value="500.54" calcext:value-type="float">
            <text:p>500.54</text:p>
          </table:table-cell>
          <table:table-cell table:formula="of:=IF([.B23]=&quot;Taiga&quot;;2003.09;IF([.B23]=&quot;Mts&quot;;1612.8;IF([.B23]=&quot;Temp&quot;;2285.71;IF([.B23]=&quot;Steppe&quot;;1881.97;IF([.B23]=&quot;Jungle&quot;;1639.72;IF([.B23]=&quot;Sav&quot;;1774.3;IF([.B23]=&quot;Medi&quot;;1908.88;0)))))))" office:value-type="float" office:value="2003.09" calcext:value-type="float">
            <text:p>2003.09</text:p>
          </table:table-cell>
          <table:table-cell table:formula="of:=IF([.B23]=&quot;Taiga&quot;;260.82;IF([.B23]=&quot;Mts&quot;;210;IF([.B23]=&quot;Temp&quot;;297.62;IF([.B23]=&quot;Steppe&quot;;245.05;IF([.B23]=&quot;Jungle&quot;;213.5;IF([.B23]=&quot;Sav&quot;;231.03;IF([.B23]=&quot;Medi&quot;;248.55;0)))))))" office:value-type="float" office:value="260.82" calcext:value-type="float">
            <text:p>260.82</text:p>
          </table:table-cell>
          <table:table-cell table:number-columns-repeated="2"/>
          <table:table-cell table:formula="of:=[.D23]*AVERAGE([.E23:.G23])*640*1393.66125/(2000*1000)" office:value-type="float" office:value="232.46922255108" calcext:value-type="float">
            <text:p>232.47</text:p>
          </table:table-cell>
          <table:table-cell table:formula="of:=[.L23]*AVERAGE([.E$27:.G$27])" office:value-type="float" office:value="184.093484334498" calcext:value-type="float">
            <text:p>184.09</text:p>
          </table:table-cell>
          <table:table-cell table:formula="of:=[.M23]*AVERAGE([.E$30:.G$30])" office:value-type="float" office:value="48.8790780916994" calcext:value-type="float">
            <text:p>48.88</text:p>
          </table:table-cell>
          <table:table-cell table:formula="of:=([.M23]-[.N23])*7/12" office:value-type="float" office:value="78.8750703082993" calcext:value-type="float">
            <text:p>78.88</text:p>
          </table:table-cell>
          <table:table-cell table:formula="of:=[.O23]*0.8" office:value-type="float" office:value="63.1000562466394" calcext:value-type="float">
            <text:p>63.10</text:p>
          </table:table-cell>
          <table:table-cell table:formula="of:=[.P23]*2000/1.5" office:value-type="float" office:value="84133.4083288525" calcext:value-type="float">
            <text:p>84,133.41</text:p>
          </table:table-cell>
          <table:table-cell table:formula="of:=[.Q23]-([.D23]*640*1393.66125/30)-([.O23]/0.54)-([.O23]*2000/100)" office:value-type="float" office:value="69625.3227776712" calcext:value-type="float">
            <text:p>69,625.32</text:p>
          </table:table-cell>
          <table:table-cell table:formula="of:=6*[.G23]*640*1393.66125/(18*365)" office:value-type="float" office:value="407719.8624" calcext:value-type="float">
            <text:p>407,719.86</text:p>
          </table:table-cell>
          <table:table-cell table:formula="of:=[.S23]*365/1000" office:value-type="float" office:value="148817.749776" calcext:value-type="float">
            <text:p>148,817.75</text:p>
          </table:table-cell>
          <table:table-cell table:formula="of:=[.G23]*640*1393.66125/(18*100)" office:value-type="float" office:value="248029.58296" calcext:value-type="float">
            <text:p>248,029.58</text:p>
          </table:table-cell>
          <table:table-cell table:formula="of:=[.U23]*24*238/(2*25*2000*1000*[.V$27])" office:value-type="float" office:value="7.0837248893376" calcext:value-type="float">
            <text:p>7.08</text:p>
          </table:table-cell>
          <table:table-cell table:formula="of:=[.G23]*640*1393.66125/520" office:value-type="float" office:value="858563.941015385" calcext:value-type="float">
            <text:p>858,563.94</text:p>
          </table:table-cell>
          <table:table-cell table:formula="of:=[.W23]*40*0.7*52/([.X$27]*6*1000*2000)" office:value-type="float" office:value="52.0862124216" calcext:value-type="float">
            <text:p>52.09</text:p>
          </table:table-cell>
          <table:table-cell table:formula="of:=[.W23]*120*2/(16*1000*2000)" office:value-type="float" office:value="6.43922955761539" calcext:value-type="float">
            <text:p>6.44</text:p>
          </table:table-cell>
          <table:table-cell table:formula="of:=[.D23]*[.H23]*640*1393.66125/(2000*1000)" office:value-type="float" office:value="384.12813846492" calcext:value-type="float">
            <text:p>384.13</text:p>
          </table:table-cell>
          <table:table-cell table:formula="of:=[.Z23]*3.25*8.34/(48)" office:value-type="float" office:value="216.912358189409" calcext:value-type="float">
            <text:p>216.91</text:p>
          </table:table-cell>
          <table:table-cell table:formula="of:=[.Z23]*25*8.34/(4*48)" office:value-type="float" office:value="417.139150364249" calcext:value-type="float">
            <text:p>417.14</text:p>
          </table:table-cell>
          <table:table-cell table:formula="of:=[.D23]*[.I23]*640*1393.66125/(2000*1000)" office:value-type="float" office:value="50.01687446616" calcext:value-type="float">
            <text:p>50.02</text:p>
          </table:table-cell>
          <table:table-cell table:formula="of:=[.Q23]*400*365/1000" office:value-type="float" office:value="12283477.6160125" calcext:value-type="float">
            <text:p>12,283,477.62</text:p>
          </table:table-cell>
          <table:table-cell table:formula="of:=200*[.Q23]*365/(2.5*1000)" office:value-type="float" office:value="2456695.52320249" calcext:value-type="float">
            <text:p>2,456,695.52</text:p>
          </table:table-cell>
          <table:table-cell table:formula="of:=200*[.Q23]*365*12.5/(2.5*1000*30)" office:value-type="float" office:value="1023623.13466771" calcext:value-type="float">
            <text:p>1,023,623.13</text:p>
          </table:table-cell>
          <table:table-cell table:formula="of:=125*[.Q23]*365/1000" office:value-type="float" office:value="3838586.7550039" calcext:value-type="float">
            <text:p>3,838,586.76</text:p>
          </table:table-cell>
          <table:table-cell table:formula="of:=[.AG23]*1000*365/(3)" office:value-type="float" office:value="467028055192.141" calcext:value-type="float">
            <text:p>467,028,055,192.14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Agula</text:p>
          </table:table-cell>
          <table:table-cell office:value-type="string" calcext:value-type="string">
            <text:p>Taiga</text:p>
          </table:table-cell>
          <table:table-cell/>
          <table:table-cell table:formula="of:=IF([.B24]=&quot;Taiga&quot;;0.43;IF([.B24]=&quot;Mts&quot;;0.21;IF([.B24]=&quot;Temp&quot;;0.64;IF([.B24]=&quot;Steppe&quot;;0.57;IF([.B24]=&quot;Jungle&quot;;0.43;IF([.B24]=&quot;Sav&quot;;0.57;IF([.B24]=&quot;Medi&quot;;0.43;0)))))))" office:value-type="float" office:value="0.43" calcext:value-type="float">
            <text:p>0.43</text:p>
          </table:table-cell>
          <table:table-cell table:formula="of:=IF([.B24]=&quot;Taiga&quot;;528;IF([.B24]=&quot;Mts&quot;;855.27;IF([.B24]=&quot;Temp&quot;;565.94;IF([.B24]=&quot;Steppe&quot;;551.72;IF([.B24]=&quot;Jungle&quot;;575.43;IF([.B24]=&quot;Sav&quot;;599.15;IF([.B24]=&quot;Medi&quot;;564.36;0)))))))" office:value-type="float" office:value="528" calcext:value-type="float">
            <text:p>528.00</text:p>
          </table:table-cell>
          <table:table-cell table:formula="of:=IF([.B24]=&quot;Taiga&quot;;2608.19;IF([.B24]=&quot;Mts&quot;;2100;IF([.B24]=&quot;Temp&quot;;2976.19;IF([.B24]=&quot;Steppe&quot;;2450.48;IF([.B24]=&quot;Jungle&quot;;2135.05;IF([.B24]=&quot;Sav&quot;;2310.29;IF([.B24]=&quot;Medi&quot;;2485.52;0)))))))" office:value-type="float" office:value="2608.19" calcext:value-type="float">
            <text:p>2,608.19</text:p>
          </table:table-cell>
          <table:table-cell table:formula="of:=IF([.B24]=&quot;Taiga&quot;;500.54;IF([.B24]=&quot;Mts&quot;;360;IF([.B24]=&quot;Temp&quot;;570.81;IF([.B24]=&quot;Steppe&quot;;441.95;IF([.B24]=&quot;Jungle&quot;;486.49;IF([.B24]=&quot;Sav&quot;;518.92;IF([.B24]=&quot;Medi&quot;;640;0)))))))" office:value-type="float" office:value="500.54" calcext:value-type="float">
            <text:p>500.54</text:p>
          </table:table-cell>
          <table:table-cell table:formula="of:=IF([.B24]=&quot;Taiga&quot;;2003.09;IF([.B24]=&quot;Mts&quot;;1612.8;IF([.B24]=&quot;Temp&quot;;2285.71;IF([.B24]=&quot;Steppe&quot;;1881.97;IF([.B24]=&quot;Jungle&quot;;1639.72;IF([.B24]=&quot;Sav&quot;;1774.3;IF([.B24]=&quot;Medi&quot;;1908.88;0)))))))" office:value-type="float" office:value="2003.09" calcext:value-type="float">
            <text:p>2003.09</text:p>
          </table:table-cell>
          <table:table-cell table:formula="of:=IF([.B24]=&quot;Taiga&quot;;260.82;IF([.B24]=&quot;Mts&quot;;210;IF([.B24]=&quot;Temp&quot;;297.62;IF([.B24]=&quot;Steppe&quot;;245.05;IF([.B24]=&quot;Jungle&quot;;213.5;IF([.B24]=&quot;Sav&quot;;231.03;IF([.B24]=&quot;Medi&quot;;248.55;0)))))))" office:value-type="float" office:value="260.82" calcext:value-type="float">
            <text:p>260.82</text:p>
          </table:table-cell>
          <table:table-cell table:number-columns-repeated="2"/>
          <table:table-cell table:formula="of:=[.D24]*AVERAGE([.E24:.G24])*640*1393.66125/(2000*1000)" office:value-type="float" office:value="232.46922255108" calcext:value-type="float">
            <text:p>232.47</text:p>
          </table:table-cell>
          <table:table-cell table:formula="of:=[.L24]*AVERAGE([.E$27:.G$27])" office:value-type="float" office:value="184.093484334498" calcext:value-type="float">
            <text:p>184.09</text:p>
          </table:table-cell>
          <table:table-cell table:formula="of:=[.M24]*AVERAGE([.E$30:.G$30])" office:value-type="float" office:value="48.8790780916994" calcext:value-type="float">
            <text:p>48.88</text:p>
          </table:table-cell>
          <table:table-cell table:formula="of:=([.M24]-[.N24])*7/12" office:value-type="float" office:value="78.8750703082993" calcext:value-type="float">
            <text:p>78.88</text:p>
          </table:table-cell>
          <table:table-cell table:formula="of:=[.O24]*0.8" office:value-type="float" office:value="63.1000562466394" calcext:value-type="float">
            <text:p>63.10</text:p>
          </table:table-cell>
          <table:table-cell table:formula="of:=[.P24]*2000/1.5" office:value-type="float" office:value="84133.4083288525" calcext:value-type="float">
            <text:p>84,133.41</text:p>
          </table:table-cell>
          <table:table-cell table:formula="of:=[.Q24]-([.D24]*640*1393.66125/30)-([.O24]/0.54)-([.O24]*2000/100)" office:value-type="float" office:value="69625.3227776712" calcext:value-type="float">
            <text:p>69,625.32</text:p>
          </table:table-cell>
          <table:table-cell table:formula="of:=6*[.G24]*640*1393.66125/(18*365)" office:value-type="float" office:value="407719.8624" calcext:value-type="float">
            <text:p>407,719.86</text:p>
          </table:table-cell>
          <table:table-cell table:formula="of:=[.S24]*365/1000" office:value-type="float" office:value="148817.749776" calcext:value-type="float">
            <text:p>148,817.75</text:p>
          </table:table-cell>
          <table:table-cell table:formula="of:=[.G24]*640*1393.66125/(18*100)" office:value-type="float" office:value="248029.58296" calcext:value-type="float">
            <text:p>248,029.58</text:p>
          </table:table-cell>
          <table:table-cell table:formula="of:=[.U24]*24*238/(2*25*2000*1000*[.V$27])" office:value-type="float" office:value="7.0837248893376" calcext:value-type="float">
            <text:p>7.08</text:p>
          </table:table-cell>
          <table:table-cell table:formula="of:=[.G24]*640*1393.66125/520" office:value-type="float" office:value="858563.941015385" calcext:value-type="float">
            <text:p>858,563.94</text:p>
          </table:table-cell>
          <table:table-cell table:formula="of:=[.W24]*40*0.7*52/([.X$27]*6*1000*2000)" office:value-type="float" office:value="52.0862124216" calcext:value-type="float">
            <text:p>52.09</text:p>
          </table:table-cell>
          <table:table-cell table:formula="of:=[.W24]*120*2/(16*1000*2000)" office:value-type="float" office:value="6.43922955761539" calcext:value-type="float">
            <text:p>6.44</text:p>
          </table:table-cell>
          <table:table-cell table:formula="of:=[.D24]*[.H24]*640*1393.66125/(2000*1000)" office:value-type="float" office:value="384.12813846492" calcext:value-type="float">
            <text:p>384.13</text:p>
          </table:table-cell>
          <table:table-cell table:formula="of:=[.Z24]*3.25*8.34/(48)" office:value-type="float" office:value="216.912358189409" calcext:value-type="float">
            <text:p>216.91</text:p>
          </table:table-cell>
          <table:table-cell table:formula="of:=[.Z24]*25*8.34/(4*48)" office:value-type="float" office:value="417.139150364249" calcext:value-type="float">
            <text:p>417.14</text:p>
          </table:table-cell>
          <table:table-cell table:formula="of:=[.D24]*[.I24]*640*1393.66125/(2000*1000)" office:value-type="float" office:value="50.01687446616" calcext:value-type="float">
            <text:p>50.02</text:p>
          </table:table-cell>
          <table:table-cell table:formula="of:=[.Q24]*400*365/1000" office:value-type="float" office:value="12283477.6160125" calcext:value-type="float">
            <text:p>12,283,477.62</text:p>
          </table:table-cell>
          <table:table-cell table:formula="of:=200*[.Q24]*365/(2.5*1000)" office:value-type="float" office:value="2456695.52320249" calcext:value-type="float">
            <text:p>2,456,695.52</text:p>
          </table:table-cell>
          <table:table-cell table:formula="of:=200*[.Q24]*365*12.5/(2.5*1000*30)" office:value-type="float" office:value="1023623.13466771" calcext:value-type="float">
            <text:p>1,023,623.13</text:p>
          </table:table-cell>
          <table:table-cell table:formula="of:=125*[.Q24]*365/1000" office:value-type="float" office:value="3838586.7550039" calcext:value-type="float">
            <text:p>3,838,586.76</text:p>
          </table:table-cell>
          <table:table-cell table:formula="of:=[.AG24]*1000*365/(3)" office:value-type="float" office:value="467028055192.141" calcext:value-type="float">
            <text:p>467,028,055,192.14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34"/>
          <table:table-cell table:number-columns-repeated="98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>
            <text:p>Barley Yield</text:p>
          </table:table-cell>
          <table:table-cell table:style-name="ce1" office:value-type="string" calcext:value-type="string">
            <text:p>Potato Yield</text:p>
          </table:table-cell>
          <table:table-cell table:style-name="ce1" office:value-type="string" calcext:value-type="string">
            <text:p>Wheat Yield</text:p>
          </table:table-cell>
          <table:table-cell table:style-name="ce1" table:number-columns-repeated="4"/>
          <table:table-cell table:style-name="Default" table:number-columns-repeated="10"/>
          <table:table-cell table:style-name="ce1" office:value-type="string" calcext:value-type="string">
            <text:p>Btchr Mrkp</text:p>
          </table:table-cell>
          <table:table-cell table:style-name="Default"/>
          <table:table-cell table:style-name="ce1" office:value-type="string" calcext:value-type="string">
            <text:p>Btchr Mrkp</text:p>
          </table:table-cell>
          <table:table-cell table:style-name="Default" table:number-columns-repeated="18"/>
          <table:table-cell table:number-columns-repeated="982"/>
        </table:table-row>
        <table:table-row table:style-name="ro1">
          <table:table-cell table:number-columns-repeated="3"/>
          <table:table-cell table:style-name="Default"/>
          <table:table-cell table:style-name="ce3" table:formula="of:=528/672" office:value-type="float" office:value="0.785714285714286" calcext:value-type="float">
            <text:p>0.79</text:p>
          </table:table-cell>
          <table:table-cell table:style-name="ce3" table:formula="of:=2100/2500" office:value-type="float" office:value="0.84" calcext:value-type="float">
            <text:p>0.84</text:p>
          </table:table-cell>
          <table:table-cell table:style-name="ce3" table:formula="of:=360/480" office:value-type="float" office:value="0.75" calcext:value-type="float">
            <text:p>0.75</text:p>
          </table:table-cell>
          <table:table-cell table:style-name="ce3" table:number-columns-repeated="4"/>
          <table:table-cell table:style-name="Default" table:number-columns-repeated="10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18"/>
          <table:table-cell table:number-columns-repeated="982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34"/>
          <table:table-cell table:number-columns-repeated="98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>
            <text:p>Barley Seed Ratio</text:p>
          </table:table-cell>
          <table:table-cell table:style-name="ce1" office:value-type="string" calcext:value-type="string">
            <text:p>Potato Seed Ratio</text:p>
          </table:table-cell>
          <table:table-cell table:style-name="ce1" office:value-type="string" calcext:value-type="string">
            <text:p>Wheat Seed Ratio</text:p>
          </table:table-cell>
          <table:table-cell table:style-name="ce1" table:number-columns-repeated="4"/>
          <table:table-cell table:style-name="Default" table:number-columns-repeated="31"/>
          <table:table-cell table:number-columns-repeated="982"/>
        </table:table-row>
        <table:table-row table:style-name="ro1">
          <table:table-cell table:number-columns-repeated="3"/>
          <table:table-cell table:style-name="Default"/>
          <table:table-cell table:style-name="ce3" table:formula="of:=144/528" office:value-type="float" office:value="0.272727272727273" calcext:value-type="float">
            <text:p>0.27</text:p>
          </table:table-cell>
          <table:table-cell table:style-name="ce3" table:formula="of:=400/2100" office:value-type="float" office:value="0.19047619047619" calcext:value-type="float">
            <text:p>0.19</text:p>
          </table:table-cell>
          <table:table-cell table:style-name="ce3" table:formula="of:=1/3" office:value-type="float" office:value="0.333333333333333" calcext:value-type="float">
            <text:p>0.33</text:p>
          </table:table-cell>
          <table:table-cell table:style-name="ce3" table:number-columns-repeated="4"/>
          <table:table-cell table:style-name="Default" table:number-columns-repeated="31"/>
          <table:table-cell table:number-columns-repeated="982"/>
        </table:table-row>
      </table:table>
      <table:table table:name="Tech" table:style-name="ta1">
        <table:table-column table:style-name="co24" table:default-cell-style-name="Default"/>
        <table:table-column table:style-name="co25" table:default-cell-style-name="Default"/>
        <table:table-column table:style-name="co8" table:number-columns-repeated="2" table:default-cell-style-name="Default"/>
        <table:table-column table:style-name="co26" table:default-cell-style-name="ce7"/>
        <table:table-column table:style-name="co27" table:default-cell-style-name="ce8"/>
        <table:table-column table:style-name="co10" table:number-columns-repeated="5" table:default-cell-style-name="Default"/>
        <table:table-row table:style-name="ro1">
          <table:table-cell table:style-name="ce1" office:value-type="string" calcext:value-type="string">
            <text:p>Lumber</text:p>
          </table:table-cell>
          <table:table-cell table:style-name="ce1" office:value-type="string" calcext:value-type="string">
            <text:p>Tech =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st =</text:p>
          </table:table-cell>
          <table:table-cell table:style-name="ce6" table:formula="of:=INDEX([.F3:.F10];MATCH([.C1];[.E3:.E10];1))" office:value-type="float" office:value="1.06666666666667" calcext:value-type="float">
            <text:p>1.067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Capacity (tons)</text:p>
          </table:table-cell>
          <table:table-cell table:style-name="ce5" office:value-type="string" calcext:value-type="string">
            <text:p>Speed (hx/day)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Cost (man*day/to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w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0</text:p>
          </table:table-cell>
          <table:table-cell office:value-type="float" office:value="1" calcext:value-type="float">
            <text:p>1.0</text:p>
          </table:table-cell>
          <table:table-cell table:formula="of:=20*[.B3]/(15*[.C3]*[.D3])" office:value-type="float" office:value="0.0266666666666667" calcext:value-type="float">
            <text:p>0.027</text:p>
          </table:table-cell>
          <table:table-cell table:number-columns-repeated="2"/>
          <table:table-cell office:value-type="string" calcext:value-type="string">
            <text:p>lumberjack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oardfeet/day</text:p>
          </table:table-cell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5" calcext:value-type="float">
            <text:p>0.50</text:p>
          </table:table-cell>
          <table:table-cell office:value-type="float" office:value="2" calcext:value-type="float">
            <text:p>2.0</text:p>
          </table:table-cell>
          <table:table-cell table:formula="of:=20*[.B4]/(15*[.C4]*[.D4])" office:value-type="float" office:value="1.06666666666667" calcext:value-type="float">
            <text:p>1.067</text:p>
          </table:table-cell>
          <table:table-cell table:number-columns-repeated="2"/>
          <table:table-cell office:value-type="string" calcext:value-type="string">
            <text:p>hewers</text:p>
          </table:table-cell>
          <table:table-cell office:value-type="string" calcext:value-type="string">
            <text:p>2 guys 200</text:p>
          </table:table-cell>
          <table:table-cell office:value-type="string" calcext:value-type="string">
            <text:p>boardfeet/day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4"/>
          <table:table-cell office:value-type="string" calcext:value-type="string">
            <text:p>sawmill</text:p>
          </table:table-cell>
          <table:table-cell office:value-type="string" calcext:value-type="string">
            <text:p>5 guys 4000</text:p>
          </table:table-cell>
          <table:table-cell office:value-type="string" calcext:value-type="string">
            <text:p>boardfeet/day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5:53:04.5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0:26:09.450000000</meta:creation-date>
    <meta:generator>LibreOffice/6.1.1.2$Windows_X86_64 LibreOffice_project/5d19a1bfa650b796764388cd8b33a5af1f5baa1b</meta:generator>
    <dc:date>2018-10-14T16:19:53.057000000</dc:date>
    <meta:editing-duration>PT5H47M10S</meta:editing-duration>
    <meta:editing-cycles>14</meta:editing-cycles>
    <meta:document-statistic meta:table-count="2" meta:cell-count="793" meta:object-count="0"/>
  </office:meta>
</office:document-meta>
</file>